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01076c" officeooo:paragraph-rsid="0001076c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file done in session</text:p>
      <text:p text:style-name="Standard"/>
      <text:p text:style-name="Standard"/>
      <text:p text:style-name="Standard">rps@rps-virtual-machine:~/projects$ sudo <text:s text:c="49"/>apt update</text:p>
      <text:p text:style-name="Standard">[sudo] password for rps: </text:p>
      <text:p text:style-name="Standard">Get:1 https://packages.microsoft.com/repos/code stable InRelease [3,590 B]</text:p>
      <text:p text:style-name="Standard">Get:2 http://security.ubuntu.com/ubuntu jammy-security InRelease [110 kB] <text:s text:c="40"/></text:p>
      <text:p text:style-name="Standard">Hit:3 http://in.archive.ubuntu.com/ubuntu jammy InRelease <text:s text:c="21"/></text:p>
      <text:p text:style-name="Standard">Get:4 https://packages.microsoft.com/repos/code stable/main arm64 Packages [17.6 kB]</text:p>
      <text:p text:style-name="Standard">Get:5 https://packages.microsoft.com/repos/code stable/main armhf Packages [17.5 kB] <text:s text:c="17"/></text:p>
      <text:p text:style-name="Standard">Get:6 https://packages.microsoft.com/repos/code stable/main amd64 Packages [16.9 kB]</text:p>
      <text:p text:style-name="Standard">Get:7 http://in.archive.ubuntu.com/ubuntu jammy-updates InRelease [119 kB]</text:p>
      <text:p text:style-name="Standard">Get:8 http://in.archive.ubuntu.com/ubuntu jammy-backports InRelease [109 kB]</text:p>
      <text:p text:style-name="Standard">Get:9 http://in.archive.ubuntu.com/ubuntu jammy-updates/main amd64 Packages [1,638 kB]</text:p>
      <text:p text:style-name="Standard">Get:10 http://in.archive.ubuntu.com/ubuntu jammy-updates/main i386 Packages [624 kB]</text:p>
      <text:p text:style-name="Standard">Get:11 http://in.archive.ubuntu.com/ubuntu jammy-updates/universe amd64 Packages [1,072 kB]</text:p>
      <text:p text:style-name="Standard">Get:12 http://in.archive.ubuntu.com/ubuntu jammy-updates/universe i386 Packages [701 kB] <text:s text:c="51"/></text:p>
      <text:p text:style-name="Standard">Get:13 http://in.archive.ubuntu.com/ubuntu jammy-backports/universe amd64 Packages [27.2 kB] <text:s text:c="47"/></text:p>
      <text:p text:style-name="Standard">Get:14 http://in.archive.ubuntu.com/ubuntu jammy-backports/universe i386 Packages [16.0 kB] <text:s text:c="48"/></text:p>
      <text:p text:style-name="Standard">Fetched 4,471 kB in 7s (657 kB/s) <text:s text:c="106"/></text:p>
      <text:p text:style-name="Standard">Reading package lists... Done</text:p>
      <text:p text:style-name="Standard">Building dependency tree... Done</text:p>
      <text:p text:style-name="Standard">Reading state information... Done</text:p>
      <text:p text:style-name="Standard">6 packages can be upgraded. Run 'apt list --upgradable' to see them.</text:p>
      <text:p text:style-name="Standard">rps@rps-virtual-machine:~/projects$ sudo apt install mariadb-server mariadb-client</text:p>
      <text:p text:style-name="Standard">Reading package lists... Done</text:p>
      <text:p text:style-name="Standard">Building dependency tree... Done</text:p>
      <text:p text:style-name="Standard">Reading state information... Done</text:p>
      <text:p text:style-name="Standard">The following packages were automatically installed and are no longer required:</text:p>
      <text:p text:style-name="Standard"><text:s text:c="2"/>libaio1 libevent-core-2.1-7 libevent-pthreads-2.1-7 libflashrom1 libftdi1-2 libllvm13 libmecab2 libprotobuf-lite23 mecab-ipadic</text:p>
      <text:p text:style-name="Standard"><text:s text:c="2"/>mecab-ipadic-utf8 mecab-utils</text:p>
      <text:p text:style-name="Standard">Use 'sudo apt autoremove' to remove them.</text:p>
      <text:p text:style-name="Standard">The following additional packages will be installed:</text:p>
      <text:p text:style-name="Standard"><text:s text:c="2"/>galera-4 gawk libconfig-inifiles-perl libdaxctl1 libdbd-mysql-perl libmariadb3 libmysqlclient21 libndctl6 libpmem1 libsigsegv2</text:p>
      <text:p text:style-name="Standard"><text:s text:c="2"/>libsnappy1v5 liburing2 mariadb-client-10.6 mariadb-client-core-10.6 mariadb-common mariadb-server-10.6 mariadb-server-core-10.6 socat</text:p>
      <text:p text:style-name="Standard">Suggested packages:</text:p>
      <text:p text:style-name="Standard"><text:s text:c="2"/>gawk-doc mailx mariadb-test</text:p>
      <text:p text:style-name="Standard">The following packages will be REMOVED:</text:p>
      <text:p text:style-name="Standard"><text:s text:c="2"/>mysql-client-8.0 mysql-client-core-8.0 mysql-server mysql-server-8.0 mysql-server-core-8.0</text:p>
      <text:p text:style-name="Standard">The following NEW packages will be installed:</text:p>
      <text:p text:style-name="Standard"><text:s text:c="2"/>galera-4 gawk libconfig-inifiles-perl libdaxctl1 libdbd-mysql-perl libmariadb3 libmysqlclient21 libndctl6 libpmem1 libsigsegv2</text:p>
      <text:p text:style-name="Standard"><text:s text:c="2"/>libsnappy1v5 liburing2 mariadb-client mariadb-client-10.6 mariadb-client-core-10.6 mariadb-common mariadb-server mariadb-server-10.6</text:p>
      <text:p text:style-name="Standard"><text:s text:c="2"/>mariadb-server-core-10.6 socat</text:p>
      <text:p text:style-name="Standard">0 upgraded, 20 newly installed, 5 to remove and 6 not upgraded.</text:p>
      <text:p text:style-name="Standard">Need to get 17.7 MB of archives.</text:p>
      <text:p text:style-name="Standard">After this operation, 22.3 MB disk space will be freed.</text:p>
      <text:p text:style-name="Standard">Do you want to continue? [Y/n] y</text:p>
      <text:p text:style-name="Standard"><text:soft-page-break/>Get:1 http://in.archive.ubuntu.com/ubuntu jammy/main amd64 libsigsegv2 amd64 2.13-1ubuntu3 [14.6 kB]</text:p>
      <text:p text:style-name="Standard">Get:2 http://in.archive.ubuntu.com/ubuntu jammy-updates/main amd64 gawk amd64 1:5.1.0-1ubuntu0.1 [447 kB]</text:p>
      <text:p text:style-name="Standard">Get:3 http://in.archive.ubuntu.com/ubuntu jammy-updates/universe amd64 mariadb-common all 1:10.6.16-0ubuntu0.22.04.1 [16.6 kB]</text:p>
      <text:p text:style-name="Standard">Get:4 http://in.archive.ubuntu.com/ubuntu jammy/universe amd64 galera-4 amd64 26.4.9-1build1 [720 kB]</text:p>
      <text:p text:style-name="Standard">Get:5 http://in.archive.ubuntu.com/ubuntu jammy/main amd64 libconfig-inifiles-perl all 3.000003-1 [40.5 kB]</text:p>
      <text:p text:style-name="Standard">Get:6 http://in.archive.ubuntu.com/ubuntu jammy-updates/universe amd64 libmariadb3 amd64 1:10.6.16-0ubuntu0.22.04.1 [181 kB]</text:p>
      <text:p text:style-name="Standard">Get:7 http://in.archive.ubuntu.com/ubuntu jammy-updates/universe amd64 mariadb-client-core-10.6 amd64 1:10.6.16-0ubuntu0.22.04.1 [973 kB]</text:p>
      <text:p text:style-name="Standard">Get:8 http://in.archive.ubuntu.com/ubuntu jammy-updates/universe amd64 mariadb-client-10.6 amd64 1:10.6.16-0ubuntu0.22.04.1 [1,525 kB]</text:p>
      <text:p text:style-name="Standard">Get:9 http://in.archive.ubuntu.com/ubuntu jammy/main amd64 libdaxctl1 amd64 72.1-1 [19.8 kB]</text:p>
      <text:p text:style-name="Standard">Get:10 http://in.archive.ubuntu.com/ubuntu jammy/main amd64 libndctl6 amd64 72.1-1 [57.7 kB]</text:p>
      <text:p text:style-name="Standard">Get:11 http://in.archive.ubuntu.com/ubuntu jammy/main amd64 libpmem1 amd64 1.11.1-3build1 [81.4 kB]</text:p>
      <text:p text:style-name="Standard">Get:12 http://in.archive.ubuntu.com/ubuntu jammy/main amd64 libsnappy1v5 amd64 1.1.8-1build3 [17.5 kB]</text:p>
      <text:p text:style-name="Standard">Get:13 http://in.archive.ubuntu.com/ubuntu jammy/main amd64 liburing2 amd64 2.1-2build1 [10.3 kB]</text:p>
      <text:p text:style-name="Standard">Get:14 http://in.archive.ubuntu.com/ubuntu jammy-updates/universe amd64 mariadb-server-core-10.6 amd64 1:10.6.16-0ubuntu0.22.04.1 [7,709 kB]</text:p>
      <text:p text:style-name="Standard">Get:15 http://in.archive.ubuntu.com/ubuntu jammy/main amd64 socat amd64 1.7.4.1-3ubuntu4 [349 kB] <text:s text:c="42"/></text:p>
      <text:p text:style-name="Standard">Get:16 http://in.archive.ubuntu.com/ubuntu jammy-updates/universe amd64 mariadb-server-10.6 amd64 1:10.6.16-0ubuntu0.22.04.1 [4,142 kB] <text:s text:c="4"/></text:p>
      <text:p text:style-name="Standard">Get:17 http://in.archive.ubuntu.com/ubuntu jammy-updates/main amd64 libmysqlclient21 amd64 8.0.36-0ubuntu0.22.04.1 [1,302 kB] <text:s text:c="14"/></text:p>
      <text:p text:style-name="Standard">Get:18 http://in.archive.ubuntu.com/ubuntu jammy-updates/universe amd64 libdbd-mysql-perl amd64 4.050-5ubuntu0.22.04.1 [87.6 kB] <text:s text:c="11"/></text:p>
      <text:p text:style-name="Standard">Get:19 http://in.archive.ubuntu.com/ubuntu jammy-updates/universe amd64 mariadb-client all 1:10.6.16-0ubuntu0.22.04.1 [11.6 kB] <text:s text:c="12"/></text:p>
      <text:p text:style-name="Standard">Get:20 http://in.archive.ubuntu.com/ubuntu jammy-updates/universe amd64 mariadb-server all 1:10.6.16-0ubuntu0.22.04.1 [11.8 kB] <text:s text:c="12"/></text:p>
      <text:p text:style-name="Standard">Fetched 17.7 MB in 7s (2,490 kB/s) <text:s text:c="105"/></text:p>
      <text:p text:style-name="Standard">Preconfiguring packages ...</text:p>
      <text:p text:style-name="Standard">(Reading database ... 219888 files and directories currently installed.)</text:p>
      <text:p text:style-name="Standard">Removing mysql-server (8.0.36-0ubuntu0.22.04.1) ...</text:p>
      <text:p text:style-name="Standard">Removing mysql-server-8.0 (8.0.36-0ubuntu0.22.04.1) ...</text:p>
      <text:p text:style-name="Standard">update-alternatives: using /etc/mysql/my.cnf.fallback to provide /etc/mysql/my.cnf (my.cnf) in auto mode</text:p>
      <text:p text:style-name="Standard">Removing mysql-client-8.0 (8.0.36-0ubuntu0.22.04.1) ...</text:p>
      <text:p text:style-name="Standard">Removing mysql-client-core-8.0 (8.0.36-0ubuntu0.22.04.1) ...</text:p>
      <text:p text:style-name="Standard">Removing mysql-server-core-8.0 (8.0.36-0ubuntu0.22.04.1) ...</text:p>
      <text:p text:style-name="Standard">Selecting previously unselected package libsigsegv2:amd64.</text:p>
      <text:p text:style-name="Standard">(Reading database ... 219683 files and directories currently installed.)</text:p>
      <text:p text:style-name="Standard">Preparing to unpack .../libsigsegv2_2.13-1ubuntu3_amd64.deb ...</text:p>
      <text:p text:style-name="Standard">Unpacking libsigsegv2:amd64 (2.13-1ubuntu3) ...</text:p>
      <text:p text:style-name="Standard"><text:soft-page-break/>Setting up libsigsegv2:amd64 (2.13-1ubuntu3) ...</text:p>
      <text:p text:style-name="Standard">Selecting previously unselected package gawk.</text:p>
      <text:p text:style-name="Standard">(Reading database ... 219690 files and directories currently installed.)</text:p>
      <text:p text:style-name="Standard">Preparing to unpack .../00-gawk_1%3a5.1.0-1ubuntu0.1_amd64.deb ...</text:p>
      <text:p text:style-name="Standard">Unpacking gawk (1:5.1.0-1ubuntu0.1) ...</text:p>
      <text:p text:style-name="Standard">Selecting previously unselected package mariadb-common.</text:p>
      <text:p text:style-name="Standard">Preparing to unpack .../01-mariadb-common_1%3a10.6.16-0ubuntu0.22.04.1_all.deb ...</text:p>
      <text:p text:style-name="Standard">Unpacking mariadb-common (1:10.6.16-0ubuntu0.22.04.1) ...</text:p>
      <text:p text:style-name="Standard">Selecting previously unselected package galera-4.</text:p>
      <text:p text:style-name="Standard">Preparing to unpack .../02-galera-4_26.4.9-1build1_amd64.deb ...</text:p>
      <text:p text:style-name="Standard">Unpacking galera-4 (26.4.9-1build1) ...</text:p>
      <text:p text:style-name="Standard">Selecting previously unselected package libconfig-inifiles-perl.</text:p>
      <text:p text:style-name="Standard">Preparing to unpack .../03-libconfig-inifiles-perl_3.000003-1_all.deb ...</text:p>
      <text:p text:style-name="Standard">Unpacking libconfig-inifiles-perl (3.000003-1) ...</text:p>
      <text:p text:style-name="Standard">Selecting previously unselected package libmariadb3:amd64.</text:p>
      <text:p text:style-name="Standard">Preparing to unpack .../04-libmariadb3_1%3a10.6.16-0ubuntu0.22.04.1_amd64.deb ...</text:p>
      <text:p text:style-name="Standard">Unpacking libmariadb3:amd64 (1:10.6.16-0ubuntu0.22.04.1) ...</text:p>
      <text:p text:style-name="Standard">Selecting previously unselected package mariadb-client-core-10.6.</text:p>
      <text:p text:style-name="Standard">Preparing to unpack .../05-mariadb-client-core-10.6_1%3a10.6.16-0ubuntu0.22.04.1_amd64.deb ...</text:p>
      <text:p text:style-name="Standard">Unpacking mariadb-client-core-10.6 (1:10.6.16-0ubuntu0.22.04.1) ...</text:p>
      <text:p text:style-name="Standard">Selecting previously unselected package mariadb-client-10.6.</text:p>
      <text:p text:style-name="Standard">Preparing to unpack .../06-mariadb-client-10.6_1%3a10.6.16-0ubuntu0.22.04.1_amd64.deb ...</text:p>
      <text:p text:style-name="Standard">Unpacking mariadb-client-10.6 (1:10.6.16-0ubuntu0.22.04.1) ...</text:p>
      <text:p text:style-name="Standard">Selecting previously unselected package libdaxctl1:amd64.</text:p>
      <text:p text:style-name="Standard">Preparing to unpack .../07-libdaxctl1_72.1-1_amd64.deb ...</text:p>
      <text:p text:style-name="Standard">Unpacking libdaxctl1:amd64 (72.1-1) ...</text:p>
      <text:p text:style-name="Standard">Selecting previously unselected package libndctl6:amd64.</text:p>
      <text:p text:style-name="Standard">Preparing to unpack .../08-libndctl6_72.1-1_amd64.deb ...</text:p>
      <text:p text:style-name="Standard">Unpacking libndctl6:amd64 (72.1-1) ...</text:p>
      <text:p text:style-name="Standard">Selecting previously unselected package libpmem1:amd64.</text:p>
      <text:p text:style-name="Standard">Preparing to unpack .../09-libpmem1_1.11.1-3build1_amd64.deb ...</text:p>
      <text:p text:style-name="Standard">Unpacking libpmem1:amd64 (1.11.1-3build1) ...</text:p>
      <text:p text:style-name="Standard">Selecting previously unselected package libsnappy1v5:amd64.</text:p>
      <text:p text:style-name="Standard">Preparing to unpack .../10-libsnappy1v5_1.1.8-1build3_amd64.deb ...</text:p>
      <text:p text:style-name="Standard">Unpacking libsnappy1v5:amd64 (1.1.8-1build3) ...</text:p>
      <text:p text:style-name="Standard">Selecting previously unselected package liburing2:amd64.</text:p>
      <text:p text:style-name="Standard">Preparing to unpack .../11-liburing2_2.1-2build1_amd64.deb ...</text:p>
      <text:p text:style-name="Standard">Unpacking liburing2:amd64 (2.1-2build1) ...</text:p>
      <text:p text:style-name="Standard">Selecting previously unselected package mariadb-server-core-10.6.</text:p>
      <text:p text:style-name="Standard">Preparing to unpack .../12-mariadb-server-core-10.6_1%3a10.6.16-0ubuntu0.22.04.1_amd64.deb ...</text:p>
      <text:p text:style-name="Standard">Unpacking mariadb-server-core-10.6 (1:10.6.16-0ubuntu0.22.04.1) ...</text:p>
      <text:p text:style-name="Standard">Selecting previously unselected package socat.</text:p>
      <text:p text:style-name="Standard">Preparing to unpack .../13-socat_1.7.4.1-3ubuntu4_amd64.deb ...</text:p>
      <text:p text:style-name="Standard">Unpacking socat (1.7.4.1-3ubuntu4) ...</text:p>
      <text:p text:style-name="Standard">Setting up mariadb-common (1:10.6.16-0ubuntu0.22.04.1) ...</text:p>
      <text:p text:style-name="Standard">update-alternatives: using /etc/mysql/mariadb.cnf to provide /etc/mysql/my.cnf (my.cnf) in auto mode</text:p>
      <text:p text:style-name="Standard">Selecting previously unselected package mariadb-server-10.6.</text:p>
      <text:p text:style-name="Standard">(Reading database ... 220140 files and directories currently installed.)</text:p>
      <text:p text:style-name="Standard">Preparing to unpack .../mariadb-server-10.6_1%3a10.6.16-0ubuntu0.22.04.1_amd64.deb ...</text:p>
      <text:p text:style-name="Standard">/var/lib/mysql: found previous version 8.0</text:p>
      <text:p text:style-name="Standard">The file /var/lib/mysql/debian-8.0.flag indicates a</text:p>
      <text:p text:style-name="Standard"><text:soft-page-break/>version that cannot automatically be upgraded. Therefore the</text:p>
      <text:p text:style-name="Standard">previous data directory will be renamed to /var/lib/mysql-8.0 and</text:p>
      <text:p text:style-name="Standard">a new data directory will be initialized at /var/lib/mysql.</text:p>
      <text:p text:style-name="Standard">Please manually export/import your data (e.g. with mysqldump) if needed.</text:p>
      <text:p text:style-name="Standard">Unpacking mariadb-server-10.6 (1:10.6.16-0ubuntu0.22.04.1) ...</text:p>
      <text:p text:style-name="Standard">Selecting previously unselected package libmysqlclient21:amd64.</text:p>
      <text:p text:style-name="Standard">Preparing to unpack .../libmysqlclient21_8.0.36-0ubuntu0.22.04.1_amd64.deb ...</text:p>
      <text:p text:style-name="Standard">Unpacking libmysqlclient21:amd64 (8.0.36-0ubuntu0.22.04.1) ...</text:p>
      <text:p text:style-name="Standard">Selecting previously unselected package libdbd-mysql-perl:amd64.</text:p>
      <text:p text:style-name="Standard">Preparing to unpack .../libdbd-mysql-perl_4.050-5ubuntu0.22.04.1_amd64.deb ...</text:p>
      <text:p text:style-name="Standard">Unpacking libdbd-mysql-perl:amd64 (4.050-5ubuntu0.22.04.1) ...</text:p>
      <text:p text:style-name="Standard">Selecting previously unselected package mariadb-client.</text:p>
      <text:p text:style-name="Standard">Preparing to unpack .../mariadb-client_1%3a10.6.16-0ubuntu0.22.04.1_all.deb ...</text:p>
      <text:p text:style-name="Standard">Unpacking mariadb-client (1:10.6.16-0ubuntu0.22.04.1) ...</text:p>
      <text:p text:style-name="Standard">Selecting previously unselected package mariadb-server.</text:p>
      <text:p text:style-name="Standard">Preparing to unpack .../mariadb-server_1%3a10.6.16-0ubuntu0.22.04.1_all.deb ...</text:p>
      <text:p text:style-name="Standard">Unpacking mariadb-server (1:10.6.16-0ubuntu0.22.04.1) ...</text:p>
      <text:p text:style-name="Standard">Setting up libconfig-inifiles-perl (3.000003-1) ...</text:p>
      <text:p text:style-name="Standard">Setting up galera-4 (26.4.9-1build1) ...</text:p>
      <text:p text:style-name="Standard">Setting up libmysqlclient21:amd64 (8.0.36-0ubuntu0.22.04.1) ...</text:p>
      <text:p text:style-name="Standard">Setting up gawk (1:5.1.0-1ubuntu0.1) ...</text:p>
      <text:p text:style-name="Standard">Setting up libsnappy1v5:amd64 (1.1.8-1build3) ...</text:p>
      <text:p text:style-name="Standard">Setting up socat (1.7.4.1-3ubuntu4) ...</text:p>
      <text:p text:style-name="Standard">Setting up libdbd-mysql-perl:amd64 (4.050-5ubuntu0.22.04.1) ...</text:p>
      <text:p text:style-name="Standard">Setting up libmariadb3:amd64 (1:10.6.16-0ubuntu0.22.04.1) ...</text:p>
      <text:p text:style-name="Standard">Setting up libdaxctl1:amd64 (72.1-1) ...</text:p>
      <text:p text:style-name="Standard">Setting up libndctl6:amd64 (72.1-1) ...</text:p>
      <text:p text:style-name="Standard">Setting up liburing2:amd64 (2.1-2build1) ...</text:p>
      <text:p text:style-name="Standard">Setting up libpmem1:amd64 (1.11.1-3build1) ...</text:p>
      <text:p text:style-name="Standard">Setting up mariadb-server-core-10.6 (1:10.6.16-0ubuntu0.22.04.1) ...</text:p>
      <text:p text:style-name="Standard">Setting up mariadb-client-core-10.6 (1:10.6.16-0ubuntu0.22.04.1) ...</text:p>
      <text:p text:style-name="Standard">Setting up mariadb-client-10.6 (1:10.6.16-0ubuntu0.22.04.1) ...</text:p>
      <text:p text:style-name="Standard">Setting up mariadb-client (1:10.6.16-0ubuntu0.22.04.1) ...</text:p>
      <text:p text:style-name="Standard">Setting up mariadb-server-10.6 (1:10.6.16-0ubuntu0.22.04.1) ...</text:p>
      <text:p text:style-name="Standard">Installing new version of config file /etc/mysql/debian-start ...</text:p>
      <text:p text:style-name="Standard">renamed '/etc/logrotate.d/mysql-server' -&gt; '/etc/logrotate.d/mysql-server.dpkg-bak'</text:p>
      <text:p text:style-name="Standard">Created symlink /etc/systemd/system/multi-user.target.wants/mariadb.service → /lib/systemd/system/mariadb.service.</text:p>
      <text:p text:style-name="Standard">Setting up mariadb-server (1:10.6.16-0ubuntu0.22.04.1) ...</text:p>
      <text:p text:style-name="Standard">Processing triggers for man-db (2.10.2-1) ...</text:p>
      <text:p text:style-name="Standard">Processing triggers for libc-bin (2.35-0ubuntu3.7) ...</text:p>
      <text:p text:style-name="Standard">rps@rps-virtual-machine:~/projects$ systemctl status mariadb</text:p>
      <text:p text:style-name="Standard">● mariadb.service - MariaDB 10.6.16 database server</text:p>
      <text:p text:style-name="Standard"><text:s text:c="5"/>Loaded: loaded (/lib/systemd/system/mariadb.service; enabled; vendor preset: enabled)</text:p>
      <text:p text:style-name="Standard"><text:s text:c="5"/>Active: active (running) since Wed 2024-05-08 14:52:24 IST; 52s ago</text:p>
      <text:p text:style-name="Standard"><text:s text:c="7"/>Docs: man:mariadbd(8)</text:p>
      <text:p text:style-name="Standard"><text:s text:c="13"/>https://mariadb.com/kb/en/library/systemd/</text:p>
      <text:p text:style-name="Standard"><text:s text:c="4"/>Process: 29309 ExecStartPre=/usr/bin/install -m 755 -o mysql -g root -d /var/run/mysqld (code=exited, status=0/SUCCESS)</text:p>
      <text:p text:style-name="Standard"><text:s text:c="4"/>Process: 29310 ExecStartPre=/bin/sh -c systemctl unset-environment _WSREP_START_POSITION (code=exited, status=0/SUCCESS)</text:p>
      <text:p text:style-name="Standard"><text:soft-page-break/><text:s text:c="4"/>Process: 29312 ExecStartPre=/bin/sh -c [ ! -e /usr/bin/galera_recovery ] &amp;&amp; VAR= || <text:s text:c="2"/>VAR=`cd /usr/bin/..; /usr/bin/galera_recovery`; [ &gt;</text:p>
      <text:p text:style-name="Standard"><text:s text:c="4"/>Process: 29353 ExecStartPost=/bin/sh -c systemctl unset-environment _WSREP_START_POSITION (code=exited, status=0/SUCCESS)</text:p>
      <text:p text:style-name="Standard"><text:s text:c="4"/>Process: 29356 ExecStartPost=/etc/mysql/debian-start (code=exited, status=0/SUCCESS)</text:p>
      <text:p text:style-name="Standard"><text:s text:c="3"/>Main PID: 29342 (mariadbd)</text:p>
      <text:p text:style-name="Standard"><text:s text:c="5"/>Status: "Taking your SQL requests now..."</text:p>
      <text:p text:style-name="Standard"><text:s text:c="6"/>Tasks: 13 (limit: 19091)</text:p>
      <text:p text:style-name="Standard"><text:s text:c="5"/>Memory: 61.4M</text:p>
      <text:p text:style-name="Standard"><text:s text:c="8"/>CPU: 1.487s</text:p>
      <text:p text:style-name="Standard"><text:s text:c="5"/>CGroup: /system.slice/mariadb.service</text:p>
      <text:p text:style-name="Standard"><text:s text:c="13"/>└─29342 /usr/sbin/mariadbd</text:p>
      <text:p text:style-name="Standard"/>
      <text:p text:style-name="Standard">May 08 14:52:24 rps-virtual-machine mariadbd[29342]: Version: '10.6.16-MariaDB-0ubuntu0.22.04.1' <text:s/>socket: '/run/mysqld/mysqld.sock' <text:s/>port: 3&gt;</text:p>
      <text:p text:style-name="Standard">May 08 14:52:24 rps-virtual-machine systemd[1]: Started MariaDB 10.6.16 database server.</text:p>
      <text:p text:style-name="Standard">May 08 14:52:24 rps-virtual-machine /etc/mysql/debian-start[29358]: Upgrading MySQL tables if necessary.</text:p>
      <text:p text:style-name="Standard">May 08 14:52:24 rps-virtual-machine /etc/mysql/debian-start[29361]: Looking for 'mariadb' as: /usr/bin/mariadb</text:p>
      <text:p text:style-name="Standard">May 08 14:52:24 rps-virtual-machine /etc/mysql/debian-start[29361]: Looking for 'mariadb-check' as: /usr/bin/mariadb-check</text:p>
      <text:p text:style-name="Standard">May 08 14:52:24 rps-virtual-machine /etc/mysql/debian-start[29361]: This installation of MariaDB is already upgraded to 10.6.16-MariaDB.</text:p>
      <text:p text:style-name="Standard">May 08 14:52:24 rps-virtual-machine /etc/mysql/debian-start[29361]: There is no need to run mysql_upgrade again for 10.6.16-MariaDB.</text:p>
      <text:p text:style-name="Standard">May 08 14:52:24 rps-virtual-machine /etc/mysql/debian-start[29361]: You can use --force if you still want to run mysql_upgrade</text:p>
      <text:p text:style-name="Standard">May 08 14:52:24 rps-virtual-machine /etc/mysql/debian-start[29369]: Checking for insecure root accounts.</text:p>
      <text:p text:style-name="Standard">May 08 14:52:24 rps-virtual-machine /etc/mysql/debian-start[29375]: Triggering myisam-recover for all MyISAM tables and aria-recover for all&gt;</text:p>
      <text:p text:style-name="Standard"><text:s/>ESCOC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or preset: enabled)</text:p>
      <text:p text:style-name="Standard">go</text:p>
      <text:p text:style-name="Standard"/>
      <text:p text:style-name="Standard"/>
      <text:p text:style-name="Standard">ot -d /var/run/mysqld (code=exited, status=0/SUCCESS)</text:p>
      <text:p text:style-name="Standard"><text:s/>_WSREP_START_POSITION (code=exited, status=0/SUCCESS)</text:p>
      <text:p text:style-name="Standard">very ] &amp;&amp; VAR= || <text:s text:c="2"/>VAR=`cd /usr/bin/..; /usr/bin/galera_recovery`; [ $? -eq 0 ] <text:s text:c="2"/>&amp;&amp; systemctl set-environment _WSREP_START_POSITION=$VAR |&gt;</text:p>
      <text:p text:style-name="Standard">t _WSREP_START_POSITION (code=exited, status=0/SUCCESS)</text:p>
      <text:p text:style-name="Standard"><text:s/>status=0/SUCCESS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MariaDB-0ubuntu0.22.04.1' <text:s/>socket: '/run/mysqld/mysqld.sock' <text:s/>port: 3306 <text:s/>Ubuntu 22.04</text:p>
      <text:p text:style-name="Standard">6 database server.</text:p>
      <text:p text:style-name="Standard">grading MySQL tables if necessary.</text:p>
      <text:p text:style-name="Standard">oking for 'mariadb' as: /usr/bin/mariadb</text:p>
      <text:p text:style-name="Standard">oking for 'mariadb-check' as: /usr/bin/mariadb-check</text:p>
      <text:p text:style-name="Standard">is installation of MariaDB is already upgraded to 10.6.16-MariaDB.</text:p>
      <text:p text:style-name="Standard">ere is no need to run mysql_upgrade again for 10.6.16-MariaDB.</text:p>
      <text:p text:style-name="Standard">u can use --force if you still want to run mysql_upgrade</text:p>
      <text:p text:style-name="Standard">ecking for insecure root accounts.</text:p>
      <text:p text:style-name="Standard">iggering myisam-recover for all MyISAM tables and aria-recover for all Aria tables</text:p>
      <text:p text:style-name="Standard">~</text:p>
      <text:p text:style-name="Standard">~</text:p>
      <text:p text:style-name="Standard">~</text:p>
      <text:p text:style-name="Standard">~</text:p>
      <text:p text:style-name="Standard"><text:soft-page-break/>~</text:p>
      <text:p text:style-name="Standard">~</text:p>
      <text:p text:style-name="Standard">~</text:p>
      <text:p text:style-name="Standard">~</text:p>
      <text:p text:style-name="Standard">~</text:p>
      <text:p text:style-name="Standard">...skipping...</text:p>
      <text:p text:style-name="Standard"/>
      <text:p text:style-name="Standard">dor preset: enabled)</text:p>
      <text:p text:style-name="Standard">go</text:p>
      <text:p text:style-name="Standard"/>
      <text:p text:style-name="Standard"/>
      <text:p text:style-name="Standard">ot -d /var/run/mysqld (code=exited, status=0/SUCCESS)</text:p>
      <text:p text:style-name="Standard"><text:s/>_WSREP_START_POSITION (code=exited, status=0/SUCCESS)</text:p>
      <text:p text:style-name="Standard">very ] &amp;&amp; VAR= || <text:s text:c="2"/>VAR=`cd /usr/bin/..; /usr/bin/galera_recovery`; [ $? -eq 0 ] <text:s text:c="2"/>&amp;&amp; systemctl set-environment _WSREP_START_POSITION=$VAR |&gt;</text:p>
      <text:p text:style-name="Standard">t _WSREP_START_POSITION (code=exited, status=0/SUCCESS)</text:p>
      <text:p text:style-name="Standard"><text:s/>status=0/SUCCESS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MariaDB-0ubuntu0.22.04.1' <text:s/>socket: '/run/mysqld/mysqld.sock' <text:s/>port: 3306 <text:s/>Ubuntu 22.04</text:p>
      <text:p text:style-name="Standard">6 database server.</text:p>
      <text:p text:style-name="Standard">grading MySQL tables if necessary.</text:p>
      <text:p text:style-name="Standard">oking for 'mariadb' as: /usr/bin/mariadb</text:p>
      <text:p text:style-name="Standard">oking for 'mariadb-check' as: /usr/bin/mariadb-check</text:p>
      <text:p text:style-name="Standard">is installation of MariaDB is already upgraded to 10.6.16-MariaDB.</text:p>
      <text:p text:style-name="Standard">ere is no need to run mysql_upgrade again for 10.6.16-MariaDB.</text:p>
      <text:p text:style-name="Standard">u can use --force if you still want to run mysql_upgrade</text:p>
      <text:p text:style-name="Standard">ecking for insecure root accounts.</text:p>
      <text:p text:style-name="Standard">iggering myisam-recover for all MyISAM tables and aria-recover for all Aria tables</text:p>
      <text:p text:style-name="Standard">~</text:p>
      <text:p text:style-name="Standard">~</text:p>
      <text:p text:style-name="Standard">~</text:p>
      <text:p text:style-name="Standard">~</text:p>
      <text:p text:style-name="Standard">~</text:p>
      <text:p text:style-name="Standard">~</text:p>
      <text:p text:style-name="Standard">~</text:p>
      <text:p text:style-name="Standard">~</text:p>
      <text:p text:style-name="Standard">~</text:p>
      <text:p text:style-name="Standard">lines 1-28/28 (END)</text:p>
      <text:p text:style-name="Standard">^C</text:p>
      <text:p text:style-name="Standard">rps@rps-virtual-machine:~/projects$ ^C</text:p>
      <text:p text:style-name="Standard">rps@rps-virtual-machine:~/projects$ cd</text:p>
      <text:p text:style-name="Standard">rps@rps-virtual-machine:~$ sudo apt update</text:p>
      <text:p text:style-name="Standard">Get:1 https://packages.microsoft.com/repos/code stable InRelease [3,590 B]</text:p>
      <text:p text:style-name="Standard">Hit:2 http://security.ubuntu.com/ubuntu jammy-security InRelease <text:s text:c="49"/></text:p>
      <text:p text:style-name="Standard">Hit:3 http://in.archive.ubuntu.com/ubuntu jammy InRelease <text:s text:c="21"/></text:p>
      <text:p text:style-name="Standard"><text:soft-page-break/>Hit:4 http://in.archive.ubuntu.com/ubuntu jammy-updates InRelease</text:p>
      <text:p text:style-name="Standard">Hit:5 http://in.archive.ubuntu.com/ubuntu jammy-backports InRelease</text:p>
      <text:p text:style-name="Standard">Fetched 3,590 B in 2s (2,205 B/s)</text:p>
      <text:p text:style-name="Standard">Reading package lists... Done</text:p>
      <text:p text:style-name="Standard">Building dependency tree... Done</text:p>
      <text:p text:style-name="Standard">Reading state information... Done</text:p>
      <text:p text:style-name="Standard">6 packages can be upgraded. Run 'apt list --upgradable' to see them.</text:p>
      <text:p text:style-name="Standard">rps@rps-virtual-machine:~$ sudo apt install mariadb-server mariadb-client</text:p>
      <text:p text:style-name="Standard">Reading package lists... Done</text:p>
      <text:p text:style-name="Standard">Building dependency tree... Done</text:p>
      <text:p text:style-name="Standard">Reading state information... Done</text:p>
      <text:p text:style-name="Standard">mariadb-client is already the newest version (1:10.6.16-0ubuntu0.22.04.1).</text:p>
      <text:p text:style-name="Standard">mariadb-server is already the newest version (1:10.6.16-0ubuntu0.22.04.1).</text:p>
      <text:p text:style-name="Standard">The following packages were automatically installed and are no longer required:</text:p>
      <text:p text:style-name="Standard"><text:s text:c="2"/>libaio1 libevent-core-2.1-7 libevent-pthreads-2.1-7 libflashrom1 libftdi1-2 libllvm13 libmecab2 libprotobuf-lite23 mecab-ipadic</text:p>
      <text:p text:style-name="Standard"><text:s text:c="2"/>mecab-ipadic-utf8 mecab-utils</text:p>
      <text:p text:style-name="Standard">Use 'sudo apt autoremove' to remove them.</text:p>
      <text:p text:style-name="Standard">0 upgraded, 0 newly installed, 0 to remove and 6 not upgraded.</text:p>
      <text:p text:style-name="Standard">rps@rps-virtual-machine:~$ sudo systemctl status mariadb</text:p>
      <text:p text:style-name="Standard">● mariadb.service - MariaDB 10.6.16 database server</text:p>
      <text:p text:style-name="Standard"><text:s text:c="5"/>Loaded: loaded (/lib/systemd/system/mariadb.service; enabled; vendor preset: enabled)</text:p>
      <text:p text:style-name="Standard"><text:s text:c="5"/>Active: active (running) since Wed 2024-05-08 14:52:24 IST; 5min ago</text:p>
      <text:p text:style-name="Standard"><text:s text:c="7"/>Docs: man:mariadbd(8)</text:p>
      <text:p text:style-name="Standard"><text:s text:c="13"/>https://mariadb.com/kb/en/library/systemd/</text:p>
      <text:p text:style-name="Standard"><text:s text:c="4"/>Process: 29309 ExecStartPre=/usr/bin/install -m 755 -o mysql -g root -d /var/run/mysqld (code=exited, status=0/SUCCESS)</text:p>
      <text:p text:style-name="Standard"><text:s text:c="4"/>Process: 29310 ExecStartPre=/bin/sh -c systemctl unset-environment _WSREP_START_POSITION (code=exited, status=0/SUCCESS)</text:p>
      <text:p text:style-name="Standard"><text:s text:c="4"/>Process: 29312 ExecStartPre=/bin/sh -c [ ! -e /usr/bin/galera_recovery ] &amp;&amp; VAR= || <text:s text:c="2"/>VAR=`cd /usr/bin/..; /usr/bin/galera_recovery`; [ &gt;</text:p>
      <text:p text:style-name="Standard"><text:s text:c="4"/>Process: 29353 ExecStartPost=/bin/sh -c systemctl unset-environment _WSREP_START_POSITION (code=exited, status=0/SUCCESS)</text:p>
      <text:p text:style-name="Standard"><text:s text:c="4"/>Process: 29356 ExecStartPost=/etc/mysql/debian-start (code=exited, status=0/SUCCESS)</text:p>
      <text:p text:style-name="Standard"><text:s text:c="3"/>Main PID: 29342 (mariadbd)</text:p>
      <text:p text:style-name="Standard"><text:s text:c="5"/>Status: "Taking your SQL requests now..."</text:p>
      <text:p text:style-name="Standard"><text:s text:c="6"/>Tasks: 8 (limit: 19091)</text:p>
      <text:p text:style-name="Standard"><text:s text:c="5"/>Memory: 61.3M</text:p>
      <text:p text:style-name="Standard"><text:s text:c="8"/>CPU: 1.612s</text:p>
      <text:p text:style-name="Standard"><text:s text:c="5"/>CGroup: /system.slice/mariadb.service</text:p>
      <text:p text:style-name="Standard"><text:s text:c="13"/>└─29342 /usr/sbin/mariadbd</text:p>
      <text:p text:style-name="Standard"/>
      <text:p text:style-name="Standard">May 08 14:52:24 rps-virtual-machine mariadbd[29342]: Version: '10.6.16-MariaDB-0ubuntu0.22.04.1' <text:s/>socket: '/run/mysqld/mysqld.sock' <text:s/>port: 3&gt;</text:p>
      <text:p text:style-name="Standard">May 08 14:52:24 rps-virtual-machine systemd[1]: Started MariaDB 10.6.16 database server.</text:p>
      <text:p text:style-name="Standard">May 08 14:52:24 rps-virtual-machine /etc/mysql/debian-start[29358]: Upgrading MySQL tables if necessary.</text:p>
      <text:p text:style-name="Standard">May 08 14:52:24 rps-virtual-machine /etc/mysql/debian-start[29361]: Looking for 'mariadb' as: /usr/bin/mariadb</text:p>
      <text:p text:style-name="Standard">May 08 14:52:24 rps-virtual-machine /etc/mysql/debian-start[29361]: Looking for 'mariadb-check' as: /usr/bin/mariadb-check</text:p>
      <text:p text:style-name="Standard"><text:soft-page-break/>May 08 14:52:24 rps-virtual-machine /etc/mysql/debian-start[29361]: This installation of MariaDB is already upgraded to 10.6.16-MariaDB.</text:p>
      <text:p text:style-name="Standard">May 08 14:52:24 rps-virtual-machine /etc/mysql/debian-start[29361]: There is no need to run mysql_upgrade again for 10.6.16-MariaDB.</text:p>
      <text:p text:style-name="Standard">May 08 14:52:24 rps-virtual-machine /etc/mysql/debian-start[29361]: You can use --force if you still want to run mysql_upgrade</text:p>
      <text:p text:style-name="Standard">May 08 14:52:24 rps-virtual-machine /etc/mysql/debian-start[29369]: Checking for insecure root accounts.</text:p>
      <text:p text:style-name="Standard">May 08 14:52:24 rps-virtual-machine /etc/mysql/debian-start[29375]: Triggering myisam-recover for all MyISAM tables and aria-recover for all&gt;</text:p>
      <text:p text:style-name="Standard"/>
      <text:p text:style-name="Standard">rps@rps-virtual-machine:~$ sudo mysql_secure_installation</text:p>
      <text:p text:style-name="Standard"/>
      <text:p text:style-name="Standard">NOTE: RUNNING ALL PARTS OF THIS SCRIPT IS RECOMMENDED FOR ALL MariaDB</text:p>
      <text:p text:style-name="Standard"><text:s text:c="6"/>SERVERS IN PRODUCTION USE! <text:s/>PLEASE READ EACH STEP CAREFULLY!</text:p>
      <text:p text:style-name="Standard"/>
      <text:p text:style-name="Standard">In order to log into MariaDB to secure it, we'll need the current</text:p>
      <text:p text:style-name="Standard">password for the root user. If you've just installed MariaDB, and</text:p>
      <text:p text:style-name="Standard">haven't set the root password yet, you should just press enter here.</text:p>
      <text:p text:style-name="Standard"/>
      <text:p text:style-name="Standard">Enter current password for root (enter for none): </text:p>
      <text:p text:style-name="Standard">OK, successfully used password, moving on...</text:p>
      <text:p text:style-name="Standard"/>
      <text:p text:style-name="Standard">Setting the root password or using the unix_socket ensures that nobody</text:p>
      <text:p text:style-name="Standard">can log into the MariaDB root user without the proper authorisation.</text:p>
      <text:p text:style-name="Standard"/>
      <text:p text:style-name="Standard">You already have your root account protected, so you can safely answer 'n'.</text:p>
      <text:p text:style-name="Standard"/>
      <text:p text:style-name="Standard">Switch to unix_socket authentication [Y/n] y</text:p>
      <text:p text:style-name="Standard">Enabled successfully!</text:p>
      <text:p text:style-name="Standard">Reloading privilege tables..</text:p>
      <text:p text:style-name="Standard"><text:s/>... Success!</text:p>
      <text:p text:style-name="Standard"/>
      <text:p text:style-name="Standard"/>
      <text:p text:style-name="Standard">You already have your root account protected, so you can safely answer 'n'.</text:p>
      <text:p text:style-name="Standard"/>
      <text:p text:style-name="Standard">Change the root password? [Y/n] y</text:p>
      <text:p text:style-name="Standard">New password: </text:p>
      <text:p text:style-name="Standard">Re-enter new password: </text:p>
      <text:p text:style-name="Standard">Password updated successfully!</text:p>
      <text:p text:style-name="Standard">Reloading privilege tables..</text:p>
      <text:p text:style-name="Standard"><text:s/>... Success!</text:p>
      <text:p text:style-name="Standard"/>
      <text:p text:style-name="Standard"/>
      <text:p text:style-name="Standard">By default, a MariaDB installation has an anonymous user, allowing anyone</text:p>
      <text:p text:style-name="Standard">to log into MariaDB without having to have a user account created for</text:p>
      <text:p text:style-name="Standard">them. <text:s/>This is intended only for testing, and to make the installation</text:p>
      <text:p text:style-name="Standard">go a bit smoother. <text:s/>You should remove them before moving into a</text:p>
      <text:p text:style-name="Standard">production environment.</text:p>
      <text:p text:style-name="Standard"/>
      <text:p text:style-name="Standard">Remove anonymous users? [Y/n] y</text:p>
      <text:p text:style-name="Standard"><text:s/>... Success!</text:p>
      <text:p text:style-name="Standard"><text:soft-page-break/></text:p>
      <text:p text:style-name="Standard">Normally, root should only be allowed to connect from 'localhost'. <text:s/>This</text:p>
      <text:p text:style-name="Standard">ensures that someone cannot guess at the root password from the network.</text:p>
      <text:p text:style-name="Standard"/>
      <text:p text:style-name="Standard">Disallow root login remotely? [Y/n] n</text:p>
      <text:p text:style-name="Standard"><text:s/>... skipping.</text:p>
      <text:p text:style-name="Standard"/>
      <text:p text:style-name="Standard">By default, MariaDB comes with a database named 'test' that anyone can</text:p>
      <text:p text:style-name="Standard">access. <text:s/>This is also intended only for testing, and should be removed</text:p>
      <text:p text:style-name="Standard">before moving into a production environment.</text:p>
      <text:p text:style-name="Standard"/>
      <text:p text:style-name="Standard">Remove test database and access to it? [Y/n] y</text:p>
      <text:p text:style-name="Standard"><text:s/>- Dropping test database...</text:p>
      <text:p text:style-name="Standard"><text:s/>... Success!</text:p>
      <text:p text:style-name="Standard"><text:s/>- Removing privileges on test database...</text:p>
      <text:p text:style-name="Standard"><text:s/>... Success!</text:p>
      <text:p text:style-name="Standard"/>
      <text:p text:style-name="Standard">Reloading the privilege tables will ensure that all changes made so far</text:p>
      <text:p text:style-name="Standard">will take effect immediately.</text:p>
      <text:p text:style-name="Standard"/>
      <text:p text:style-name="Standard">Reload privilege tables now? [Y/n] y</text:p>
      <text:p text:style-name="Standard"><text:s/>... Success!</text:p>
      <text:p text:style-name="Standard"/>
      <text:p text:style-name="Standard">Cleaning up...</text:p>
      <text:p text:style-name="Standard"/>
      <text:p text:style-name="Standard">All done! <text:s/>If you've completed all of the above steps, your MariaDB</text:p>
      <text:p text:style-name="Standard">installation should now be secure.</text:p>
      <text:p text:style-name="Standard"/>
      <text:p text:style-name="Standard">Thanks for using MariaDB!</text:p>
      <text:p text:style-name="Standard">rps@rps-virtual-machine:~$ sudo mysql -u root -p</text:p>
      <text:p text:style-name="Standard">Enter password: </text:p>
      <text:p text:style-name="Standard">Welcome to the MariaDB monitor. <text:s/>Commands end with ; or \g.</text:p>
      <text:p text:style-name="Standard">Your MariaDB connection id is 40</text:p>
      <text:p text:style-name="Standard">Server version: 10.6.16-MariaDB-0ubuntu0.22.04.1 Ubuntu 22.04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CREATE DATABASE app1;</text:p>
      <text:p text:style-name="Standard">Query OK, 1 row affected (0.001 sec)</text:p>
      <text:p text:style-name="Standard"/>
      <text:p text:style-name="Standard">MariaDB [(none)]&gt; GRANT ALL ON app1,* TO 'shovan'@'loclhost' IDENTIFIED BY '123'</text:p>
      <text:p text:style-name="Standard"><text:s text:c="4"/>-&gt; GRANT ALL ON app1,* TO 'shovan'@'loclhost' IDENTIFIED BY '123';</text:p>
      <text:p text:style-name="Standard">ERROR 1064 (42000): You have an error in your SQL syntax; check the manual that corresponds to your MariaDB server version for the right syntax to use near '* TO 'shovan'@'loclhost' IDENTIFIED BY '123'</text:p>
      <text:p text:style-name="Standard">GRANT ALL ON app1,* TO 'shovan'@...' at line 1</text:p>
      <text:p text:style-name="Standard">MariaDB [(none)]&gt; <text:s/>GRANT ALL ON app1,* TO 'shovan'@'loclhost' IDENTIFIED BY '123';</text:p>
      <text:p text:style-name="Standard">ERROR 1064 (42000): You have an error in your SQL syntax; check the manual that corresponds to your MariaDB server version for the right syntax to use near '* TO 'shovan'@'loclhost' IDENTIFIED BY '123'' at line 1</text:p>
      <text:p text:style-name="Standard"><text:soft-page-break/>MariaDB [(none)]&gt; Ctrl-C -- exit!</text:p>
      <text:p text:style-name="Standard">Aborted</text:p>
      <text:p text:style-name="Standard">rps@rps-virtual-machine:~$ sudo mysql -u root -p</text:p>
      <text:p text:style-name="Standard">[sudo] password for rps: </text:p>
      <text:p text:style-name="Standard">Sorry, try again.</text:p>
      <text:p text:style-name="Standard">[sudo] password for rps: </text:p>
      <text:p text:style-name="Standard">Enter password: </text:p>
      <text:p text:style-name="Standard">Welcome to the MariaDB monitor. <text:s/>Commands end with ; or \g.</text:p>
      <text:p text:style-name="Standard">Your MariaDB connection id is 41</text:p>
      <text:p text:style-name="Standard">Server version: 10.6.16-MariaDB-0ubuntu0.22.04.1 Ubuntu 22.04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GRANT ALL ON app1.* TO 'shovon'@'localhost' IDENTIFIED BY '123';</text:p>
      <text:p text:style-name="Standard">Query OK, 0 rows affected (0.002 sec)</text:p>
      <text:p text:style-name="Standard"/>
      <text:p text:style-name="Standard">MariaDB [(none)]&gt; GRANT ALL ON app1.* TO 'rps'@'localhost' IDENTIFIED BY '123';</text:p>
      <text:p text:style-name="Standard">Query OK, 0 rows affected (0.001 sec)</text:p>
      <text:p text:style-name="Standard"/>
      <text:p text:style-name="Standard">MariaDB [(none)]&gt; FLUSH PRIVILEGES;</text:p>
      <text:p text:style-name="Standard">Query OK, 0 rows affected (0.001 sec)</text:p>
      <text:p text:style-name="Standard"/>
      <text:p text:style-name="Standard">MariaDB [(none)]&gt; /q</text:p>
      <text:p text:style-name="Standard"><text:s text:c="4"/>-&gt; Ctrl-C -- exit!</text:p>
      <text:p text:style-name="Standard">Aborted</text:p>
      <text:p text:style-name="Standard">rps@rps-virtual-machine:~$ sudo apt install apache2 php</text:p>
      <text:p text:style-name="Standard">Reading package lists... Done</text:p>
      <text:p text:style-name="Standard">Building dependency tree... Done</text:p>
      <text:p text:style-name="Standard">Reading state information... Done</text:p>
      <text:p text:style-name="Standard">apache2 is already the newest version (2.4.52-1ubuntu4.9).</text:p>
      <text:p text:style-name="Standard">apache2 set to manually installed.</text:p>
      <text:p text:style-name="Standard">The following packages were automatically installed and are no longer required:</text:p>
      <text:p text:style-name="Standard"><text:s text:c="2"/>libaio1 libevent-core-2.1-7 libevent-pthreads-2.1-7 libflashrom1 libftdi1-2 libllvm13 libmecab2 libprotobuf-lite23 mecab-ipadic</text:p>
      <text:p text:style-name="Standard"><text:s text:c="2"/>mecab-ipadic-utf8 mecab-utils</text:p>
      <text:p text:style-name="Standard">Use 'sudo apt autoremove' to remove them.</text:p>
      <text:p text:style-name="Standard">The following additional packages will be installed:</text:p>
      <text:p text:style-name="Standard"><text:s text:c="2"/>libapache2-mod-php8.1 php-common php8.1 php8.1-cli php8.1-common php8.1-opcache php8.1-readline</text:p>
      <text:p text:style-name="Standard">Suggested packages:</text:p>
      <text:p text:style-name="Standard"><text:s text:c="2"/>php-pear</text:p>
      <text:p text:style-name="Standard">The following NEW packages will be installed:</text:p>
      <text:p text:style-name="Standard"><text:s text:c="2"/>libapache2-mod-php8.1 php php-common php8.1 php8.1-cli php8.1-common php8.1-opcache php8.1-readline</text:p>
      <text:p text:style-name="Standard">0 upgraded, 8 newly installed, 0 to remove and 6 not upgraded.</text:p>
      <text:p text:style-name="Standard">Need to get 5,132 kB of archives.</text:p>
      <text:p text:style-name="Standard">After this operation, 21.3 MB of additional disk space will be used.</text:p>
      <text:p text:style-name="Standard">Do you want to continue? [Y/n] y</text:p>
      <text:p text:style-name="Standard">Get:1 http://in.archive.ubuntu.com/ubuntu jammy/main amd64 php-common all 2:92ubuntu1 [12.4 kB]</text:p>
      <text:p text:style-name="Standard"><text:soft-page-break/>Get:2 http://in.archive.ubuntu.com/ubuntu jammy-updates/main amd64 php8.1-common amd64 8.1.2-1ubuntu2.17 [1,127 kB]</text:p>
      <text:p text:style-name="Standard">Get:3 http://in.archive.ubuntu.com/ubuntu jammy-updates/main amd64 php8.1-opcache amd64 8.1.2-1ubuntu2.17 [365 kB]</text:p>
      <text:p text:style-name="Standard">Get:4 http://in.archive.ubuntu.com/ubuntu jammy-updates/main amd64 php8.1-readline amd64 8.1.2-1ubuntu2.17 [13.6 kB]</text:p>
      <text:p text:style-name="Standard">Get:5 http://in.archive.ubuntu.com/ubuntu jammy-updates/main amd64 php8.1-cli amd64 8.1.2-1ubuntu2.17 [1,834 kB]</text:p>
      <text:p text:style-name="Standard">Get:6 http://in.archive.ubuntu.com/ubuntu jammy-updates/main amd64 libapache2-mod-php8.1 amd64 8.1.2-1ubuntu2.17 [1,768 kB]</text:p>
      <text:p text:style-name="Standard">Get:7 http://in.archive.ubuntu.com/ubuntu jammy-updates/main amd64 php8.1 all 8.1.2-1ubuntu2.17 [9,160 B]</text:p>
      <text:p text:style-name="Standard">Get:8 http://in.archive.ubuntu.com/ubuntu jammy/main amd64 php all 2:8.1+92ubuntu1 [2,756 B]</text:p>
      <text:p text:style-name="Standard">Fetched 5,132 kB in 2s (2,642 kB/s)</text:p>
      <text:p text:style-name="Standard">Selecting previously unselected package php-common.</text:p>
      <text:p text:style-name="Standard">(Reading database ... 220298 files and directories currently installed.)</text:p>
      <text:p text:style-name="Standard">Preparing to unpack .../0-php-common_2%3a92ubuntu1_all.deb ...</text:p>
      <text:p text:style-name="Standard">Unpacking php-common (2:92ubuntu1) ...</text:p>
      <text:p text:style-name="Standard">Selecting previously unselected package php8.1-common.</text:p>
      <text:p text:style-name="Standard">Preparing to unpack .../1-php8.1-common_8.1.2-1ubuntu2.17_amd64.deb ...</text:p>
      <text:p text:style-name="Standard">Unpacking php8.1-common (8.1.2-1ubuntu2.17) ...</text:p>
      <text:p text:style-name="Standard">Selecting previously unselected package php8.1-opcache.</text:p>
      <text:p text:style-name="Standard">Preparing to unpack .../2-php8.1-opcache_8.1.2-1ubuntu2.17_amd64.deb ...</text:p>
      <text:p text:style-name="Standard">Unpacking php8.1-opcache (8.1.2-1ubuntu2.17) ...</text:p>
      <text:p text:style-name="Standard">Selecting previously unselected package php8.1-readline.</text:p>
      <text:p text:style-name="Standard">Preparing to unpack .../3-php8.1-readline_8.1.2-1ubuntu2.17_amd64.deb ...</text:p>
      <text:p text:style-name="Standard">Unpacking php8.1-readline (8.1.2-1ubuntu2.17) ...</text:p>
      <text:p text:style-name="Standard">Selecting previously unselected package php8.1-cli.</text:p>
      <text:p text:style-name="Standard">Preparing to unpack .../4-php8.1-cli_8.1.2-1ubuntu2.17_amd64.deb ...</text:p>
      <text:p text:style-name="Standard">Unpacking php8.1-cli (8.1.2-1ubuntu2.17) ...</text:p>
      <text:p text:style-name="Standard">Selecting previously unselected package libapache2-mod-php8.1.</text:p>
      <text:p text:style-name="Standard">Preparing to unpack .../5-libapache2-mod-php8.1_8.1.2-1ubuntu2.17_amd64.deb ...</text:p>
      <text:p text:style-name="Standard">Unpacking libapache2-mod-php8.1 (8.1.2-1ubuntu2.17) ...</text:p>
      <text:p text:style-name="Standard">Selecting previously unselected package php8.1.</text:p>
      <text:p text:style-name="Standard">Preparing to unpack .../6-php8.1_8.1.2-1ubuntu2.17_all.deb ...</text:p>
      <text:p text:style-name="Standard">Unpacking php8.1 (8.1.2-1ubuntu2.17) ...</text:p>
      <text:p text:style-name="Standard">Selecting previously unselected package php.</text:p>
      <text:p text:style-name="Standard">Preparing to unpack .../7-php_2%3a8.1+92ubuntu1_all.deb ...</text:p>
      <text:p text:style-name="Standard">Unpacking php (2:8.1+92ubuntu1) ...</text:p>
      <text:p text:style-name="Standard">Setting up php-common (2:92ubuntu1) ...</text:p>
      <text:p text:style-name="Standard">Created symlink /etc/systemd/system/timers.target.wants/phpsessionclean.timer → /lib/systemd/system/phpsessionclean.timer.</text:p>
      <text:p text:style-name="Standard">Setting up php8.1-common (8.1.2-1ubuntu2.17) ...</text:p>
      <text:p text:style-name="Standard"/>
      <text:p text:style-name="Standard">Creating config file /etc/php/8.1/mods-available/calendar.ini with new version</text:p>
      <text:p text:style-name="Standard"/>
      <text:p text:style-name="Standard">Creating config file /etc/php/8.1/mods-available/ctype.ini with new version</text:p>
      <text:p text:style-name="Standard"/>
      <text:p text:style-name="Standard">Creating config file /etc/php/8.1/mods-available/exif.ini with new version</text:p>
      <text:p text:style-name="Standard"/>
      <text:p text:style-name="Standard">Creating config file /etc/php/8.1/mods-available/fileinfo.ini with new version</text:p>
      <text:p text:style-name="Standard"/>
      <text:p text:style-name="Standard"><text:soft-page-break/>Creating config file /etc/php/8.1/mods-available/ffi.ini with new version</text:p>
      <text:p text:style-name="Standard"/>
      <text:p text:style-name="Standard">Creating config file /etc/php/8.1/mods-available/ftp.ini with new version</text:p>
      <text:p text:style-name="Standard"/>
      <text:p text:style-name="Standard">Creating config file /etc/php/8.1/mods-available/gettext.ini with new version</text:p>
      <text:p text:style-name="Standard"/>
      <text:p text:style-name="Standard">Creating config file /etc/php/8.1/mods-available/iconv.ini with new version</text:p>
      <text:p text:style-name="Standard"/>
      <text:p text:style-name="Standard">Creating config file /etc/php/8.1/mods-available/pdo.ini with new version</text:p>
      <text:p text:style-name="Standard"/>
      <text:p text:style-name="Standard">Creating config file /etc/php/8.1/mods-available/phar.ini with new version</text:p>
      <text:p text:style-name="Standard"/>
      <text:p text:style-name="Standard">Creating config file /etc/php/8.1/mods-available/posix.ini with new version</text:p>
      <text:p text:style-name="Standard"/>
      <text:p text:style-name="Standard">Creating config file /etc/php/8.1/mods-available/shmop.ini with new version</text:p>
      <text:p text:style-name="Standard"/>
      <text:p text:style-name="Standard">Creating config file /etc/php/8.1/mods-available/sockets.ini with new version</text:p>
      <text:p text:style-name="Standard"/>
      <text:p text:style-name="Standard">Creating config file /etc/php/8.1/mods-available/sysvmsg.ini with new version</text:p>
      <text:p text:style-name="Standard"/>
      <text:p text:style-name="Standard">Creating config file /etc/php/8.1/mods-available/sysvsem.ini with new version</text:p>
      <text:p text:style-name="Standard"/>
      <text:p text:style-name="Standard">Creating config file /etc/php/8.1/mods-available/sysvshm.ini with new version</text:p>
      <text:p text:style-name="Standard"/>
      <text:p text:style-name="Standard">Creating config file /etc/php/8.1/mods-available/tokenizer.ini with new version</text:p>
      <text:p text:style-name="Standard">Setting up php8.1-readline (8.1.2-1ubuntu2.17) ...</text:p>
      <text:p text:style-name="Standard"/>
      <text:p text:style-name="Standard">Creating config file /etc/php/8.1/mods-available/readline.ini with new version</text:p>
      <text:p text:style-name="Standard">Setting up php8.1-opcache (8.1.2-1ubuntu2.17) ...</text:p>
      <text:p text:style-name="Standard"/>
      <text:p text:style-name="Standard">Creating config file /etc/php/8.1/mods-available/opcache.ini with new version</text:p>
      <text:p text:style-name="Standard">Setting up php8.1-cli (8.1.2-1ubuntu2.17) ...</text:p>
      <text:p text:style-name="Standard">update-alternatives: using /usr/bin/php8.1 to provide /usr/bin/php (php) in auto mode</text:p>
      <text:p text:style-name="Standard">update-alternatives: using /usr/bin/phar8.1 to provide /usr/bin/phar (phar) in auto mode</text:p>
      <text:p text:style-name="Standard">update-alternatives: using /usr/bin/phar.phar8.1 to provide /usr/bin/phar.phar (phar.phar) in auto mode</text:p>
      <text:p text:style-name="Standard"/>
      <text:p text:style-name="Standard">Creating config file /etc/php/8.1/cli/php.ini with new version</text:p>
      <text:p text:style-name="Standard">Setting up libapache2-mod-php8.1 (8.1.2-1ubuntu2.17) ...</text:p>
      <text:p text:style-name="Standard"/>
      <text:p text:style-name="Standard">Creating config file /etc/php/8.1/apache2/php.ini with new version</text:p>
      <text:p text:style-name="Standard">Module mpm_event disabled.</text:p>
      <text:p text:style-name="Standard">Enabling module mpm_prefork.</text:p>
      <text:p text:style-name="Standard">apache2_switch_mpm Switch to prefork</text:p>
      <text:p text:style-name="Standard">apache2_invoke: Enable module php8.1</text:p>
      <text:p text:style-name="Standard">Setting up php8.1 (8.1.2-1ubuntu2.17) ...</text:p>
      <text:p text:style-name="Standard">Setting up php (2:8.1+92ubuntu1) ...</text:p>
      <text:p text:style-name="Standard">Processing triggers for man-db (2.10.2-1) ...</text:p>
      <text:p text:style-name="Standard">Processing triggers for php8.1-cli (8.1.2-1ubuntu2.17) ...</text:p>
      <text:p text:style-name="Standard">Processing triggers for libapache2-mod-php8.1 (8.1.2-1ubuntu2.17) ...</text:p>
      <text:p text:style-name="Standard">rps@rps-virtual-machine:~$ sudo systemctl status apache2</text:p>
      <text:p text:style-name="Standard">● apache2.service - The Apache HTTP Server</text:p>
      <text:p text:style-name="Standard"><text:soft-page-break/><text:s text:c="5"/>Loaded: loaded (/lib/systemd/system/apache2.service; enabled; vendor preset: enabled)</text:p>
      <text:p text:style-name="Standard"><text:s text:c="5"/>Active: active (running) since Wed 2024-05-08 16:17:04 IST; 1min 17s ago</text:p>
      <text:p text:style-name="Standard"><text:s text:c="7"/>Docs: https://httpd.apache.org/docs/2.4/</text:p>
      <text:p text:style-name="Standard"><text:s text:c="4"/>Process: 37126 ExecStart=/usr/sbin/apachectl start (code=exited, status=0/SUCCESS)</text:p>
      <text:p text:style-name="Standard"><text:s text:c="3"/>Main PID: 37131 (apache2)</text:p>
      <text:p text:style-name="Standard"><text:s text:c="6"/>Tasks: 6 (limit: 19091)</text:p>
      <text:p text:style-name="Standard"><text:s text:c="5"/>Memory: 10.1M</text:p>
      <text:p text:style-name="Standard"><text:s text:c="8"/>CPU: 221ms</text:p>
      <text:p text:style-name="Standard"><text:s text:c="5"/>CGroup: /system.slice/apache2.service</text:p>
      <text:p text:style-name="Standard"><text:s text:c="13"/>├─37131 /usr/sbin/apache2 -k start</text:p>
      <text:p text:style-name="Standard"><text:s text:c="13"/>├─37135 /usr/sbin/apache2 -k start</text:p>
      <text:p text:style-name="Standard"><text:s text:c="13"/>├─37136 /usr/sbin/apache2 -k start</text:p>
      <text:p text:style-name="Standard"><text:s text:c="13"/>├─37137 /usr/sbin/apache2 -k start</text:p>
      <text:p text:style-name="Standard"><text:s text:c="13"/>├─37138 /usr/sbin/apache2 -k start</text:p>
      <text:p text:style-name="Standard"><text:s text:c="13"/>└─37139 /usr/sbin/apache2 -k start</text:p>
      <text:p text:style-name="Standard"/>
      <text:p text:style-name="Standard">May 08 16:17:04 rps-virtual-machine systemd[1]: Starting The Apache HTTP Server...</text:p>
      <text:p text:style-name="Standard">May 08 16:17:04 rps-virtual-machine apachectl[37130]: AH00558: apache2: Could not reliably determine the server's fully qualified domain nam&gt;</text:p>
      <text:p text:style-name="Standard">May 08 16:17:04 rps-virtual-machine systemd[1]: Started The Apache HTTP Server.</text:p>
      <text:p text:style-name="Standard"/>
      <text:p text:style-name="Standard">rps@rps-virtual-machine:~$ sudo apt search ^php-</text:p>
      <text:p text:style-name="Standard">Sorting... Done</text:p>
      <text:p text:style-name="Standard">Full Text Search... Done</text:p>
      <text:p text:style-name="Standard">php-all-dev/jammy,jammy 2:92ubuntu1 all</text:p>
      <text:p text:style-name="Standard"><text:s text:c="2"/>package depending on all supported PHP development packages</text:p>
      <text:p text:style-name="Standard"/>
      <text:p text:style-name="Standard">php-amqp/jammy 1.11.0-4 amd64</text:p>
      <text:p text:style-name="Standard"><text:s text:c="2"/>AMQP extension for PHP</text:p>
      <text:p text:style-name="Standard"/>
      <text:p text:style-name="Standard">php-amqp-all-dev/jammy,jammy 1.11.0-4 all</text:p>
      <text:p text:style-name="Standard"><text:s text:c="2"/>AMQP extension for PHP</text:p>
      <text:p text:style-name="Standard"/>
      <text:p text:style-name="Standard">php-amqplib/jammy,jammy 3.1.2-1 all</text:p>
      <text:p text:style-name="Standard"><text:s text:c="2"/>pure PHP implementation of the AMQP protocol</text:p>
      <text:p text:style-name="Standard"/>
      <text:p text:style-name="Standard">php-apcu/jammy 5.1.21+4.0.11-7ubuntu1 amd64</text:p>
      <text:p text:style-name="Standard"><text:s text:c="2"/>APC User Cache for PHP</text:p>
      <text:p text:style-name="Standard"/>
      <text:p text:style-name="Standard">php-apcu-all-dev/jammy,jammy 5.1.21+4.0.11-7ubuntu1 all</text:p>
      <text:p text:style-name="Standard"><text:s text:c="2"/>APC User Cache for PHP</text:p>
      <text:p text:style-name="Standard"/>
      <text:p text:style-name="Standard">php-arthurhoaro-web-thumbnailer/jammy,jammy 2.0.3+dfsg-1 all</text:p>
      <text:p text:style-name="Standard"><text:s text:c="2"/>PHP library which will retrieve a thumbnail for any given URL</text:p>
      <text:p text:style-name="Standard"/>
      <text:p text:style-name="Standard">php-ast/jammy 1.0.16-4 amd64</text:p>
      <text:p text:style-name="Standard"><text:s text:c="2"/>AST extension for PHP 7</text:p>
      <text:p text:style-name="Standard"/>
      <text:p text:style-name="Standard">php-ast-all-dev/jammy,jammy 1.0.16-4 all</text:p>
      <text:p text:style-name="Standard"><text:s text:c="2"/>AST extension for PHP 7</text:p>
      <text:p text:style-name="Standard"/>
      <text:p text:style-name="Standard">php-async-aws-core/jammy,jammy 1.13.0-1 all</text:p>
      <text:p text:style-name="Standard"><text:soft-page-break/><text:s text:c="2"/>AsyncAws Core - AsyncAws component</text:p>
      <text:p text:style-name="Standard"/>
      <text:p text:style-name="Standard">php-async-aws-ses/jammy,jammy 1.4.1-2 all</text:p>
      <text:p text:style-name="Standard"><text:s text:c="2"/>AsyncAws Ses - AsyncAws component</text:p>
      <text:p text:style-name="Standard"/>
      <text:p text:style-name="Standard">php-async-aws-sns/jammy,jammy 1.3.0-1 all</text:p>
      <text:p text:style-name="Standard"><text:s text:c="2"/>AsyncAws Sns - AsyncAws component</text:p>
      <text:p text:style-name="Standard"/>
      <text:p text:style-name="Standard">php-async-aws-sqs/jammy,jammy 1.7.0-1 all</text:p>
      <text:p text:style-name="Standard"><text:s text:c="2"/>AsyncAws Sqs - AsyncAws component</text:p>
      <text:p text:style-name="Standard"/>
      <text:p text:style-name="Standard">php-auth-sasl/jammy,jammy 1.1.0-1 all</text:p>
      <text:p text:style-name="Standard"><text:s text:c="2"/>Abstraction of various SASL mechanism responses</text:p>
      <text:p text:style-name="Standard"/>
      <text:p text:style-name="Standard">php-bacon-qr-code/jammy 2.0.6-2 amd64</text:p>
      <text:p text:style-name="Standard"><text:s text:c="2"/>QR Code Generator for PHP</text:p>
      <text:p text:style-name="Standard"/>
      <text:p text:style-name="Standard">php-bcmath/jammy,jammy 2:8.1+92ubuntu1 all</text:p>
      <text:p text:style-name="Standard"><text:s text:c="2"/>Bcmath module for PHP [default]</text:p>
      <text:p text:style-name="Standard"/>
      <text:p text:style-name="Standard">php-bz2/jammy,jammy 2:8.1+92ubuntu1 all</text:p>
      <text:p text:style-name="Standard"><text:s text:c="2"/>bzip2 module for PHP [default]</text:p>
      <text:p text:style-name="Standard"/>
      <text:p text:style-name="Standard">php-cache-integration-tests/jammy,jammy 0.17.0-1ubuntu3 all</text:p>
      <text:p text:style-name="Standard"><text:s text:c="2"/>Integration tests for PSR-6 and PSR-16 cache implementations</text:p>
      <text:p text:style-name="Standard"/>
      <text:p text:style-name="Standard">php-cache-lite/jammy,jammy 1.8.3-1build1 all</text:p>
      <text:p text:style-name="Standard"><text:s text:c="2"/>Fast and Safe little cache system</text:p>
      <text:p text:style-name="Standard"/>
      <text:p text:style-name="Standard">php-cache-tag-interop/jammy,jammy 1.0.1-1ubuntu1 all</text:p>
      <text:p text:style-name="Standard"><text:s text:c="2"/>Framework interoperable interfaces for tags</text:p>
      <text:p text:style-name="Standard"/>
      <text:p text:style-name="Standard">php-cas/jammy,jammy 1.3.8-1 all</text:p>
      <text:p text:style-name="Standard"><text:s text:c="2"/>Central Authentication Service client library in php</text:p>
      <text:p text:style-name="Standard"/>
      <text:p text:style-name="Standard">php-cgi/jammy,jammy 2:8.1+92ubuntu1 all</text:p>
      <text:p text:style-name="Standard"><text:s text:c="2"/>server-side, HTML-embedded scripting language (CGI binary) (default)</text:p>
      <text:p text:style-name="Standard"/>
      <text:p text:style-name="Standard">php-cli/jammy,jammy 2:8.1+92ubuntu1 all</text:p>
      <text:p text:style-name="Standard"><text:s text:c="2"/>command-line interpreter for the PHP scripting language (default)</text:p>
      <text:p text:style-name="Standard"/>
      <text:p text:style-name="Standard">php-codecoverage/jammy,jammy 9.2.11+dfsg-1 all</text:p>
      <text:p text:style-name="Standard"><text:s text:c="2"/>collection, processing, and rendering for code coverage</text:p>
      <text:p text:style-name="Standard"/>
      <text:p text:style-name="Standard">php-codesniffer/jammy,jammy 3.6.2-1 all</text:p>
      <text:p text:style-name="Standard"><text:s text:c="2"/>PHP, CSS and JavaScript coding standard analyzer and checker</text:p>
      <text:p text:style-name="Standard"/>
      <text:p text:style-name="Standard">php-common/jammy,jammy,now 2:92ubuntu1 all [installed,automatic]</text:p>
      <text:p text:style-name="Standard"><text:s text:c="2"/>Common files for PHP packages</text:p>
      <text:p text:style-name="Standard"/>
      <text:p text:style-name="Standard">php-composer-ca-bundle/jammy,jammy 1.3.1-1 all</text:p>
      <text:p text:style-name="Standard"><text:s text:c="2"/>utility library to find a path to the system CA bundle</text:p>
      <text:p text:style-name="Standard"><text:soft-page-break/></text:p>
      <text:p text:style-name="Standard">php-composer-metadata-minifier/jammy,jammy 1.0.0-2 all</text:p>
      <text:p text:style-name="Standard"><text:s text:c="2"/>Small utility library that handles metadata minification and expansion</text:p>
      <text:p text:style-name="Standard"/>
      <text:p text:style-name="Standard">php-composer-pcre/jammy,jammy 1.0.1-1 all</text:p>
      <text:p text:style-name="Standard"><text:s text:c="2"/>PCRE wrapping library that offers type-safe preg_* replacements</text:p>
      <text:p text:style-name="Standard"/>
      <text:p text:style-name="Standard">php-composer-semver/jammy,jammy 3.2.9-1 all</text:p>
      <text:p text:style-name="Standard"><text:s text:c="2"/>utilities, version constraint parsing and validation</text:p>
      <text:p text:style-name="Standard"/>
      <text:p text:style-name="Standard">php-composer-spdx-licenses/jammy,jammy 1.5.6-1 all</text:p>
      <text:p text:style-name="Standard"><text:s text:c="2"/>SPDX licenses list and validation library</text:p>
      <text:p text:style-name="Standard"/>
      <text:p text:style-name="Standard">php-composer-xdebug-handler/jammy,jammy 2.0.4-1build1 all</text:p>
      <text:p text:style-name="Standard"><text:s text:c="2"/>Restarts a process without Xdebug</text:p>
      <text:p text:style-name="Standard"/>
      <text:p text:style-name="Standard">php-console-commandline/jammy,jammy 1.2.4-2 all</text:p>
      <text:p text:style-name="Standard"><text:s text:c="2"/>Full featured command line options and arguments parser</text:p>
      <text:p text:style-name="Standard"/>
      <text:p text:style-name="Standard">php-console-table/jammy,jammy 1.3.1-1 all</text:p>
      <text:p text:style-name="Standard"><text:s text:c="2"/>Library that makes it easy to build console style tables</text:p>
      <text:p text:style-name="Standard"/>
      <text:p text:style-name="Standard">php-constant-time/jammy,jammy 2.5.0-1 all</text:p>
      <text:p text:style-name="Standard"><text:s text:c="2"/>Constant-time Implementations of RFC 4648 Encoding (Base-64, Base-32, Base-16)</text:p>
      <text:p text:style-name="Standard"/>
      <text:p text:style-name="Standard">php-crypt-gpg/jammy,jammy 1.6.7-2 all</text:p>
      <text:p text:style-name="Standard"><text:s text:c="2"/>PHP PEAR module for encrypting and decrypting with GnuPG</text:p>
      <text:p text:style-name="Standard"/>
      <text:p text:style-name="Standard">php-curl/jammy,jammy 2:8.1+92ubuntu1 all</text:p>
      <text:p text:style-name="Standard"><text:s text:c="2"/>CURL module for PHP [default]</text:p>
      <text:p text:style-name="Standard"/>
      <text:p text:style-name="Standard">php-dapphp-radius/jammy,jammy 2.5.8-1ubuntu1 all</text:p>
      <text:p text:style-name="Standard"><text:s text:c="2"/>pure PHP RADIUS client based on the SysCo/al implementation</text:p>
      <text:p text:style-name="Standard"/>
      <text:p text:style-name="Standard">php-dasprid-enum/jammy,jammy 1.0.3-3 all</text:p>
      <text:p text:style-name="Standard"><text:s text:c="2"/>PHP 7.1 enum implementation</text:p>
      <text:p text:style-name="Standard"/>
      <text:p text:style-name="Standard">php-date/jammy,jammy 1.4.7-3 all</text:p>
      <text:p text:style-name="Standard"><text:s text:c="2"/>Generic date/time handling class for PEAR</text:p>
      <text:p text:style-name="Standard"/>
      <text:p text:style-name="Standard">php-db/jammy,jammy 1.10.0-1build4 all</text:p>
      <text:p text:style-name="Standard"><text:s text:c="2"/>Database Abstraction Layer</text:p>
      <text:p text:style-name="Standard"/>
      <text:p text:style-name="Standard">php-deepcopy/jammy,jammy 1.10.2-3 all</text:p>
      <text:p text:style-name="Standard"><text:s text:c="2"/>create deep copies (clones) of objects</text:p>
      <text:p text:style-name="Standard"/>
      <text:p text:style-name="Standard">php-dev/jammy,jammy 2:8.1+92ubuntu1 all</text:p>
      <text:p text:style-name="Standard"><text:s text:c="2"/>Files for PHP module development (default)</text:p>
      <text:p text:style-name="Standard"/>
      <text:p text:style-name="Standard">php-directory-scanner/jammy,jammy 1.3.3-1build1 all</text:p>
      <text:p text:style-name="Standard"><text:s text:c="2"/>recursive directory scanner and filter</text:p>
      <text:p text:style-name="Standard"/>
      <text:p text:style-name="Standard"><text:soft-page-break/>php-doctrine-annotations/jammy,jammy 1.13.2-1 all</text:p>
      <text:p text:style-name="Standard"><text:s text:c="2"/>Docblock Annotations Parser - Doctrine component</text:p>
      <text:p text:style-name="Standard"/>
      <text:p text:style-name="Standard">php-doctrine-cache/jammy,jammy 2.1.1-3ubuntu1 all</text:p>
      <text:p text:style-name="Standard"><text:s text:c="2"/>cache library - Doctrine component</text:p>
      <text:p text:style-name="Standard"/>
      <text:p text:style-name="Standard">php-doctrine-collections/jammy,jammy 1.6.8-2 all</text:p>
      <text:p text:style-name="Standard"><text:s text:c="2"/>Collections Abstraction library - Doctrine component</text:p>
      <text:p text:style-name="Standard"/>
      <text:p text:style-name="Standard">php-doctrine-common/jammy,jammy 3.2.2-1 all</text:p>
      <text:p text:style-name="Standard"><text:s text:c="2"/>common extensions for Doctrine</text:p>
      <text:p text:style-name="Standard"/>
      <text:p text:style-name="Standard">php-doctrine-data-fixtures/jammy,jammy 1.5.2-1ubuntu2 all</text:p>
      <text:p text:style-name="Standard"><text:s text:c="2"/>Data Fixtures for all Doctrine Object Managers</text:p>
      <text:p text:style-name="Standard"/>
      <text:p text:style-name="Standard">php-doctrine-dbal/jammy,jammy 3.3.2+dfsg-1ubuntu1 all</text:p>
      <text:p text:style-name="Standard"><text:s text:c="2"/>database abstraction layer for Doctrine</text:p>
      <text:p text:style-name="Standard"/>
      <text:p text:style-name="Standard">php-doctrine-deprecations/jammy,jammy 0.5.3-3 all</text:p>
      <text:p text:style-name="Standard"><text:s text:c="2"/>Doctrine Deprecations - Doctrine component</text:p>
      <text:p text:style-name="Standard"/>
      <text:p text:style-name="Standard">php-doctrine-event-manager/jammy,jammy 1.1.1-1 all</text:p>
      <text:p text:style-name="Standard"><text:s text:c="2"/>Doctrine Event Manager component</text:p>
      <text:p text:style-name="Standard"/>
      <text:p text:style-name="Standard">php-doctrine-inflector/jammy,jammy 2.0.4-2 all</text:p>
      <text:p text:style-name="Standard"><text:s text:c="2"/>string manipulations library - Doctrine component</text:p>
      <text:p text:style-name="Standard"/>
      <text:p text:style-name="Standard">php-doctrine-instantiator/jammy,jammy 1.4.0-1 all</text:p>
      <text:p text:style-name="Standard"><text:s text:c="2"/>lightweight utility to instantiate objects in PHP</text:p>
      <text:p text:style-name="Standard"/>
      <text:p text:style-name="Standard">php-doctrine-lexer/jammy,jammy 1.2.2-2 all</text:p>
      <text:p text:style-name="Standard"><text:s text:c="2"/>base lexer library - Doctrine component</text:p>
      <text:p text:style-name="Standard"/>
      <text:p text:style-name="Standard">php-doctrine-orm/jammy,jammy 2.11.1+dfsg-1ubuntu4 all</text:p>
      <text:p text:style-name="Standard"><text:s text:c="2"/>tool for object-relational mapping</text:p>
      <text:p text:style-name="Standard"/>
      <text:p text:style-name="Standard">php-doctrine-persistence/jammy,jammy 2.3.0-2ubuntu2 all</text:p>
      <text:p text:style-name="Standard"><text:s text:c="2"/>Doctrine Persistence abstractions</text:p>
      <text:p text:style-name="Standard"/>
      <text:p text:style-name="Standard">php-doctrine-reflection/jammy,jammy 1.2.2-2 all</text:p>
      <text:p text:style-name="Standard"><text:s text:c="2"/>Doctrine Reflection component</text:p>
      <text:p text:style-name="Standard"/>
      <text:p text:style-name="Standard">php-dompdf/jammy-updates,jammy-updates,jammy-security,jammy-security 0.6.2+dfsg-3.1ubuntu0.1 all</text:p>
      <text:p text:style-name="Standard"><text:s text:c="2"/>HTML to PDF converter</text:p>
      <text:p text:style-name="Standard"/>
      <text:p text:style-name="Standard">php-dragonmantank-cron-expression/jammy,jammy 2.3.1-1 all</text:p>
      <text:p text:style-name="Standard"><text:s text:c="2"/>cron expression parser for PHP</text:p>
      <text:p text:style-name="Standard"/>
      <text:p text:style-name="Standard">php-ds/jammy 1.4.0-4 amd64</text:p>
      <text:p text:style-name="Standard"><text:s text:c="2"/>PHP extension providing efficient data structures for PHP 7</text:p>
      <text:p text:style-name="Standard"/>
      <text:p text:style-name="Standard"><text:soft-page-break/>php-ds-all-dev/jammy,jammy 1.4.0-4 all</text:p>
      <text:p text:style-name="Standard"><text:s text:c="2"/>PHP extension providing efficient data structures for PHP 7</text:p>
      <text:p text:style-name="Standard"/>
      <text:p text:style-name="Standard">php-easyrdf/jammy,jammy 1.0.0-2ubuntu1 all</text:p>
      <text:p text:style-name="Standard"><text:s text:c="2"/>PHP library to consume and produce RDF</text:p>
      <text:p text:style-name="Standard"/>
      <text:p text:style-name="Standard">php-email-validator/jammy,jammy 3.1.2-1 all</text:p>
      <text:p text:style-name="Standard"><text:s text:c="2"/>A library for validating emails against several RFCs</text:p>
      <text:p text:style-name="Standard"/>
      <text:p text:style-name="Standard">php-enchant/jammy,jammy 2:8.1+92ubuntu1 all</text:p>
      <text:p text:style-name="Standard"><text:s text:c="2"/>Enchant module for PHP [default]</text:p>
      <text:p text:style-name="Standard"/>
      <text:p text:style-name="Standard">php-excimer/jammy 1.0.2-1build1 amd64</text:p>
      <text:p text:style-name="Standard"><text:s text:c="2"/>PHP extension that provides a non-static, non-global profiler</text:p>
      <text:p text:style-name="Standard"/>
      <text:p text:style-name="Standard">php-facedetect/jammy 1.1.0-19-g135c72a-2build3 amd64</text:p>
      <text:p text:style-name="Standard"><text:s text:c="2"/>Detect faces with PHP</text:p>
      <text:p text:style-name="Standard"/>
      <text:p text:style-name="Standard">php-fdomdocument/jammy,jammy 1.6.7-1 all</text:p>
      <text:p text:style-name="Standard"><text:s text:c="2"/>extension to PHP's standard DOM</text:p>
      <text:p text:style-name="Standard"/>
      <text:p text:style-name="Standard">php-fig-link-util/jammy,jammy 1.1.0-1 all</text:p>
      <text:p text:style-name="Standard"><text:s text:c="2"/>Common utility implementations for HTTP links</text:p>
      <text:p text:style-name="Standard"/>
      <text:p text:style-name="Standard">php-file-iterator/jammy,jammy 3.0.6-1 all</text:p>
      <text:p text:style-name="Standard"><text:s text:c="2"/>FilterIterator implementation for PHP</text:p>
      <text:p text:style-name="Standard"/>
      <text:p text:style-name="Standard">php-finder-facade/jammy,jammy 1.2.3-1 all</text:p>
      <text:p text:style-name="Standard"><text:s text:c="2"/>convenience wrapper for Symfony's Finder component</text:p>
      <text:p text:style-name="Standard"/>
      <text:p text:style-name="Standard">php-finder-facade-doc/jammy,jammy 1.2.3-1 all</text:p>
      <text:p text:style-name="Standard"><text:s text:c="2"/>convenience wrapper for Symfony's Finder component - documentation</text:p>
      <text:p text:style-name="Standard"/>
      <text:p text:style-name="Standard">php-font-lib/jammy,jammy 0.3.1+dfsg-3.1 all</text:p>
      <text:p text:style-name="Standard"><text:s text:c="2"/>read, parse, export and make subsets of different fonts</text:p>
      <text:p text:style-name="Standard"/>
      <text:p text:style-name="Standard">php-fpdf/jammy,jammy 3:1.8.2.dfsg-1 all</text:p>
      <text:p text:style-name="Standard"><text:s text:c="2"/>PHP class to generate PDF files</text:p>
      <text:p text:style-name="Standard"/>
      <text:p text:style-name="Standard">php-fpm/jammy,jammy 2:8.1+92ubuntu1 all</text:p>
      <text:p text:style-name="Standard"><text:s text:c="2"/>server-side, HTML-embedded scripting language (FPM-CGI binary) (default)</text:p>
      <text:p text:style-name="Standard"/>
      <text:p text:style-name="Standard">php-fxsl/jammy,jammy 1.1.1-6 all</text:p>
      <text:p text:style-name="Standard"><text:s text:c="2"/>XSL wrapper and extension to XSLTProcessor</text:p>
      <text:p text:style-name="Standard"/>
      <text:p text:style-name="Standard">php-gd/jammy,jammy 2:8.1+92ubuntu1 all</text:p>
      <text:p text:style-name="Standard"><text:s text:c="2"/>GD module for PHP [default]</text:p>
      <text:p text:style-name="Standard"/>
      <text:p text:style-name="Standard">php-gearman/jammy 2.1.0+1.1.2-11 amd64</text:p>
      <text:p text:style-name="Standard"><text:s text:c="2"/>PHP wrapper to libgearman</text:p>
      <text:p text:style-name="Standard"/>
      <text:p text:style-name="Standard">php-gearman-all-dev/jammy,jammy 2.1.0+1.1.2-11 all</text:p>
      <text:p text:style-name="Standard"><text:soft-page-break/><text:s text:c="2"/>PHP wrapper to libgearman</text:p>
      <text:p text:style-name="Standard"/>
      <text:p text:style-name="Standard">php-geos/jammy 1.0.0-6build2 amd64</text:p>
      <text:p text:style-name="Standard"><text:s text:c="2"/>GEOS bindings for PHP</text:p>
      <text:p text:style-name="Standard"/>
      <text:p text:style-name="Standard">php-geshi/jammy,jammy 1.0.9.1-1 all</text:p>
      <text:p text:style-name="Standard"><text:s text:c="2"/>Generic Syntax Highlighter</text:p>
      <text:p text:style-name="Standard"/>
      <text:p text:style-name="Standard">php-getallheaders/jammy,jammy 3.0.3-2 all</text:p>
      <text:p text:style-name="Standard"><text:s text:c="2"/>A polyfill for getallheaders</text:p>
      <text:p text:style-name="Standard"/>
      <text:p text:style-name="Standard">php-getid3/jammy,jammy 1.9.21+dfsg-1 all</text:p>
      <text:p text:style-name="Standard"><text:s text:c="2"/>scripts to extract information from multimedia files</text:p>
      <text:p text:style-name="Standard"/>
      <text:p text:style-name="Standard">php-gettext-languages/jammy,jammy 2.6.0-2 all</text:p>
      <text:p text:style-name="Standard"><text:s text:c="2"/>gettext languages with plural rules</text:p>
      <text:p text:style-name="Standard"/>
      <text:p text:style-name="Standard">php-gmagick/jammy 2.0.6~rc1+1.1.7~rc3-10 amd64</text:p>
      <text:p text:style-name="Standard"><text:s text:c="2"/>Provides a wrapper to the GraphicsMagick library</text:p>
      <text:p text:style-name="Standard"/>
      <text:p text:style-name="Standard">php-gmagick-all-dev/jammy,jammy 2.0.6~rc1+1.1.7~rc3-10 all</text:p>
      <text:p text:style-name="Standard"><text:s text:c="2"/>Provides a wrapper to the GraphicsMagick library</text:p>
      <text:p text:style-name="Standard"/>
      <text:p text:style-name="Standard">php-gmp/jammy,jammy 2:8.1+92ubuntu1 all</text:p>
      <text:p text:style-name="Standard"><text:s text:c="2"/>GMP module for PHP [default]</text:p>
      <text:p text:style-name="Standard"/>
      <text:p text:style-name="Standard">php-gnupg/jammy 1.5.1-2 amd64</text:p>
      <text:p text:style-name="Standard"><text:s text:c="2"/>PHP wrapper around the gpgme library</text:p>
      <text:p text:style-name="Standard"/>
      <text:p text:style-name="Standard">php-gnupg-all-dev/jammy,jammy 1.5.1-2 all</text:p>
      <text:p text:style-name="Standard"><text:s text:c="2"/>PHP wrapper around the gpgme library</text:p>
      <text:p text:style-name="Standard"/>
      <text:p text:style-name="Standard">php-google-recaptcha/jammy,jammy 1.2.4-3 all</text:p>
      <text:p text:style-name="Standard"><text:s text:c="2"/>reCAPTCHA PHP client library</text:p>
      <text:p text:style-name="Standard"/>
      <text:p text:style-name="Standard">php-guestfs/jammy 1:1.46.2-10ubuntu3 amd64</text:p>
      <text:p text:style-name="Standard"><text:s text:c="2"/>guest disk image management system - PHP bindings</text:p>
      <text:p text:style-name="Standard"/>
      <text:p text:style-name="Standard">php-guzzlehttp-promises/jammy,jammy 1.5.1-1build1 all</text:p>
      <text:p text:style-name="Standard"><text:s text:c="2"/>Guzzle promises library</text:p>
      <text:p text:style-name="Standard"/>
      <text:p text:style-name="Standard">php-guzzlehttp-psr7/jammy,jammy 1.8.3-1 all</text:p>
      <text:p text:style-name="Standard"><text:s text:c="2"/>PSR-7 message implementation that also provides common utility methods</text:p>
      <text:p text:style-name="Standard"/>
      <text:p text:style-name="Standard">php-hamcrest/jammy,jammy 2.0.1-2 all</text:p>
      <text:p text:style-name="Standard"><text:s text:c="2"/>This is the PHP port of Hamcrest Matchers</text:p>
      <text:p text:style-name="Standard"/>
      <text:p text:style-name="Standard">php-htmlawed/jammy,jammy 1.1.20-1.1 all</text:p>
      <text:p text:style-name="Standard"><text:s text:c="2"/>htmLawed PHP code to purify &amp; filter HTML</text:p>
      <text:p text:style-name="Standard"/>
      <text:p text:style-name="Standard">php-htmlpurifier/jammy,jammy 4.11.0-1 all</text:p>
      <text:p text:style-name="Standard"><text:s text:c="2"/>Standards-compliant HTML filter</text:p>
      <text:p text:style-name="Standard"><text:soft-page-break/></text:p>
      <text:p text:style-name="Standard">php-http/jammy 4.2.1+php8-2ubuntu2 amd64</text:p>
      <text:p text:style-name="Standard"><text:s text:c="2"/>PECL HTTP module for PHP Extended HTTP Support</text:p>
      <text:p text:style-name="Standard"/>
      <text:p text:style-name="Standard">php-http-all-dev/jammy,jammy 4.2.1+php8-2ubuntu2 all</text:p>
      <text:p text:style-name="Standard"><text:s text:c="2"/>PECL HTTP module for PHP Extended HTTP Support</text:p>
      <text:p text:style-name="Standard"/>
      <text:p text:style-name="Standard">php-http-httplug/jammy,jammy 2.2.0-1 all</text:p>
      <text:p text:style-name="Standard"><text:s text:c="2"/>HTTPlug, the HTTP client abstraction for PHP</text:p>
      <text:p text:style-name="Standard"/>
      <text:p text:style-name="Standard">php-http-interop-http-factory-tests/jammy,jammy 0.9.0-1build1 all</text:p>
      <text:p text:style-name="Standard"><text:s text:c="2"/>Unit tests for HTTP factories</text:p>
      <text:p text:style-name="Standard"/>
      <text:p text:style-name="Standard">php-http-message-factory/jammy,jammy 1.0.2-2 all</text:p>
      <text:p text:style-name="Standard"><text:s text:c="2"/>Factory interfaces for PSR-7 HTTP Message</text:p>
      <text:p text:style-name="Standard"/>
      <text:p text:style-name="Standard">php-http-promise/jammy,jammy 1.1.0-1 all</text:p>
      <text:p text:style-name="Standard"><text:s text:c="2"/>Promise used for asynchronous HTTP requests</text:p>
      <text:p text:style-name="Standard"/>
      <text:p text:style-name="Standard">php-http-psr7-integration-tests/jammy,jammy 1.1.1-2 all</text:p>
      <text:p text:style-name="Standard"><text:s text:c="2"/>Test suite for PSR7</text:p>
      <text:p text:style-name="Standard"/>
      <text:p text:style-name="Standard">php-http-request/jammy,jammy 1.4.4-5 all</text:p>
      <text:p text:style-name="Standard"><text:s text:c="2"/>Provides an easy way to perform HTTP requests</text:p>
      <text:p text:style-name="Standard"/>
      <text:p text:style-name="Standard">php-http-request2/jammy,jammy 2.3.0-1ubuntu7 all</text:p>
      <text:p text:style-name="Standard"><text:s text:c="2"/>Provides an easy way to perform HTTP requests</text:p>
      <text:p text:style-name="Standard"/>
      <text:p text:style-name="Standard">php-http-webdav-server/jammy,jammy 1.0.0RC8-1 all</text:p>
      <text:p text:style-name="Standard"><text:s text:c="2"/>WebDAV Server Baseclass</text:p>
      <text:p text:style-name="Standard"/>
      <text:p text:style-name="Standard">php-httpful/jammy,jammy 0.3.2-1build2 all</text:p>
      <text:p text:style-name="Standard"><text:s text:c="2"/>A Readable, Chainable, REST friendly, PHP HTTP Client</text:p>
      <text:p text:style-name="Standard"/>
      <text:p text:style-name="Standard">php-icinga/jammy,jammy 2.9.5-1 all</text:p>
      <text:p text:style-name="Standard"><text:s text:c="2"/>PHP library to communicate with and use Icinga</text:p>
      <text:p text:style-name="Standard"/>
      <text:p text:style-name="Standard">php-igbinary/jammy 3.2.6+2.0.8-7ubuntu1 amd64</text:p>
      <text:p text:style-name="Standard"><text:s text:c="2"/>igbinary PHP serializer</text:p>
      <text:p text:style-name="Standard"/>
      <text:p text:style-name="Standard">php-igbinary-all-dev/jammy,jammy 3.2.6+2.0.8-7ubuntu1 all</text:p>
      <text:p text:style-name="Standard"><text:s text:c="2"/>igbinary PHP serializer</text:p>
      <text:p text:style-name="Standard"/>
      <text:p text:style-name="Standard">php-image-text/jammy,jammy 0.7.0-2 all</text:p>
      <text:p text:style-name="Standard"><text:s text:c="2"/>Image_Text - Advanced text maipulations in images</text:p>
      <text:p text:style-name="Standard"/>
      <text:p text:style-name="Standard">php-imagick/jammy 3.6.0-4ubuntu1 amd64</text:p>
      <text:p text:style-name="Standard"><text:s text:c="2"/>Provides a wrapper to the ImageMagick library</text:p>
      <text:p text:style-name="Standard"/>
      <text:p text:style-name="Standard">php-imagick-all-dev/jammy,jammy 3.6.0-4ubuntu1 all</text:p>
      <text:p text:style-name="Standard"><text:s text:c="2"/>Provides a wrapper to the ImageMagick library</text:p>
      <text:p text:style-name="Standard"/>
      <text:p text:style-name="Standard"><text:soft-page-break/>php-imap/jammy,jammy 2:8.1+92ubuntu1 all</text:p>
      <text:p text:style-name="Standard"><text:s text:c="2"/>IMAP module for PHP [default]</text:p>
      <text:p text:style-name="Standard"/>
      <text:p text:style-name="Standard">php-interbase/jammy,jammy 2:8.1+92ubuntu1 all</text:p>
      <text:p text:style-name="Standard"><text:s text:c="2"/>Interbase module for PHP [default]</text:p>
      <text:p text:style-name="Standard"/>
      <text:p text:style-name="Standard">php-intl/jammy,jammy 2:8.1+92ubuntu1 all</text:p>
      <text:p text:style-name="Standard"><text:s text:c="2"/>Internationalisation module for PHP [default]</text:p>
      <text:p text:style-name="Standard"/>
      <text:p text:style-name="Standard">php-invoker/jammy,jammy 3.1.1-2 all</text:p>
      <text:p text:style-name="Standard"><text:s text:c="2"/>Invoke callables with a timeout</text:p>
      <text:p text:style-name="Standard"/>
      <text:p text:style-name="Standard">php-json/jammy,jammy 2:8.1+92ubuntu1 all</text:p>
      <text:p text:style-name="Standard"><text:s text:c="2"/>JSON module for PHP [default]</text:p>
      <text:p text:style-name="Standard"/>
      <text:p text:style-name="Standard">php-json-schema/jammy,jammy 5.2.11-1 all</text:p>
      <text:p text:style-name="Standard"><text:s text:c="2"/>implementation of JSON schema</text:p>
      <text:p text:style-name="Standard"/>
      <text:p text:style-name="Standard">php-klogger/jammy,jammy 1.2.1-4ubuntu1 all</text:p>
      <text:p text:style-name="Standard"><text:s text:c="2"/>simple logging class</text:p>
      <text:p text:style-name="Standard"/>
      <text:p text:style-name="Standard">php-ldap/jammy,jammy 2:8.1+92ubuntu1 all</text:p>
      <text:p text:style-name="Standard"><text:s text:c="2"/>LDAP module for PHP [default]</text:p>
      <text:p text:style-name="Standard"/>
      <text:p text:style-name="Standard">php-league-commonmark/jammy,jammy 1.6.7-1 all</text:p>
      <text:p text:style-name="Standard"><text:s text:c="2"/>Markdown parser based on the CommonMark JS reference implementation</text:p>
      <text:p text:style-name="Standard"/>
      <text:p text:style-name="Standard">php-league-flysystem/jammy,jammy 1.1.3-4 all</text:p>
      <text:p text:style-name="Standard"><text:s text:c="2"/>filesystem abstraction offering one API to many filesystems</text:p>
      <text:p text:style-name="Standard"/>
      <text:p text:style-name="Standard">php-league-html-to-markdown/jammy,jammy 5.0.2-2 all</text:p>
      <text:p text:style-name="Standard"><text:s text:c="2"/>An HTML-to-markdown conversion helper for PHP</text:p>
      <text:p text:style-name="Standard"/>
      <text:p text:style-name="Standard">php-league-mime-type-detection/jammy,jammy 1.9.0+ds-1 all</text:p>
      <text:p text:style-name="Standard"><text:s text:c="2"/>generic mime-type detection interface for PHP</text:p>
      <text:p text:style-name="Standard"/>
      <text:p text:style-name="Standard">php-letodms-core/jammy,jammy 3.4.2-1 all</text:p>
      <text:p text:style-name="Standard"><text:s text:c="2"/>Document management system</text:p>
      <text:p text:style-name="Standard"/>
      <text:p text:style-name="Standard">php-libvirt-php/jammy 0.5.5-3ubuntu2 amd64</text:p>
      <text:p text:style-name="Standard"><text:s text:c="2"/>libvirt bindings for PHP</text:p>
      <text:p text:style-name="Standard"/>
      <text:p text:style-name="Standard">php-log/jammy,jammy 1.13.2-1 all</text:p>
      <text:p text:style-name="Standard"><text:s text:c="2"/>Logging Framework</text:p>
      <text:p text:style-name="Standard"/>
      <text:p text:style-name="Standard">php-lorenzo-pinky/jammy,jammy 1.0.5-2 all</text:p>
      <text:p text:style-name="Standard"><text:s text:c="2"/>A Foundation for Emails (Inky) template transpiler</text:p>
      <text:p text:style-name="Standard"/>
      <text:p text:style-name="Standard">php-luasandbox/jammy 4.0.2-3build1 amd64</text:p>
      <text:p text:style-name="Standard"><text:s text:c="2"/>PHP extension that provides a sandboxed Lua environment</text:p>
      <text:p text:style-name="Standard"/>
      <text:p text:style-name="Standard">php-mail/jammy,jammy 1.4.1-1ubuntu2 all</text:p>
      <text:p text:style-name="Standard"><text:soft-page-break/><text:s text:c="2"/>Class that provides multiple interfaces for sending emails</text:p>
      <text:p text:style-name="Standard"/>
      <text:p text:style-name="Standard">php-mail-mime/jammy,jammy 1.10.11-1 all</text:p>
      <text:p text:style-name="Standard"><text:s text:c="2"/>PHP PEAR module for creating MIME messages</text:p>
      <text:p text:style-name="Standard"/>
      <text:p text:style-name="Standard">php-mailparse/jammy 3.1.2+2.1.7~dev20160128-7 amd64</text:p>
      <text:p text:style-name="Standard"><text:s text:c="2"/>Email message manipulation for PHP</text:p>
      <text:p text:style-name="Standard"/>
      <text:p text:style-name="Standard">php-mailparse-all-dev/jammy,jammy 3.1.2+2.1.7~dev20160128-7 all</text:p>
      <text:p text:style-name="Standard"><text:s text:c="2"/>Email message manipulation for PHP</text:p>
      <text:p text:style-name="Standard"/>
      <text:p text:style-name="Standard">php-malkusch-lock/jammy,jammy 2.2+ds.1-2ubuntu1 all</text:p>
      <text:p text:style-name="Standard"><text:s text:c="2"/>mutex library for exclusive code execution</text:p>
      <text:p text:style-name="Standard"/>
      <text:p text:style-name="Standard">php-mapi/jammy 8.7.0-7.1ubuntu10 amd64</text:p>
      <text:p text:style-name="Standard"><text:s text:c="2"/>Complete and feature rich groupware solution - PHP MAPI bindings</text:p>
      <text:p text:style-name="Standard"/>
      <text:p text:style-name="Standard">php-mariadb-mysql-kbs/jammy,jammy 1.2.12-1 all</text:p>
      <text:p text:style-name="Standard"><text:s text:c="2"/>Knowledge base about MariaDB and MySQL server variables</text:p>
      <text:p text:style-name="Standard"/>
      <text:p text:style-name="Standard">php-masterminds-html5/jammy,jammy 2.7.5+dfsg-1 all</text:p>
      <text:p text:style-name="Standard"><text:s text:c="2"/>An HTML5 parser and serializer</text:p>
      <text:p text:style-name="Standard"/>
      <text:p text:style-name="Standard">php-mbstring/jammy,jammy 2:8.1+92ubuntu1 all</text:p>
      <text:p text:style-name="Standard"><text:s text:c="2"/>MBSTRING module for PHP [default]</text:p>
      <text:p text:style-name="Standard"/>
      <text:p text:style-name="Standard">php-mdb2/jammy,jammy 2.5.0b5-2 all</text:p>
      <text:p text:style-name="Standard"><text:s text:c="2"/>database abstraction layer</text:p>
      <text:p text:style-name="Standard"/>
      <text:p text:style-name="Standard">php-mdb2-driver-mysql/jammy,jammy 1.5.0b4-2 all</text:p>
      <text:p text:style-name="Standard"><text:s text:c="2"/>mysql MDB2 driver</text:p>
      <text:p text:style-name="Standard"/>
      <text:p text:style-name="Standard">php-mdb2-driver-pgsql/jammy,jammy 1.5.0b4-2 all</text:p>
      <text:p text:style-name="Standard"><text:s text:c="2"/>pgsql MDB2 driver</text:p>
      <text:p text:style-name="Standard"/>
      <text:p text:style-name="Standard">php-memcache/jammy 8.0+4.0.5.2+3.0.9~20170802.e702b5f9+-7 amd64</text:p>
      <text:p text:style-name="Standard"><text:s text:c="2"/>memcache extension module for PHP</text:p>
      <text:p text:style-name="Standard"/>
      <text:p text:style-name="Standard">php-memcache-all-dev/jammy,jammy 8.0+4.0.5.2+3.0.9~20170802.e702b5f9+-7 all</text:p>
      <text:p text:style-name="Standard"><text:s text:c="2"/>memcache extension module for PHP</text:p>
      <text:p text:style-name="Standard"/>
      <text:p text:style-name="Standard">php-memcached/jammy 3.1.5+2.2.0-14.1 amd64</text:p>
      <text:p text:style-name="Standard"><text:s text:c="2"/>memcached extension module for PHP, uses libmemcached</text:p>
      <text:p text:style-name="Standard"/>
      <text:p text:style-name="Standard">php-memcached-all-dev/jammy,jammy 3.1.5+2.2.0-14.1 all</text:p>
      <text:p text:style-name="Standard"><text:s text:c="2"/>memcached extension module for PHP, uses libmemcached</text:p>
      <text:p text:style-name="Standard"/>
      <text:p text:style-name="Standard">php-mf2/jammy,jammy 0.3.0-0.1 all</text:p>
      <text:p text:style-name="Standard"><text:s text:c="2"/>Microformats2 is the simplest way to markup structured information in HTML</text:p>
      <text:p text:style-name="Standard"/>
      <text:p text:style-name="Standard">php-mikey179-vfsstream/jammy,jammy 1.6.10-1 all</text:p>
      <text:p text:style-name="Standard"><text:s text:c="2"/>Virtual file system to mock the real file system in unit tests</text:p>
      <text:p text:style-name="Standard"><text:soft-page-break/></text:p>
      <text:p text:style-name="Standard">php-mime-type/jammy,jammy 1.3.1-1build1 all</text:p>
      <text:p text:style-name="Standard"><text:s text:c="2"/>Utility class for dealing with MIME types</text:p>
      <text:p text:style-name="Standard"/>
      <text:p text:style-name="Standard">php-mock/jammy,jammy 2.3.0-2 all</text:p>
      <text:p text:style-name="Standard"><text:s text:c="2"/>mock built-in PHP functions</text:p>
      <text:p text:style-name="Standard"/>
      <text:p text:style-name="Standard">php-mock-integration/jammy,jammy 2.1.0-2 all</text:p>
      <text:p text:style-name="Standard"><text:s text:c="2"/>integration package for PHP-Mock</text:p>
      <text:p text:style-name="Standard"/>
      <text:p text:style-name="Standard">php-mock-phpunit/jammy,jammy 2.6.0-2 all</text:p>
      <text:p text:style-name="Standard"><text:s text:c="2"/>mock built-in PHP functions with PHPUnit</text:p>
      <text:p text:style-name="Standard"/>
      <text:p text:style-name="Standard">php-mockery/jammy,jammy 1.5.0-1 all</text:p>
      <text:p text:style-name="Standard"><text:s text:c="2"/>mock object framework for PHPUnit and other testing framework</text:p>
      <text:p text:style-name="Standard"/>
      <text:p text:style-name="Standard">php-mockery-doc/jammy,jammy 1.5.0-1 all</text:p>
      <text:p text:style-name="Standard"><text:s text:c="2"/>mock object framework for PHPUnit - documentation</text:p>
      <text:p text:style-name="Standard"/>
      <text:p text:style-name="Standard">php-mongodb/jammy 1.12.0+1.9.2+1.7.5-4 amd64</text:p>
      <text:p text:style-name="Standard"><text:s text:c="2"/>MongoDB driver for PHP</text:p>
      <text:p text:style-name="Standard"/>
      <text:p text:style-name="Standard">php-mongodb-all-dev/jammy,jammy 1.12.0+1.9.2+1.7.5-4 all</text:p>
      <text:p text:style-name="Standard"><text:s text:c="2"/>MongoDB driver for PHP</text:p>
      <text:p text:style-name="Standard"/>
      <text:p text:style-name="Standard">php-monolog/jammy,jammy 2.3.5-2 all</text:p>
      <text:p text:style-name="Standard"><text:s text:c="2"/>send logs to various destination and web services</text:p>
      <text:p text:style-name="Standard"/>
      <text:p text:style-name="Standard">php-msgpack/jammy 2.2.0~rc1+2.1.2+0.5.7-6 amd64</text:p>
      <text:p text:style-name="Standard"><text:s text:c="2"/>PHP extension for interfacing with MessagePack</text:p>
      <text:p text:style-name="Standard"/>
      <text:p text:style-name="Standard">php-msgpack-all-dev/jammy,jammy 2.2.0~rc1+2.1.2+0.5.7-6 all</text:p>
      <text:p text:style-name="Standard"><text:s text:c="2"/>PHP extension for interfacing with MessagePack</text:p>
      <text:p text:style-name="Standard"/>
      <text:p text:style-name="Standard">php-mysql/jammy,jammy 2:8.1+92ubuntu1 all</text:p>
      <text:p text:style-name="Standard"><text:s text:c="2"/>MySQL module for PHP [default]</text:p>
      <text:p text:style-name="Standard"/>
      <text:p text:style-name="Standard">php-mythtv/jammy,jammy 2:32.0+fixes.20220325.f69ce764b7-0ubuntu1 all</text:p>
      <text:p text:style-name="Standard"><text:s text:c="2"/>PHP Bindings for MythTV</text:p>
      <text:p text:style-name="Standard"/>
      <text:p text:style-name="Standard">php-net-dime/jammy,jammy 1.0.2-3 all</text:p>
      <text:p text:style-name="Standard"><text:s text:c="2"/>The Net_DIME package implements DIME encoding and decoding</text:p>
      <text:p text:style-name="Standard"/>
      <text:p text:style-name="Standard">php-net-dns2/jammy,jammy 1.5.0-1 all</text:p>
      <text:p text:style-name="Standard"><text:s text:c="2"/>PHP Resolver library used to communicate with a DNS server</text:p>
      <text:p text:style-name="Standard"/>
      <text:p text:style-name="Standard">php-net-ftp/jammy,jammy 1:1.4.0-2.1 all</text:p>
      <text:p text:style-name="Standard"><text:s text:c="2"/>Net_FTP provides an OO interface to the PHP FTP functions plus some additions</text:p>
      <text:p text:style-name="Standard"/>
      <text:p text:style-name="Standard">php-net-imap/jammy,jammy 1:1.1.3-2.1 all</text:p>
      <text:p text:style-name="Standard"><text:s text:c="2"/>Provides an implementation of the IMAP protocol</text:p>
      <text:p text:style-name="Standard"/>
      <text:p text:style-name="Standard"><text:soft-page-break/>php-net-ipv6/jammy,jammy 1.3.0b4-1.1 all</text:p>
      <text:p text:style-name="Standard"><text:s text:c="2"/>Check and validate IPv6 addresses</text:p>
      <text:p text:style-name="Standard"/>
      <text:p text:style-name="Standard">php-net-ldap2/jammy,jammy 2.2.0-6 all</text:p>
      <text:p text:style-name="Standard"><text:s text:c="2"/>Object oriented interface for searching and manipulating LDAP-entries</text:p>
      <text:p text:style-name="Standard"/>
      <text:p text:style-name="Standard">php-net-ldap3/jammy,jammy 1.1.4-1 all</text:p>
      <text:p text:style-name="Standard"><text:s text:c="2"/>Object oriented interface for searching and manipulating LDAP entries</text:p>
      <text:p text:style-name="Standard"/>
      <text:p text:style-name="Standard">php-net-nntp/jammy,jammy 1.5.0-2 all</text:p>
      <text:p text:style-name="Standard"><text:s text:c="2"/>NNTP implementation</text:p>
      <text:p text:style-name="Standard"/>
      <text:p text:style-name="Standard">php-net-publicsuffix/jammy,jammy 0.2-1 all</text:p>
      <text:p text:style-name="Standard"><text:s text:c="2"/>PHP module for detecting registered domains and public suffixes</text:p>
      <text:p text:style-name="Standard"/>
      <text:p text:style-name="Standard">php-net-sieve/jammy,jammy 1.4.5-1 all</text:p>
      <text:p text:style-name="Standard"><text:s text:c="2"/>Handles talking to a sieve server</text:p>
      <text:p text:style-name="Standard"/>
      <text:p text:style-name="Standard">php-net-smtp/jammy,jammy 1.10.0-1 all</text:p>
      <text:p text:style-name="Standard"><text:s text:c="2"/>PHP PEAR module implementing SMTP protocol</text:p>
      <text:p text:style-name="Standard"/>
      <text:p text:style-name="Standard">php-net-socket/jammy,jammy 1.2.2-2 all</text:p>
      <text:p text:style-name="Standard"><text:s text:c="2"/>Network Socket Interface</text:p>
      <text:p text:style-name="Standard"/>
      <text:p text:style-name="Standard">php-net-url/jammy,jammy 1.0.15-4 all</text:p>
      <text:p text:style-name="Standard"><text:s text:c="2"/>Easy parsing of Urls</text:p>
      <text:p text:style-name="Standard"/>
      <text:p text:style-name="Standard">php-net-url2/jammy,jammy 2.2.1-0.2build3 all</text:p>
      <text:p text:style-name="Standard"><text:s text:c="2"/>Class for parsing and handling URL</text:p>
      <text:p text:style-name="Standard"/>
      <text:p text:style-name="Standard">php-net-whois/jammy,jammy 1.0.5-3.2 all</text:p>
      <text:p text:style-name="Standard"><text:s text:c="2"/>PHP PEAR module for querying whois services</text:p>
      <text:p text:style-name="Standard"/>
      <text:p text:style-name="Standard">php-netscape-bookmark-parser/jammy,jammy 3.2.0-1 all</text:p>
      <text:p text:style-name="Standard"><text:s text:c="2"/>generic Netscape bookmark parser</text:p>
      <text:p text:style-name="Standard"/>
      <text:p text:style-name="Standard">php-nikic-fast-route/jammy,jammy 1.3.0-3 all</text:p>
      <text:p text:style-name="Standard"><text:s text:c="2"/>Fast request router for PHP</text:p>
      <text:p text:style-name="Standard"/>
      <text:p text:style-name="Standard">php-nrk-predis/jammy,jammy 1.1.10-1 all</text:p>
      <text:p text:style-name="Standard"><text:s text:c="2"/>transitional dummy package for php-predis</text:p>
      <text:p text:style-name="Standard"/>
      <text:p text:style-name="Standard">php-nyholm-psr7/jammy,jammy 1.5.0-1 all</text:p>
      <text:p text:style-name="Standard"><text:s text:c="2"/>A fast PHP7 implementation of PSR-7</text:p>
      <text:p text:style-name="Standard"/>
      <text:p text:style-name="Standard">php-oauth/jammy 2.0.7+1.2.3-14 amd64</text:p>
      <text:p text:style-name="Standard"><text:s text:c="2"/>OAuth 1.0 consumer and provider extension</text:p>
      <text:p text:style-name="Standard"/>
      <text:p text:style-name="Standard">php-oauth-all-dev/jammy,jammy 2.0.7+1.2.3-14 all</text:p>
      <text:p text:style-name="Standard"><text:s text:c="2"/>OAuth 1.0 consumer and provider extension</text:p>
      <text:p text:style-name="Standard"/>
      <text:p text:style-name="Standard">php-odbc/jammy,jammy 2:8.1+92ubuntu1 all</text:p>
      <text:p text:style-name="Standard"><text:soft-page-break/><text:s text:c="2"/>ODBC module for PHP [default]</text:p>
      <text:p text:style-name="Standard"/>
      <text:p text:style-name="Standard">php-opis-closure/jammy,jammy 3.6.1-1 all</text:p>
      <text:p text:style-name="Standard"><text:s text:c="2"/>serializable closures (anonymous functions) for PHP</text:p>
      <text:p text:style-name="Standard"/>
      <text:p text:style-name="Standard">php-parsedown/jammy,jammy 1.7.4-1 all</text:p>
      <text:p text:style-name="Standard"><text:s text:c="2"/>Parser for Markdown</text:p>
      <text:p text:style-name="Standard"/>
      <text:p text:style-name="Standard">php-parsedown-extra/jammy,jammy 0.8.1-2 all</text:p>
      <text:p text:style-name="Standard"><text:s text:c="2"/>Markdown Extra extension for Parsedown</text:p>
      <text:p text:style-name="Standard"/>
      <text:p text:style-name="Standard">php-parser/jammy,jammy 4.13.2-1ubuntu1 all</text:p>
      <text:p text:style-name="Standard"><text:s text:c="2"/>convert PHP code into abstract syntax tree</text:p>
      <text:p text:style-name="Standard"/>
      <text:p text:style-name="Standard">php-patchwork-utf8/jammy,jammy 1.3.1-1 all</text:p>
      <text:p text:style-name="Standard"><text:s text:c="2"/>UTF-8 strings handling for PHP</text:p>
      <text:p text:style-name="Standard"/>
      <text:p text:style-name="Standard">php-pclzip/jammy,jammy 2.8.2-5 all</text:p>
      <text:p text:style-name="Standard"><text:s text:c="2"/>ZIP archive manager class for PHP</text:p>
      <text:p text:style-name="Standard"/>
      <text:p text:style-name="Standard">php-pcov/jammy 1.0.11-4 amd64</text:p>
      <text:p text:style-name="Standard"><text:s text:c="2"/>Code coverage driver</text:p>
      <text:p text:style-name="Standard"/>
      <text:p text:style-name="Standard">php-pcov-all-dev/jammy,jammy 1.0.11-4 all</text:p>
      <text:p text:style-name="Standard"><text:s text:c="2"/>Code coverage driver</text:p>
      <text:p text:style-name="Standard"/>
      <text:p text:style-name="Standard">php-pda-pheanstalk/jammy,jammy 4.0.4-1 all</text:p>
      <text:p text:style-name="Standard"><text:s text:c="2"/>PHP client for beanstalkd queue</text:p>
      <text:p text:style-name="Standard"/>
      <text:p text:style-name="Standard">php-pear/jammy,jammy 1:1.10.12+submodules+notgz+20210212-1ubuntu3 all</text:p>
      <text:p text:style-name="Standard"><text:s text:c="2"/>PEAR Base System</text:p>
      <text:p text:style-name="Standard"/>
      <text:p text:style-name="Standard">php-pgsql/jammy,jammy 2:8.1+92ubuntu1 all</text:p>
      <text:p text:style-name="Standard"><text:s text:c="2"/>PostgreSQL module for PHP [default]</text:p>
      <text:p text:style-name="Standard"/>
      <text:p text:style-name="Standard">php-phar-io-manifest/jammy,jammy 2.0.3-1 all</text:p>
      <text:p text:style-name="Standard"><text:s text:c="2"/>reading phar.io manifest information from a PHP Archive (Phar)</text:p>
      <text:p text:style-name="Standard"/>
      <text:p text:style-name="Standard">php-phar-io-version/jammy,jammy 3.2.1-1 all</text:p>
      <text:p text:style-name="Standard"><text:s text:c="2"/>handling version information and constraint</text:p>
      <text:p text:style-name="Standard"/>
      <text:p text:style-name="Standard">php-php-gettext/jammy,jammy 1.0.12-5 all</text:p>
      <text:p text:style-name="Standard"><text:s text:c="2"/>read gettext MO files directly, without requiring anything other than PHP</text:p>
      <text:p text:style-name="Standard"/>
      <text:p text:style-name="Standard">php-phpdbg/jammy,jammy 2:8.1+92ubuntu1 all</text:p>
      <text:p text:style-name="Standard"><text:s text:c="2"/>server-side, HTML-embedded scripting language (PHPDBG binary) (default)</text:p>
      <text:p text:style-name="Standard"/>
      <text:p text:style-name="Standard">php-phpdocumentor-reflection-common/jammy,jammy 2.2.0-1 all</text:p>
      <text:p text:style-name="Standard"><text:s text:c="2"/>Common reflection classes - phpDocumentor component</text:p>
      <text:p text:style-name="Standard"/>
      <text:p text:style-name="Standard">php-phpdocumentor-reflection-docblock/jammy,jammy 5.3.0-1 all</text:p>
      <text:p text:style-name="Standard"><text:s text:c="2"/>DocBlock parser - phpDocumentor component</text:p>
      <text:p text:style-name="Standard"><text:soft-page-break/></text:p>
      <text:p text:style-name="Standard">php-phpdocumentor-type-resolver/jammy,jammy 1.6.0-1 all</text:p>
      <text:p text:style-name="Standard"><text:s text:c="2"/>TypeResolver and FqsenResolver - phpDocumentor component</text:p>
      <text:p text:style-name="Standard"/>
      <text:p text:style-name="Standard">php-phpmyadmin-motranslator/jammy,jammy 5.2.0-1build1 all</text:p>
      <text:p text:style-name="Standard"><text:s text:c="2"/>translation API for PHP using Gettext MO files</text:p>
      <text:p text:style-name="Standard"/>
      <text:p text:style-name="Standard">php-phpmyadmin-shapefile/jammy,jammy 2.1-5 all</text:p>
      <text:p text:style-name="Standard"><text:s text:c="2"/>translation API for PHP using Gettext MO files</text:p>
      <text:p text:style-name="Standard"/>
      <text:p text:style-name="Standard">php-phpmyadmin-sql-parser/jammy,jammy 5.4.1-2 all</text:p>
      <text:p text:style-name="Standard"><text:s text:c="2"/>validating SQL lexer and parser</text:p>
      <text:p text:style-name="Standard"/>
      <text:p text:style-name="Standard">php-phpoption/jammy,jammy 1.8.1-1 all</text:p>
      <text:p text:style-name="Standard"><text:s text:c="2"/>Option type for PHP</text:p>
      <text:p text:style-name="Standard"/>
      <text:p text:style-name="Standard">php-phpseclib/jammy,jammy 2.0.36-1 all</text:p>
      <text:p text:style-name="Standard"><text:s text:c="2"/>implementations of an arbitrary-precision integer arithmetic library</text:p>
      <text:p text:style-name="Standard"/>
      <text:p text:style-name="Standard">php-phpseclib3/jammy,jammy 3.0.13-1 all</text:p>
      <text:p text:style-name="Standard"><text:s text:c="2"/>implementations of an arbitrary-precision integer arithmetic library</text:p>
      <text:p text:style-name="Standard"/>
      <text:p text:style-name="Standard">php-phpspec-prophecy/jammy,jammy 1.15.0-1 all</text:p>
      <text:p text:style-name="Standard"><text:s text:c="2"/>object mocking framework - phpspec component</text:p>
      <text:p text:style-name="Standard"/>
      <text:p text:style-name="Standard">php-phpspec-prophecy-phpunit/jammy,jammy 2.0.1-2 all</text:p>
      <text:p text:style-name="Standard"><text:s text:c="2"/>Integrating the Prophecy mocking library in PHPUnit test cases</text:p>
      <text:p text:style-name="Standard"/>
      <text:p text:style-name="Standard">php-phpstan-phpdoc-parser/jammy,jammy 1.2.0-2 all</text:p>
      <text:p text:style-name="Standard"><text:s text:c="2"/>PHPDoc parser with support for nullable, intersection and generic types</text:p>
      <text:p text:style-name="Standard"/>
      <text:p text:style-name="Standard">php-predis/jammy,jammy 1.1.10-1 all</text:p>
      <text:p text:style-name="Standard"><text:s text:c="2"/>Flexible and feature-complete Redis client for PHP and HHVM</text:p>
      <text:p text:style-name="Standard"/>
      <text:p text:style-name="Standard">php-proxy-manager/jammy,jammy 2.11.1+1.0.5-2 all</text:p>
      <text:p text:style-name="Standard"><text:s text:c="2"/>library providing utilities to operate with Object Proxies</text:p>
      <text:p text:style-name="Standard"/>
      <text:p text:style-name="Standard">php-ps/jammy 1.4.4+1.3.7-6 amd64</text:p>
      <text:p text:style-name="Standard"><text:s text:c="2"/>ps module for PHP</text:p>
      <text:p text:style-name="Standard"/>
      <text:p text:style-name="Standard">php-ps-all-dev/jammy,jammy 1.4.4+1.3.7-6 all</text:p>
      <text:p text:style-name="Standard"><text:s text:c="2"/>ps module for PHP</text:p>
      <text:p text:style-name="Standard"/>
      <text:p text:style-name="Standard">php-pspell/jammy,jammy 2:8.1+92ubuntu1 all</text:p>
      <text:p text:style-name="Standard"><text:s text:c="2"/>pspell module for PHP [default]</text:p>
      <text:p text:style-name="Standard"/>
      <text:p text:style-name="Standard">php-psr/jammy 1.2.0-4 amd64</text:p>
      <text:p text:style-name="Standard"><text:s text:c="2"/>PSR interfaces for PHP</text:p>
      <text:p text:style-name="Standard"/>
      <text:p text:style-name="Standard">php-psr-all-dev/jammy,jammy 1.2.0-4 all</text:p>
      <text:p text:style-name="Standard"><text:s text:c="2"/>PSR interfaces for PHP</text:p>
      <text:p text:style-name="Standard"/>
      <text:p text:style-name="Standard"><text:soft-page-break/>php-psr-cache/jammy,jammy 3.0.0-1 all</text:p>
      <text:p text:style-name="Standard"><text:s text:c="2"/>Common interface for caching libraries</text:p>
      <text:p text:style-name="Standard"/>
      <text:p text:style-name="Standard">php-psr-container/jammy,jammy 2.0.2-1 all</text:p>
      <text:p text:style-name="Standard"><text:s text:c="2"/>Common Container Interface (PHP FIG PSR-11)</text:p>
      <text:p text:style-name="Standard"/>
      <text:p text:style-name="Standard">php-psr-event-dispatcher/jammy,jammy 1.0.0-2 all</text:p>
      <text:p text:style-name="Standard"><text:s text:c="2"/>Standard interfaces for event handling</text:p>
      <text:p text:style-name="Standard"/>
      <text:p text:style-name="Standard">php-psr-http-client/jammy,jammy 1.0.1-1 all</text:p>
      <text:p text:style-name="Standard"><text:s text:c="2"/>Common interface for HTTP clients</text:p>
      <text:p text:style-name="Standard"/>
      <text:p text:style-name="Standard">php-psr-http-factory/jammy,jammy 1.0.1-2 all</text:p>
      <text:p text:style-name="Standard"><text:s text:c="2"/>Common interfaces for PSR-7 HTTP message factories</text:p>
      <text:p text:style-name="Standard"/>
      <text:p text:style-name="Standard">php-psr-http-message/jammy,jammy 1.0.1-2 all</text:p>
      <text:p text:style-name="Standard"><text:s text:c="2"/>Common interface for HTTP messages</text:p>
      <text:p text:style-name="Standard"/>
      <text:p text:style-name="Standard">php-psr-link/jammy,jammy 1.1.1-1 all</text:p>
      <text:p text:style-name="Standard"><text:s text:c="2"/>Common interfaces for HTTP links</text:p>
      <text:p text:style-name="Standard"/>
      <text:p text:style-name="Standard">php-psr-log/jammy,jammy 3.0.0-1 all</text:p>
      <text:p text:style-name="Standard"><text:s text:c="2"/>common interface for logging libraries</text:p>
      <text:p text:style-name="Standard"/>
      <text:p text:style-name="Standard">php-psr-simple-cache/jammy,jammy 1.0.1-1 all</text:p>
      <text:p text:style-name="Standard"><text:s text:c="2"/>Common interfaces for simple caching</text:p>
      <text:p text:style-name="Standard"/>
      <text:p text:style-name="Standard">php-pubsubhubbub-publisher/jammy,jammy 0~~20181009-2 all</text:p>
      <text:p text:style-name="Standard"><text:s text:c="2"/>WebSub publisher library for PHP</text:p>
      <text:p text:style-name="Standard"/>
      <text:p text:style-name="Standard">php-ramsey-uuid/jammy,jammy 3.9.3-2 all</text:p>
      <text:p text:style-name="Standard"><text:s text:c="2"/>RFC 4122 universally unique identifier (UUID) generator for PHP</text:p>
      <text:p text:style-name="Standard"/>
      <text:p text:style-name="Standard">php-random-compat/jammy,jammy 2.0.21-1 all</text:p>
      <text:p text:style-name="Standard"><text:s text:c="2"/>PHP 5.x polyfill for random_bytes() and random_int() from PHP 7</text:p>
      <text:p text:style-name="Standard"/>
      <text:p text:style-name="Standard">php-raphf/jammy 2.0.1+1.1.2-13 amd64</text:p>
      <text:p text:style-name="Standard"><text:s text:c="2"/>raphf module for PHP</text:p>
      <text:p text:style-name="Standard"/>
      <text:p text:style-name="Standard">php-raphf-all-dev/jammy,jammy 2.0.1+1.1.2-13 all</text:p>
      <text:p text:style-name="Standard"><text:s text:c="2"/>raphf module for PHP</text:p>
      <text:p text:style-name="Standard"/>
      <text:p text:style-name="Standard">php-react-promise/jammy,jammy 2.7.0-2 all</text:p>
      <text:p text:style-name="Standard"><text:s text:c="2"/>lightweight implementation of CommonJS Promises/A for PHP</text:p>
      <text:p text:style-name="Standard"/>
      <text:p text:style-name="Standard">php-readline/jammy,jammy 2:8.1+92ubuntu1 all</text:p>
      <text:p text:style-name="Standard"><text:s text:c="2"/>readline module for PHP [default]</text:p>
      <text:p text:style-name="Standard"/>
      <text:p text:style-name="Standard">php-redis/jammy 5.3.5+4.3.0-5.1 amd64</text:p>
      <text:p text:style-name="Standard"><text:s text:c="2"/>PHP extension for interfacing with Redis</text:p>
      <text:p text:style-name="Standard"/>
      <text:p text:style-name="Standard">php-redis-all-dev/jammy,jammy 5.3.5+4.3.0-5.1 all</text:p>
      <text:p text:style-name="Standard"><text:soft-page-break/><text:s text:c="2"/>PHP extension for interfacing with Redis</text:p>
      <text:p text:style-name="Standard"/>
      <text:p text:style-name="Standard">php-remctl/jammy 3.17-1build7 amd64</text:p>
      <text:p text:style-name="Standard"><text:s text:c="2"/>PECL module for Kerberos-authenticated command execution</text:p>
      <text:p text:style-name="Standard"/>
      <text:p text:style-name="Standard">php-roundcube-rtf-html-php/jammy,jammy 2.1-2 all</text:p>
      <text:p text:style-name="Standard"><text:s text:c="2"/>RTF to HTML converter in PHP</text:p>
      <text:p text:style-name="Standard"/>
      <text:p text:style-name="Standard">php-rrd/jammy 2.0.3+1.1.3-6 amd64</text:p>
      <text:p text:style-name="Standard"><text:s text:c="2"/>PHP bindings to rrd tool system</text:p>
      <text:p text:style-name="Standard"/>
      <text:p text:style-name="Standard">php-rrd-all-dev/jammy,jammy 2.0.3+1.1.3-6 all</text:p>
      <text:p text:style-name="Standard"><text:s text:c="2"/>PHP bindings to rrd tool system</text:p>
      <text:p text:style-name="Standard"/>
      <text:p text:style-name="Standard">php-sabre-dav/jammy,jammy 1.8.12-10 all</text:p>
      <text:p text:style-name="Standard"><text:s text:c="2"/>WebDAV Framework for PHP</text:p>
      <text:p text:style-name="Standard"/>
      <text:p text:style-name="Standard">php-sabre-vobject/jammy,jammy 2.1.7-6build1 all</text:p>
      <text:p text:style-name="Standard"><text:s text:c="2"/>library to parse and manipulate iCalendar and vCard objects</text:p>
      <text:p text:style-name="Standard"/>
      <text:p text:style-name="Standard">php-sass/jammy 0.7-1ubuntu2 amd64</text:p>
      <text:p text:style-name="Standard"><text:s text:c="2"/>PHP bindings to libsass - fast, native Sass parsing in PHP</text:p>
      <text:p text:style-name="Standard"/>
      <text:p text:style-name="Standard">php-seclib/jammy,jammy 1.0.20-1 all</text:p>
      <text:p text:style-name="Standard"><text:s text:c="2"/>implementations of an arbitrary-precision integer arithmetic library</text:p>
      <text:p text:style-name="Standard"/>
      <text:p text:style-name="Standard">php-services-json/jammy,jammy 1.0.3-1build1 all</text:p>
      <text:p text:style-name="Standard"><text:s text:c="2"/>PHP implementaion of json_encode/decode</text:p>
      <text:p text:style-name="Standard"/>
      <text:p text:style-name="Standard">php-services-weather/jammy,jammy 1.4.7-4 all</text:p>
      <text:p text:style-name="Standard"><text:s text:c="2"/>This class acts as an interface to various online weather-services</text:p>
      <text:p text:style-name="Standard"/>
      <text:p text:style-name="Standard">php-shellcommand/jammy,jammy 1.6.3-1 all</text:p>
      <text:p text:style-name="Standard"><text:s text:c="2"/>An object oriented interface to shell commands</text:p>
      <text:p text:style-name="Standard"/>
      <text:p text:style-name="Standard">php-smbclient/jammy 1.0.6-6 amd64</text:p>
      <text:p text:style-name="Standard"><text:s text:c="2"/>PHP wrapper for libsmbclient</text:p>
      <text:p text:style-name="Standard"/>
      <text:p text:style-name="Standard">php-smbclient-all-dev/jammy,jammy 1.0.6-6 all</text:p>
      <text:p text:style-name="Standard"><text:s text:c="2"/>PHP wrapper for libsmbclient</text:p>
      <text:p text:style-name="Standard"/>
      <text:p text:style-name="Standard">php-snmp/jammy,jammy 2:8.1+92ubuntu1 all</text:p>
      <text:p text:style-name="Standard"><text:s text:c="2"/>SNMP module for PHP [default]</text:p>
      <text:p text:style-name="Standard"/>
      <text:p text:style-name="Standard">php-soap/jammy,jammy 2:8.1+92ubuntu1 all</text:p>
      <text:p text:style-name="Standard"><text:s text:c="2"/>SOAP module for PHP [default]</text:p>
      <text:p text:style-name="Standard"/>
      <text:p text:style-name="Standard">php-solr/jammy 2.5.1+2.4.0-15 amd64</text:p>
      <text:p text:style-name="Standard"><text:s text:c="2"/>PHP extension for communicating with Apache Solr server</text:p>
      <text:p text:style-name="Standard"/>
      <text:p text:style-name="Standard">php-solr-all-dev/jammy,jammy 2.5.1+2.4.0-15 all</text:p>
      <text:p text:style-name="Standard"><text:s text:c="2"/>PHP extension for communicating with Apache Solr server</text:p>
      <text:p text:style-name="Standard"><text:soft-page-break/></text:p>
      <text:p text:style-name="Standard">php-sql-formatter/jammy,jammy 1.2.17+dct1.1.2-1 all</text:p>
      <text:p text:style-name="Standard"><text:s text:c="2"/>a PHP SQL highlighting library</text:p>
      <text:p text:style-name="Standard"/>
      <text:p text:style-name="Standard">php-sqlite3/jammy,jammy 2:8.1+92ubuntu1 all</text:p>
      <text:p text:style-name="Standard"><text:s text:c="2"/>SQLite3 module for PHP [default]</text:p>
      <text:p text:style-name="Standard"/>
      <text:p text:style-name="Standard">php-ssh2/jammy 1.3.1+0.13-6 amd64</text:p>
      <text:p text:style-name="Standard"><text:s text:c="2"/>Bindings for the libssh2 library</text:p>
      <text:p text:style-name="Standard"/>
      <text:p text:style-name="Standard">php-ssh2-all-dev/jammy,jammy 1.3.1+0.13-6 all</text:p>
      <text:p text:style-name="Standard"><text:s text:c="2"/>Bindings for the libssh2 library</text:p>
      <text:p text:style-name="Standard"/>
      <text:p text:style-name="Standard">php-swiftmailer/jammy,jammy 6.3.0-1ubuntu1 all</text:p>
      <text:p text:style-name="Standard"><text:s text:c="2"/>Swiftmailer, free feature-rich PHP mailer</text:p>
      <text:p text:style-name="Standard"/>
      <text:p text:style-name="Standard">php-sybase/jammy,jammy 2:8.1+92ubuntu1 all</text:p>
      <text:p text:style-name="Standard"><text:s text:c="2"/>Sybase module for PHP [default]</text:p>
      <text:p text:style-name="Standard"/>
      <text:p text:style-name="Standard">php-symfony/jammy,jammy 5.4.4+dfsg-1ubuntu8 all</text:p>
      <text:p text:style-name="Standard"><text:s text:c="2"/>set of reusable components and framework for web projects</text:p>
      <text:p text:style-name="Standard"/>
      <text:p text:style-name="Standard">php-symfony-all-my-sms-notifier/jammy,jammy 5.4.4+dfsg-1ubuntu8 all</text:p>
      <text:p text:style-name="Standard"><text:s text:c="2"/>Symfony AllMySms Notifier Bridge</text:p>
      <text:p text:style-name="Standard"/>
      <text:p text:style-name="Standard">php-symfony-amazon-mailer/jammy,jammy 5.4.4+dfsg-1ubuntu8 all</text:p>
      <text:p text:style-name="Standard"><text:s text:c="2"/>Symfony Amazon Mailer Bridge</text:p>
      <text:p text:style-name="Standard"/>
      <text:p text:style-name="Standard">php-symfony-amazon-sns-notifier/jammy,jammy 5.4.4+dfsg-1ubuntu8 all</text:p>
      <text:p text:style-name="Standard"><text:s text:c="2"/>Symfony Amazon SNS Notifier Bridge</text:p>
      <text:p text:style-name="Standard"/>
      <text:p text:style-name="Standard">php-symfony-amazon-sqs-messenger/jammy,jammy 5.4.4+dfsg-1ubuntu8 all</text:p>
      <text:p text:style-name="Standard"><text:s text:c="2"/>Symfony Amazon SQS extension Messenger Bridge</text:p>
      <text:p text:style-name="Standard"/>
      <text:p text:style-name="Standard">php-symfony-amqp-messenger/jammy,jammy 5.4.4+dfsg-1ubuntu8 all</text:p>
      <text:p text:style-name="Standard"><text:s text:c="2"/>Symfony AMQP extension Messenger Bridge</text:p>
      <text:p text:style-name="Standard"/>
      <text:p text:style-name="Standard">php-symfony-asset/jammy,jammy 5.4.4+dfsg-1ubuntu8 all</text:p>
      <text:p text:style-name="Standard"><text:s text:c="2"/>manage asset URLs</text:p>
      <text:p text:style-name="Standard"/>
      <text:p text:style-name="Standard">php-symfony-beanstalkd-messenger/jammy,jammy 5.4.4+dfsg-1ubuntu8 all</text:p>
      <text:p text:style-name="Standard"><text:s text:c="2"/>Symfony Beanstalkd Messenger Bridge</text:p>
      <text:p text:style-name="Standard"/>
      <text:p text:style-name="Standard">php-symfony-browser-kit/jammy,jammy 5.4.4+dfsg-1ubuntu8 all</text:p>
      <text:p text:style-name="Standard"><text:s text:c="2"/>simulate the behavior of a web browser</text:p>
      <text:p text:style-name="Standard"/>
      <text:p text:style-name="Standard">php-symfony-cache/jammy,jammy 5.4.4+dfsg-1ubuntu8 all</text:p>
      <text:p text:style-name="Standard"><text:s text:c="2"/>provides an extended PSR-6, PSR-16 (and tags) implementation</text:p>
      <text:p text:style-name="Standard"/>
      <text:p text:style-name="Standard">php-symfony-cache-contracts/jammy,jammy 2.4.0-1ubuntu2 all</text:p>
      <text:p text:style-name="Standard"><text:s text:c="2"/>Generic abstractions related to caching</text:p>
      <text:p text:style-name="Standard"/>
      <text:p text:style-name="Standard"><text:soft-page-break/>php-symfony-clickatell-notifier/jammy,jammy 5.4.4+dfsg-1ubuntu8 all</text:p>
      <text:p text:style-name="Standard"><text:s text:c="2"/>Symfony Clickatell Notifier Bridge</text:p>
      <text:p text:style-name="Standard"/>
      <text:p text:style-name="Standard">php-symfony-config/jammy,jammy 5.4.4+dfsg-1ubuntu8 all</text:p>
      <text:p text:style-name="Standard"><text:s text:c="2"/>load configurations from different data sources</text:p>
      <text:p text:style-name="Standard"/>
      <text:p text:style-name="Standard">php-symfony-console/jammy,jammy 5.4.4+dfsg-1ubuntu8 all</text:p>
      <text:p text:style-name="Standard"><text:s text:c="2"/>run tasks from the command line</text:p>
      <text:p text:style-name="Standard"/>
      <text:p text:style-name="Standard">php-symfony-contracts/jammy,jammy 2.4.0-1ubuntu2 all</text:p>
      <text:p text:style-name="Standard"><text:s text:c="2"/>A set of abstractions extracted out of the Symfony components</text:p>
      <text:p text:style-name="Standard"/>
      <text:p text:style-name="Standard">php-symfony-crowdin-translation-provider/jammy,jammy 5.4.4+dfsg-1ubuntu8 all</text:p>
      <text:p text:style-name="Standard"><text:s text:c="2"/>Symfony Crowdin Translation Provider Bridge</text:p>
      <text:p text:style-name="Standard"/>
      <text:p text:style-name="Standard">php-symfony-css-selector/jammy,jammy 5.4.4+dfsg-1ubuntu8 all</text:p>
      <text:p text:style-name="Standard"><text:s text:c="2"/>convert CSS selectors to XPath expressions</text:p>
      <text:p text:style-name="Standard"/>
      <text:p text:style-name="Standard">php-symfony-debug-bundle/jammy,jammy 5.4.4+dfsg-1ubuntu8 all</text:p>
      <text:p text:style-name="Standard"><text:s text:c="2"/>debugging tools for the Symfony framework</text:p>
      <text:p text:style-name="Standard"/>
      <text:p text:style-name="Standard">php-symfony-dependency-injection/jammy,jammy 5.4.4+dfsg-1ubuntu8 all</text:p>
      <text:p text:style-name="Standard"><text:s text:c="2"/>standardize and centralize construction of objects</text:p>
      <text:p text:style-name="Standard"/>
      <text:p text:style-name="Standard">php-symfony-deprecation-contracts/jammy,jammy 2.4.0-1ubuntu2 all</text:p>
      <text:p text:style-name="Standard"><text:s text:c="2"/>A generic function and convention to trigger deprecation notices</text:p>
      <text:p text:style-name="Standard"/>
      <text:p text:style-name="Standard">php-symfony-discord-notifier/jammy,jammy 5.4.4+dfsg-1ubuntu8 all</text:p>
      <text:p text:style-name="Standard"><text:s text:c="2"/>Symfony Discord Notifier Bridge</text:p>
      <text:p text:style-name="Standard"/>
      <text:p text:style-name="Standard">php-symfony-doctrine-bridge/jammy,jammy 5.4.4+dfsg-1ubuntu8 all</text:p>
      <text:p text:style-name="Standard"><text:s text:c="2"/>integration for Doctrine with Symfony Components</text:p>
      <text:p text:style-name="Standard"/>
      <text:p text:style-name="Standard">php-symfony-doctrine-messenger/jammy,jammy 5.4.4+dfsg-1ubuntu8 all</text:p>
      <text:p text:style-name="Standard"><text:s text:c="2"/>Symfony Doctrine Messenger Bridge</text:p>
      <text:p text:style-name="Standard"/>
      <text:p text:style-name="Standard">php-symfony-dom-crawler/jammy,jammy 5.4.4+dfsg-1ubuntu8 all</text:p>
      <text:p text:style-name="Standard"><text:s text:c="2"/>ease DOM navigation for HTML and XML documents</text:p>
      <text:p text:style-name="Standard"/>
      <text:p text:style-name="Standard">php-symfony-dotenv/jammy,jammy 5.4.4+dfsg-1ubuntu8 all</text:p>
      <text:p text:style-name="Standard"><text:s text:c="2"/>.env files parser to make environment variables accessible</text:p>
      <text:p text:style-name="Standard"/>
      <text:p text:style-name="Standard">php-symfony-error-handler/jammy,jammy 5.4.4+dfsg-1ubuntu8 all</text:p>
      <text:p text:style-name="Standard"><text:s text:c="2"/>manage errors and ease debugging</text:p>
      <text:p text:style-name="Standard"/>
      <text:p text:style-name="Standard">php-symfony-esendex-notifier/jammy,jammy 5.4.4+dfsg-1ubuntu8 all</text:p>
      <text:p text:style-name="Standard"><text:s text:c="2"/>Symfony Esendex Notifier Bridge</text:p>
      <text:p text:style-name="Standard"/>
      <text:p text:style-name="Standard">php-symfony-event-dispatcher/jammy,jammy 5.4.4+dfsg-1ubuntu8 all</text:p>
      <text:p text:style-name="Standard"><text:s text:c="2"/>dispatch events and listen to them</text:p>
      <text:p text:style-name="Standard"/>
      <text:p text:style-name="Standard">php-symfony-event-dispatcher-contracts/jammy,jammy 2.4.0-1ubuntu2 all</text:p>
      <text:p text:style-name="Standard"><text:soft-page-break/><text:s text:c="2"/>Generic abstractions related to dispatching event</text:p>
      <text:p text:style-name="Standard"/>
      <text:p text:style-name="Standard">php-symfony-expo-notifier/jammy,jammy 5.4.4+dfsg-1ubuntu8 all</text:p>
      <text:p text:style-name="Standard"><text:s text:c="2"/>Symfony Expo Notifier Bridge</text:p>
      <text:p text:style-name="Standard"/>
      <text:p text:style-name="Standard">php-symfony-expression-language/jammy,jammy 5.4.4+dfsg-1ubuntu8 all</text:p>
      <text:p text:style-name="Standard"><text:s text:c="2"/>compile and evaluate expressions</text:p>
      <text:p text:style-name="Standard"/>
      <text:p text:style-name="Standard">php-symfony-fake-chat-notifier/jammy,jammy 5.4.4+dfsg-1ubuntu8 all</text:p>
      <text:p text:style-name="Standard"><text:s text:c="2"/>Fake Chat (as email or log during development) Notifier Bridge</text:p>
      <text:p text:style-name="Standard"/>
      <text:p text:style-name="Standard">php-symfony-fake-sms-notifier/jammy,jammy 5.4.4+dfsg-1ubuntu8 all</text:p>
      <text:p text:style-name="Standard"><text:s text:c="2"/>Fake SMS (as email or log during development) Notifier Bridge</text:p>
      <text:p text:style-name="Standard"/>
      <text:p text:style-name="Standard">php-symfony-filesystem/jammy,jammy 5.4.4+dfsg-1ubuntu8 all</text:p>
      <text:p text:style-name="Standard"><text:s text:c="2"/>basic filesystem utilities</text:p>
      <text:p text:style-name="Standard"/>
      <text:p text:style-name="Standard">php-symfony-finder/jammy,jammy 5.4.4+dfsg-1ubuntu8 all</text:p>
      <text:p text:style-name="Standard"><text:s text:c="2"/>find files and directories</text:p>
      <text:p text:style-name="Standard"/>
      <text:p text:style-name="Standard">php-symfony-firebase-notifier/jammy,jammy 5.4.4+dfsg-1ubuntu8 all</text:p>
      <text:p text:style-name="Standard"><text:s text:c="2"/>Symfony Firebase Notifier Bridge</text:p>
      <text:p text:style-name="Standard"/>
      <text:p text:style-name="Standard">php-symfony-form/jammy,jammy 5.4.4+dfsg-1ubuntu8 all</text:p>
      <text:p text:style-name="Standard"><text:s text:c="2"/>create HTML forms and process request data</text:p>
      <text:p text:style-name="Standard"/>
      <text:p text:style-name="Standard">php-symfony-framework-bundle/jammy,jammy 5.4.4+dfsg-1ubuntu8 all</text:p>
      <text:p text:style-name="Standard"><text:s text:c="2"/>basic, robust and flexible MVC framework</text:p>
      <text:p text:style-name="Standard"/>
      <text:p text:style-name="Standard">php-symfony-free-mobile-notifier/jammy,jammy 5.4.4+dfsg-1ubuntu8 all</text:p>
      <text:p text:style-name="Standard"><text:s text:c="2"/>Symfony Free Mobile Notifier Bridge</text:p>
      <text:p text:style-name="Standard"/>
      <text:p text:style-name="Standard">php-symfony-gateway-api-notifier/jammy,jammy 5.4.4+dfsg-1ubuntu8 all</text:p>
      <text:p text:style-name="Standard"><text:s text:c="2"/>Symfony GatewayApi Notifier Bridge</text:p>
      <text:p text:style-name="Standard"/>
      <text:p text:style-name="Standard">php-symfony-gitter-notifier/jammy,jammy 5.4.4+dfsg-1ubuntu8 all</text:p>
      <text:p text:style-name="Standard"><text:s text:c="2"/>Symfony Gitter Notifier Bridge</text:p>
      <text:p text:style-name="Standard"/>
      <text:p text:style-name="Standard">php-symfony-google-chat-notifier/jammy,jammy 5.4.4+dfsg-1ubuntu8 all</text:p>
      <text:p text:style-name="Standard"><text:s text:c="2"/>Symfony Google Chat Notifier Bridge</text:p>
      <text:p text:style-name="Standard"/>
      <text:p text:style-name="Standard">php-symfony-google-mailer/jammy,jammy 5.4.4+dfsg-1ubuntu8 all</text:p>
      <text:p text:style-name="Standard"><text:s text:c="2"/>Symfony Google Mailer Bridge</text:p>
      <text:p text:style-name="Standard"/>
      <text:p text:style-name="Standard">php-symfony-http-client/jammy,jammy 5.4.4+dfsg-1ubuntu8 all</text:p>
      <text:p text:style-name="Standard"><text:s text:c="2"/>methods to fetch HTTP resources synchronously or asynchronously</text:p>
      <text:p text:style-name="Standard"/>
      <text:p text:style-name="Standard">php-symfony-http-client-contracts/jammy,jammy 2.4.0-1ubuntu2 all</text:p>
      <text:p text:style-name="Standard"><text:s text:c="2"/>Generic abstractions related to HTTP clients</text:p>
      <text:p text:style-name="Standard"/>
      <text:p text:style-name="Standard">php-symfony-http-foundation/jammy,jammy 5.4.4+dfsg-1ubuntu8 all</text:p>
      <text:p text:style-name="Standard"><text:s text:c="2"/>object-oriented layer for the HTTP specification</text:p>
      <text:p text:style-name="Standard"><text:soft-page-break/></text:p>
      <text:p text:style-name="Standard">php-symfony-http-kernel/jammy,jammy 5.4.4+dfsg-1ubuntu8 all</text:p>
      <text:p text:style-name="Standard"><text:s text:c="2"/>building blocks for flexible and fast HTTP-based frameworks</text:p>
      <text:p text:style-name="Standard"/>
      <text:p text:style-name="Standard">php-symfony-inflector/jammy,jammy 5.4.4+dfsg-1ubuntu8 all</text:p>
      <text:p text:style-name="Standard"><text:s text:c="2"/>words conversion between their singular and plural forms</text:p>
      <text:p text:style-name="Standard"/>
      <text:p text:style-name="Standard">php-symfony-infobip-notifier/jammy,jammy 5.4.4+dfsg-1ubuntu8 all</text:p>
      <text:p text:style-name="Standard"><text:s text:c="2"/>Symfony Infobip Notifier Bridge</text:p>
      <text:p text:style-name="Standard"/>
      <text:p text:style-name="Standard">php-symfony-intl/jammy,jammy 5.4.4+dfsg-1ubuntu8 all</text:p>
      <text:p text:style-name="Standard"><text:s text:c="2"/>limited replacement layer for the PHP extension intl</text:p>
      <text:p text:style-name="Standard"/>
      <text:p text:style-name="Standard">php-symfony-iqsms-notifier/jammy,jammy 5.4.4+dfsg-1ubuntu8 all</text:p>
      <text:p text:style-name="Standard"><text:s text:c="2"/>Symfony Iqsms Notifier Bridge</text:p>
      <text:p text:style-name="Standard"/>
      <text:p text:style-name="Standard">php-symfony-ldap/jammy,jammy 5.4.4+dfsg-1ubuntu8 all</text:p>
      <text:p text:style-name="Standard"><text:s text:c="2"/>abstraction layer for the PHP LDAP module</text:p>
      <text:p text:style-name="Standard"/>
      <text:p text:style-name="Standard">php-symfony-light-sms-notifier/jammy,jammy 5.4.4+dfsg-1ubuntu8 all</text:p>
      <text:p text:style-name="Standard"><text:s text:c="2"/>Symfony LightSms Notifier Bridge</text:p>
      <text:p text:style-name="Standard"/>
      <text:p text:style-name="Standard">php-symfony-linked-in-notifier/jammy,jammy 5.4.4+dfsg-1ubuntu8 all</text:p>
      <text:p text:style-name="Standard"><text:s text:c="2"/>Symfony LinkedIn Notifier Bridge</text:p>
      <text:p text:style-name="Standard"/>
      <text:p text:style-name="Standard">php-symfony-lock/jammy,jammy 5.4.4+dfsg-1ubuntu8 all</text:p>
      <text:p text:style-name="Standard"><text:s text:c="2"/>create and manage locks</text:p>
      <text:p text:style-name="Standard"/>
      <text:p text:style-name="Standard">php-symfony-loco-translation-provider/jammy,jammy 5.4.4+dfsg-1ubuntu8 all</text:p>
      <text:p text:style-name="Standard"><text:s text:c="2"/>Symfony Loco Translation Provider Bridge</text:p>
      <text:p text:style-name="Standard"/>
      <text:p text:style-name="Standard">php-symfony-lokalise-translation-provider/jammy,jammy 5.4.4+dfsg-1ubuntu8 all</text:p>
      <text:p text:style-name="Standard"><text:s text:c="2"/>Symfony Lokalise Translation Provider Bridge</text:p>
      <text:p text:style-name="Standard"/>
      <text:p text:style-name="Standard">php-symfony-mailchimp-mailer/jammy,jammy 5.4.4+dfsg-1ubuntu8 all</text:p>
      <text:p text:style-name="Standard"><text:s text:c="2"/>Symfony Mailchimp Mailer Bridge</text:p>
      <text:p text:style-name="Standard"/>
      <text:p text:style-name="Standard">php-symfony-mailer/jammy,jammy 5.4.4+dfsg-1ubuntu8 all</text:p>
      <text:p text:style-name="Standard"><text:s text:c="2"/>help sending emails</text:p>
      <text:p text:style-name="Standard"/>
      <text:p text:style-name="Standard">php-symfony-mailgun-mailer/jammy,jammy 5.4.4+dfsg-1ubuntu8 all</text:p>
      <text:p text:style-name="Standard"><text:s text:c="2"/>Symfony Mailgun Mailer Bridge</text:p>
      <text:p text:style-name="Standard"/>
      <text:p text:style-name="Standard">php-symfony-mailjet-mailer/jammy,jammy 5.4.4+dfsg-1ubuntu8 all</text:p>
      <text:p text:style-name="Standard"><text:s text:c="2"/>Symfony Mailjet Mailer Bridge</text:p>
      <text:p text:style-name="Standard"/>
      <text:p text:style-name="Standard">php-symfony-mailjet-notifier/jammy,jammy 5.4.4+dfsg-1ubuntu8 all</text:p>
      <text:p text:style-name="Standard"><text:s text:c="2"/>Symfony Mailjet Notifier Bridge</text:p>
      <text:p text:style-name="Standard"/>
      <text:p text:style-name="Standard">php-symfony-mattermost-notifier/jammy,jammy 5.4.4+dfsg-1ubuntu8 all</text:p>
      <text:p text:style-name="Standard"><text:s text:c="2"/>Symfony Mattermost Notifier Bridge</text:p>
      <text:p text:style-name="Standard"/>
      <text:p text:style-name="Standard"><text:soft-page-break/>php-symfony-mercure/jammy,jammy 0.5.3-2ubuntu1 all</text:p>
      <text:p text:style-name="Standard"><text:s text:c="2"/>publisher part of the Mercure Protocol</text:p>
      <text:p text:style-name="Standard"/>
      <text:p text:style-name="Standard">php-symfony-mercure-notifier/jammy,jammy 5.4.4+dfsg-1ubuntu8 all</text:p>
      <text:p text:style-name="Standard"><text:s text:c="2"/>Symfony Mercure Notifier Bridge</text:p>
      <text:p text:style-name="Standard"/>
      <text:p text:style-name="Standard">php-symfony-message-bird-notifier/jammy,jammy 5.4.4+dfsg-1ubuntu8 all</text:p>
      <text:p text:style-name="Standard"><text:s text:c="2"/>Symfony MessageBird Notifier Bridge</text:p>
      <text:p text:style-name="Standard"/>
      <text:p text:style-name="Standard">php-symfony-message-media-notifier/jammy,jammy 5.4.4+dfsg-1ubuntu8 all</text:p>
      <text:p text:style-name="Standard"><text:s text:c="2"/>Symfony MessageMedia Notifier Bridge</text:p>
      <text:p text:style-name="Standard"/>
      <text:p text:style-name="Standard">php-symfony-messenger/jammy,jammy 5.4.4+dfsg-1ubuntu8 all</text:p>
      <text:p text:style-name="Standard"><text:s text:c="2"/>send and receive messages</text:p>
      <text:p text:style-name="Standard"/>
      <text:p text:style-name="Standard">php-symfony-microsoft-teams-notifier/jammy,jammy 5.4.4+dfsg-1ubuntu8 all</text:p>
      <text:p text:style-name="Standard"><text:s text:c="2"/>Symfony Microsoft Teams Notifier Bridge</text:p>
      <text:p text:style-name="Standard"/>
      <text:p text:style-name="Standard">php-symfony-mime/jammy,jammy 5.4.4+dfsg-1ubuntu8 all</text:p>
      <text:p text:style-name="Standard"><text:s text:c="2"/>library to manipulate MIME messages</text:p>
      <text:p text:style-name="Standard"/>
      <text:p text:style-name="Standard">php-symfony-mobyt-notifier/jammy,jammy 5.4.4+dfsg-1ubuntu8 all</text:p>
      <text:p text:style-name="Standard"><text:s text:c="2"/>Symfony Mobyt Notifier Bridge</text:p>
      <text:p text:style-name="Standard"/>
      <text:p text:style-name="Standard">php-symfony-monolog-bridge/jammy,jammy 5.4.4+dfsg-1ubuntu8 all</text:p>
      <text:p text:style-name="Standard"><text:s text:c="2"/>integration for Monolog with Symfony Components</text:p>
      <text:p text:style-name="Standard"/>
      <text:p text:style-name="Standard">php-symfony-nexmo-notifier/jammy,jammy 5.4.4+dfsg-1ubuntu8 all</text:p>
      <text:p text:style-name="Standard"><text:s text:c="2"/>Symfony Nexmo Notifier Bridge</text:p>
      <text:p text:style-name="Standard"/>
      <text:p text:style-name="Standard">php-symfony-notifier/jammy,jammy 5.4.4+dfsg-1ubuntu8 all</text:p>
      <text:p text:style-name="Standard"><text:s text:c="2"/>Sends notifications via one or more channels (email, SMS, ...)</text:p>
      <text:p text:style-name="Standard"/>
      <text:p text:style-name="Standard">php-symfony-octopush-notifier/jammy,jammy 5.4.4+dfsg-1ubuntu8 all</text:p>
      <text:p text:style-name="Standard"><text:s text:c="2"/>Symfony Octopush Notifier Bridge</text:p>
      <text:p text:style-name="Standard"/>
      <text:p text:style-name="Standard">php-symfony-oh-my-smtp-mailer/jammy,jammy 5.4.4+dfsg-1ubuntu8 all</text:p>
      <text:p text:style-name="Standard"><text:s text:c="2"/>Symfony OhMySMTP Mailer Bridge</text:p>
      <text:p text:style-name="Standard"/>
      <text:p text:style-name="Standard">php-symfony-one-signal-notifier/jammy,jammy 5.4.4+dfsg-1ubuntu8 all</text:p>
      <text:p text:style-name="Standard"><text:s text:c="2"/>Symfony OneSignal Notifier Bridge</text:p>
      <text:p text:style-name="Standard"/>
      <text:p text:style-name="Standard">php-symfony-options-resolver/jammy,jammy 5.4.4+dfsg-1ubuntu8 all</text:p>
      <text:p text:style-name="Standard"><text:s text:c="2"/>configure objects with option arrays</text:p>
      <text:p text:style-name="Standard"/>
      <text:p text:style-name="Standard">php-symfony-ovh-cloud-notifier/jammy,jammy 5.4.4+dfsg-1ubuntu8 all</text:p>
      <text:p text:style-name="Standard"><text:s text:c="2"/>Symfony OvhCloud Notifier Bridge</text:p>
      <text:p text:style-name="Standard"/>
      <text:p text:style-name="Standard">php-symfony-password-hasher/jammy,jammy 5.4.4+dfsg-1ubuntu8 all</text:p>
      <text:p text:style-name="Standard"><text:s text:c="2"/>password hashing utilities - Symfony Component</text:p>
      <text:p text:style-name="Standard"/>
      <text:p text:style-name="Standard">php-symfony-phpunit-bridge/jammy,jammy 5.4.4+dfsg-1ubuntu8 all</text:p>
      <text:p text:style-name="Standard"><text:soft-page-break/><text:s text:c="2"/>integration for PHPUnit with Symfony Components</text:p>
      <text:p text:style-name="Standard"/>
      <text:p text:style-name="Standard">php-symfony-polyfill/jammy,jammy 1.24.0-1ubuntu2 all</text:p>
      <text:p text:style-name="Standard"><text:s text:c="2"/>Symfony polyfills backporting features to lower PHP versions</text:p>
      <text:p text:style-name="Standard"/>
      <text:p text:style-name="Standard">php-symfony-polyfill-apcu/jammy,jammy 1.24.0-1ubuntu2 all</text:p>
      <text:p text:style-name="Standard"><text:s text:c="2"/>Symfony polyfill backporting apcu_* functions to lower PHP versions</text:p>
      <text:p text:style-name="Standard"/>
      <text:p text:style-name="Standard">php-symfony-polyfill-ctype/jammy,jammy 1.24.0-1ubuntu2 all</text:p>
      <text:p text:style-name="Standard"><text:s text:c="2"/>Symfony polyfill for ctype functions</text:p>
      <text:p text:style-name="Standard"/>
      <text:p text:style-name="Standard">php-symfony-polyfill-iconv/jammy,jammy 1.24.0-1ubuntu2 all</text:p>
      <text:p text:style-name="Standard"><text:s text:c="2"/>Symfony polyfill for the Iconv extension</text:p>
      <text:p text:style-name="Standard"/>
      <text:p text:style-name="Standard">php-symfony-polyfill-intl-grapheme/jammy,jammy 1.24.0-1ubuntu2 all</text:p>
      <text:p text:style-name="Standard"><text:s text:c="2"/>Symfony polyfill for intl's grapheme_* functions</text:p>
      <text:p text:style-name="Standard"/>
      <text:p text:style-name="Standard">php-symfony-polyfill-intl-icu/jammy,jammy 1.24.0-1ubuntu2 all</text:p>
      <text:p text:style-name="Standard"><text:s text:c="2"/>Symfony polyfill for intl's ICU-related data and classes</text:p>
      <text:p text:style-name="Standard"/>
      <text:p text:style-name="Standard">php-symfony-polyfill-intl-idn/jammy,jammy 1.24.0-1ubuntu2 all</text:p>
      <text:p text:style-name="Standard"><text:s text:c="2"/>Symfony polyfill for intl's idn_to_ascii and idn_to_utf8 functions</text:p>
      <text:p text:style-name="Standard"/>
      <text:p text:style-name="Standard">php-symfony-polyfill-intl-messageformatter/jammy,jammy 1.24.0-1ubuntu2 all</text:p>
      <text:p text:style-name="Standard"><text:s text:c="2"/>Symfony polyfill for intl's MessageFormatter class and related functions</text:p>
      <text:p text:style-name="Standard"/>
      <text:p text:style-name="Standard">php-symfony-polyfill-intl-normalizer/jammy,jammy 1.24.0-1ubuntu2 all</text:p>
      <text:p text:style-name="Standard"><text:s text:c="2"/>Symfony polyfill for intl's Normalizer class and related functions</text:p>
      <text:p text:style-name="Standard"/>
      <text:p text:style-name="Standard">php-symfony-polyfill-mbstring/jammy,jammy 1.24.0-1ubuntu2 all</text:p>
      <text:p text:style-name="Standard"><text:s text:c="2"/>Symfony polyfill for the Mbstring extension</text:p>
      <text:p text:style-name="Standard"/>
      <text:p text:style-name="Standard">php-symfony-polyfill-php72/jammy,jammy 1.24.0-1ubuntu2 all</text:p>
      <text:p text:style-name="Standard"><text:s text:c="2"/>Symfony polyfill backporting some PHP 7.2+ features to lower PHP versions</text:p>
      <text:p text:style-name="Standard"/>
      <text:p text:style-name="Standard">php-symfony-polyfill-php73/jammy,jammy 1.24.0-1ubuntu2 all</text:p>
      <text:p text:style-name="Standard"><text:s text:c="2"/>Symfony polyfill backporting some PHP 7.3+ features to lower PHP versions</text:p>
      <text:p text:style-name="Standard"/>
      <text:p text:style-name="Standard">php-symfony-polyfill-php74/jammy,jammy 1.24.0-1ubuntu2 all</text:p>
      <text:p text:style-name="Standard"><text:s text:c="2"/>Symfony polyfill backporting some PHP 7.4+ features to lower PHP versions</text:p>
      <text:p text:style-name="Standard"/>
      <text:p text:style-name="Standard">php-symfony-polyfill-php80/jammy,jammy 1.24.0-1ubuntu2 all</text:p>
      <text:p text:style-name="Standard"><text:s text:c="2"/>Symfony polyfill backporting some PHP 8.0+ features to lower PHP versions</text:p>
      <text:p text:style-name="Standard"/>
      <text:p text:style-name="Standard">php-symfony-polyfill-php81/jammy,jammy 1.24.0-1ubuntu2 all</text:p>
      <text:p text:style-name="Standard"><text:s text:c="2"/>Symfony polyfill backporting some PHP 8.1+ features to lower PHP versions</text:p>
      <text:p text:style-name="Standard"/>
      <text:p text:style-name="Standard">php-symfony-polyfill-util/jammy,jammy 1.24.0-1ubuntu2 all</text:p>
      <text:p text:style-name="Standard"><text:s text:c="2"/>Symfony utilities for portability of PHP codes</text:p>
      <text:p text:style-name="Standard"/>
      <text:p text:style-name="Standard">php-symfony-polyfill-uuid/jammy,jammy 1.24.0-1ubuntu2 all</text:p>
      <text:p text:style-name="Standard"><text:s text:c="2"/>Symfony polyfill for uuid functions</text:p>
      <text:p text:style-name="Standard"><text:soft-page-break/></text:p>
      <text:p text:style-name="Standard">php-symfony-polyfill-xml/jammy,jammy 1.24.0-1ubuntu2 all</text:p>
      <text:p text:style-name="Standard"><text:s text:c="2"/>Symfony polyfill for xml's utf8_encode and utf8_decode functions</text:p>
      <text:p text:style-name="Standard"/>
      <text:p text:style-name="Standard">php-symfony-postmark-mailer/jammy,jammy 5.4.4+dfsg-1ubuntu8 all</text:p>
      <text:p text:style-name="Standard"><text:s text:c="2"/>Symfony Postmark Mailer Bridge</text:p>
      <text:p text:style-name="Standard"/>
      <text:p text:style-name="Standard">php-symfony-process/jammy,jammy 5.4.4+dfsg-1ubuntu8 all</text:p>
      <text:p text:style-name="Standard"><text:s text:c="2"/>execute commands in sub-processes</text:p>
      <text:p text:style-name="Standard"/>
      <text:p text:style-name="Standard">php-symfony-property-access/jammy,jammy 5.4.4+dfsg-1ubuntu8 all</text:p>
      <text:p text:style-name="Standard"><text:s text:c="2"/>read from and write to an object or array</text:p>
      <text:p text:style-name="Standard"/>
      <text:p text:style-name="Standard">php-symfony-property-info/jammy,jammy 5.4.4+dfsg-1ubuntu8 all</text:p>
      <text:p text:style-name="Standard"><text:s text:c="2"/>extract information about properties of PHP classes</text:p>
      <text:p text:style-name="Standard"/>
      <text:p text:style-name="Standard">php-symfony-proxy-manager-bridge/jammy,jammy 5.4.4+dfsg-1ubuntu8 all</text:p>
      <text:p text:style-name="Standard"><text:s text:c="2"/>integration for ProxyManager with Symfony Components</text:p>
      <text:p text:style-name="Standard"/>
      <text:p text:style-name="Standard">php-symfony-rate-limiter/jammy,jammy 5.4.4+dfsg-1ubuntu8 all</text:p>
      <text:p text:style-name="Standard"><text:s text:c="2"/>rate limit input and output in applications</text:p>
      <text:p text:style-name="Standard"/>
      <text:p text:style-name="Standard">php-symfony-redis-messenger/jammy,jammy 5.4.4+dfsg-1ubuntu8 all</text:p>
      <text:p text:style-name="Standard"><text:s text:c="2"/>Symfony Redis extension Messenger Bridge</text:p>
      <text:p text:style-name="Standard"/>
      <text:p text:style-name="Standard">php-symfony-rocket-chat-notifier/jammy,jammy 5.4.4+dfsg-1ubuntu8 all</text:p>
      <text:p text:style-name="Standard"><text:s text:c="2"/>Symfony RocketChat Notifier Bridge</text:p>
      <text:p text:style-name="Standard"/>
      <text:p text:style-name="Standard">php-symfony-routing/jammy,jammy 5.4.4+dfsg-1ubuntu8 all</text:p>
      <text:p text:style-name="Standard"><text:s text:c="2"/>associate a request with code that generates a response</text:p>
      <text:p text:style-name="Standard"/>
      <text:p text:style-name="Standard">php-symfony-runtime/jammy,jammy 5.4.4+dfsg-1ubuntu8 all</text:p>
      <text:p text:style-name="Standard"><text:s text:c="2"/>decouple PHP applications from global state</text:p>
      <text:p text:style-name="Standard"/>
      <text:p text:style-name="Standard">php-symfony-security-acl/jammy,jammy 3.3.1-1ubuntu1 all</text:p>
      <text:p text:style-name="Standard"><text:s text:c="2"/>Symfony Security Component - ACL (Access Control List)</text:p>
      <text:p text:style-name="Standard"/>
      <text:p text:style-name="Standard">php-symfony-security-bundle/jammy,jammy 5.4.4+dfsg-1ubuntu8 all</text:p>
      <text:p text:style-name="Standard"><text:s text:c="2"/>configurable security system for the Symfony framework</text:p>
      <text:p text:style-name="Standard"/>
      <text:p text:style-name="Standard">php-symfony-security-core/jammy,jammy 5.4.4+dfsg-1ubuntu8 all</text:p>
      <text:p text:style-name="Standard"><text:s text:c="2"/>infrastructure for authorization systems - common features</text:p>
      <text:p text:style-name="Standard"/>
      <text:p text:style-name="Standard">php-symfony-security-csrf/jammy,jammy 5.4.4+dfsg-1ubuntu8 all</text:p>
      <text:p text:style-name="Standard"><text:s text:c="2"/>infrastructure for authorization systems - CSRF protection</text:p>
      <text:p text:style-name="Standard"/>
      <text:p text:style-name="Standard">php-symfony-security-guard/jammy,jammy 5.4.4+dfsg-1ubuntu8 all</text:p>
      <text:p text:style-name="Standard"><text:s text:c="2"/>infrastructure for authorization systems - Guard features</text:p>
      <text:p text:style-name="Standard"/>
      <text:p text:style-name="Standard">php-symfony-security-http/jammy,jammy 5.4.4+dfsg-1ubuntu8 all</text:p>
      <text:p text:style-name="Standard"><text:s text:c="2"/>infrastructure for authorization systems - HTTP integration</text:p>
      <text:p text:style-name="Standard"/>
      <text:p text:style-name="Standard"><text:soft-page-break/>php-symfony-semaphore/jammy,jammy 5.4.4+dfsg-1ubuntu8 all</text:p>
      <text:p text:style-name="Standard"><text:s text:c="2"/>provide exclusive access to a shared resource</text:p>
      <text:p text:style-name="Standard"/>
      <text:p text:style-name="Standard">php-symfony-sendgrid-mailer/jammy,jammy 5.4.4+dfsg-1ubuntu8 all</text:p>
      <text:p text:style-name="Standard"><text:s text:c="2"/>Symfony Sendgrid Mailer Bridge</text:p>
      <text:p text:style-name="Standard"/>
      <text:p text:style-name="Standard">php-symfony-sendinblue-mailer/jammy,jammy 5.4.4+dfsg-1ubuntu8 all</text:p>
      <text:p text:style-name="Standard"><text:s text:c="2"/>Symfony Sendinblue Mailer Bridge</text:p>
      <text:p text:style-name="Standard"/>
      <text:p text:style-name="Standard">php-symfony-sendinblue-notifier/jammy,jammy 5.4.4+dfsg-1ubuntu8 all</text:p>
      <text:p text:style-name="Standard"><text:s text:c="2"/>Symfony Sendinblue Notifier Bridge</text:p>
      <text:p text:style-name="Standard"/>
      <text:p text:style-name="Standard">php-symfony-serializer/jammy,jammy 5.4.4+dfsg-1ubuntu8 all</text:p>
      <text:p text:style-name="Standard"><text:s text:c="2"/>convert PHP objects into specific formats and vice versa</text:p>
      <text:p text:style-name="Standard"/>
      <text:p text:style-name="Standard">php-symfony-service-contracts/jammy,jammy 2.4.0-1ubuntu2 all</text:p>
      <text:p text:style-name="Standard"><text:s text:c="2"/>Generic abstractions related to writing services</text:p>
      <text:p text:style-name="Standard"/>
      <text:p text:style-name="Standard">php-symfony-sinch-notifier/jammy,jammy 5.4.4+dfsg-1ubuntu8 all</text:p>
      <text:p text:style-name="Standard"><text:s text:c="2"/>Symfony Sinch Notifier Bridge</text:p>
      <text:p text:style-name="Standard"/>
      <text:p text:style-name="Standard">php-symfony-slack-notifier/jammy,jammy 5.4.4+dfsg-1ubuntu8 all</text:p>
      <text:p text:style-name="Standard"><text:s text:c="2"/>Symfony Slack Notifier Bridge</text:p>
      <text:p text:style-name="Standard"/>
      <text:p text:style-name="Standard">php-symfony-sms-biuras-notifier/jammy,jammy 5.4.4+dfsg-1ubuntu8 all</text:p>
      <text:p text:style-name="Standard"><text:s text:c="2"/>Symfony SmsBiuras Notifier Bridge</text:p>
      <text:p text:style-name="Standard"/>
      <text:p text:style-name="Standard">php-symfony-sms77-notifier/jammy,jammy 5.4.4+dfsg-1ubuntu8 all</text:p>
      <text:p text:style-name="Standard"><text:s text:c="2"/>Symfony sms77 Notifier Bridge</text:p>
      <text:p text:style-name="Standard"/>
      <text:p text:style-name="Standard">php-symfony-smsapi-notifier/jammy,jammy 5.4.4+dfsg-1ubuntu8 all</text:p>
      <text:p text:style-name="Standard"><text:s text:c="2"/>Symfony Smsapi Notifier Bridge</text:p>
      <text:p text:style-name="Standard"/>
      <text:p text:style-name="Standard">php-symfony-smsc-notifier/jammy,jammy 5.4.4+dfsg-1ubuntu8 all</text:p>
      <text:p text:style-name="Standard"><text:s text:c="2"/>Symfony SMSC Notifier Bridge</text:p>
      <text:p text:style-name="Standard"/>
      <text:p text:style-name="Standard">php-symfony-spot-hit-notifier/jammy,jammy 5.4.4+dfsg-1ubuntu8 all</text:p>
      <text:p text:style-name="Standard"><text:s text:c="2"/>Symfony Spot-Hit Notifier Bridge</text:p>
      <text:p text:style-name="Standard"/>
      <text:p text:style-name="Standard">php-symfony-stopwatch/jammy,jammy 5.4.4+dfsg-1ubuntu8 all</text:p>
      <text:p text:style-name="Standard"><text:s text:c="2"/>profile PHP code</text:p>
      <text:p text:style-name="Standard"/>
      <text:p text:style-name="Standard">php-symfony-string/jammy,jammy 5.4.4+dfsg-1ubuntu8 all</text:p>
      <text:p text:style-name="Standard"><text:s text:c="2"/>object-oriented API to work with strings</text:p>
      <text:p text:style-name="Standard"/>
      <text:p text:style-name="Standard">php-symfony-telegram-notifier/jammy,jammy 5.4.4+dfsg-1ubuntu8 all</text:p>
      <text:p text:style-name="Standard"><text:s text:c="2"/>Symfony Telegram Notifier Bridge</text:p>
      <text:p text:style-name="Standard"/>
      <text:p text:style-name="Standard">php-symfony-telnyx-notifier/jammy,jammy 5.4.4+dfsg-1ubuntu8 all</text:p>
      <text:p text:style-name="Standard"><text:s text:c="2"/>Symfony Telnyx Notifier Bridge</text:p>
      <text:p text:style-name="Standard"/>
      <text:p text:style-name="Standard">php-symfony-templating/jammy,jammy 5.4.4+dfsg-1ubuntu8 all</text:p>
      <text:p text:style-name="Standard"><text:soft-page-break/><text:s text:c="2"/>tools needed to build a template system</text:p>
      <text:p text:style-name="Standard"/>
      <text:p text:style-name="Standard">php-symfony-translation/jammy,jammy 5.4.4+dfsg-1ubuntu8 all</text:p>
      <text:p text:style-name="Standard"><text:s text:c="2"/>tools to internationalize an application</text:p>
      <text:p text:style-name="Standard"/>
      <text:p text:style-name="Standard">php-symfony-translation-contracts/jammy,jammy 2.4.0-1ubuntu2 all</text:p>
      <text:p text:style-name="Standard"><text:s text:c="2"/>Generic abstractions related to translation</text:p>
      <text:p text:style-name="Standard"/>
      <text:p text:style-name="Standard">php-symfony-turbo-sms-notifier/jammy,jammy 5.4.4+dfsg-1ubuntu8 all</text:p>
      <text:p text:style-name="Standard"><text:s text:c="2"/>Symfony TurboSms Notifier Bridge</text:p>
      <text:p text:style-name="Standard"/>
      <text:p text:style-name="Standard">php-symfony-twig-bridge/jammy,jammy 5.4.4+dfsg-1ubuntu8 all</text:p>
      <text:p text:style-name="Standard"><text:s text:c="2"/>integration for Twig with Symfony Components</text:p>
      <text:p text:style-name="Standard"/>
      <text:p text:style-name="Standard">php-symfony-twig-bundle/jammy,jammy 5.4.4+dfsg-1ubuntu8 all</text:p>
      <text:p text:style-name="Standard"><text:s text:c="2"/>configurable integration of Twig with the Symfony framework</text:p>
      <text:p text:style-name="Standard"/>
      <text:p text:style-name="Standard">php-symfony-twilio-notifier/jammy,jammy 5.4.4+dfsg-1ubuntu8 all</text:p>
      <text:p text:style-name="Standard"><text:s text:c="2"/>Symfony Twilio Notifier Bridge</text:p>
      <text:p text:style-name="Standard"/>
      <text:p text:style-name="Standard">php-symfony-uid/jammy,jammy 5.4.4+dfsg-1ubuntu8 all</text:p>
      <text:p text:style-name="Standard"><text:s text:c="2"/>object-oriented API to generate and represent UIDs</text:p>
      <text:p text:style-name="Standard"/>
      <text:p text:style-name="Standard">php-symfony-validator/jammy,jammy 5.4.4+dfsg-1ubuntu8 all</text:p>
      <text:p text:style-name="Standard"><text:s text:c="2"/>tools to validate values</text:p>
      <text:p text:style-name="Standard"/>
      <text:p text:style-name="Standard">php-symfony-var-dumper/jammy,jammy 5.4.4+dfsg-1ubuntu8 all</text:p>
      <text:p text:style-name="Standard"><text:s text:c="2"/>mechanisms for walking through any arbitrary PHP variable</text:p>
      <text:p text:style-name="Standard"/>
      <text:p text:style-name="Standard">php-symfony-var-exporter/jammy,jammy 5.4.4+dfsg-1ubuntu8 all</text:p>
      <text:p text:style-name="Standard"><text:s text:c="2"/>export serializable PHP data structure to plain PHP code</text:p>
      <text:p text:style-name="Standard"/>
      <text:p text:style-name="Standard">php-symfony-vonage-notifier/jammy,jammy 5.4.4+dfsg-1ubuntu8 all</text:p>
      <text:p text:style-name="Standard"><text:s text:c="2"/>Symfony Vonage Notifier Bridge</text:p>
      <text:p text:style-name="Standard"/>
      <text:p text:style-name="Standard">php-symfony-web-link/jammy,jammy 5.4.4+dfsg-1ubuntu8 all</text:p>
      <text:p text:style-name="Standard"><text:s text:c="2"/>manage links between resources</text:p>
      <text:p text:style-name="Standard"/>
      <text:p text:style-name="Standard">php-symfony-web-profiler-bundle/jammy,jammy 5.4.4+dfsg-1ubuntu8 all</text:p>
      <text:p text:style-name="Standard"><text:s text:c="2"/>collect requests information for analysis and debugging</text:p>
      <text:p text:style-name="Standard"/>
      <text:p text:style-name="Standard">php-symfony-workflow/jammy,jammy 5.4.4+dfsg-1ubuntu8 all</text:p>
      <text:p text:style-name="Standard"><text:s text:c="2"/>manage a workflow or finite state machine</text:p>
      <text:p text:style-name="Standard"/>
      <text:p text:style-name="Standard">php-symfony-yaml/jammy,jammy 5.4.4+dfsg-1ubuntu8 all</text:p>
      <text:p text:style-name="Standard"><text:s text:c="2"/>convert YAML to PHP arrays and the other way around</text:p>
      <text:p text:style-name="Standard"/>
      <text:p text:style-name="Standard">php-symfony-yunpian-notifier/jammy,jammy 5.4.4+dfsg-1ubuntu8 all</text:p>
      <text:p text:style-name="Standard"><text:s text:c="2"/>Symfony Yunpian Notifier Bridge</text:p>
      <text:p text:style-name="Standard"/>
      <text:p text:style-name="Standard">php-symfony-zulip-notifier/jammy,jammy 5.4.4+dfsg-1ubuntu8 all</text:p>
      <text:p text:style-name="Standard"><text:s text:c="2"/>Symfony Zulip Notifier Bridge</text:p>
      <text:p text:style-name="Standard"><text:soft-page-break/></text:p>
      <text:p text:style-name="Standard">php-tcpdf/jammy,jammy 6.4.4+dfsg1-1 all</text:p>
      <text:p text:style-name="Standard"><text:s text:c="2"/>PHP class for generating PDF files on-the-fly</text:p>
      <text:p text:style-name="Standard"/>
      <text:p text:style-name="Standard">php-text-captcha/jammy,jammy 1.0.2-8ubuntu2 all</text:p>
      <text:p text:style-name="Standard"><text:s text:c="2"/>Generation of CAPTCHAs</text:p>
      <text:p text:style-name="Standard"/>
      <text:p text:style-name="Standard">php-text-figlet/jammy,jammy 1.0.2-5 all</text:p>
      <text:p text:style-name="Standard"><text:s text:c="2"/>Engine for use FIGlet fonts to rendering text</text:p>
      <text:p text:style-name="Standard"/>
      <text:p text:style-name="Standard">php-text-languagedetect/jammy,jammy 0.3.0-2 all</text:p>
      <text:p text:style-name="Standard"><text:s text:c="2"/>Language detection class</text:p>
      <text:p text:style-name="Standard"/>
      <text:p text:style-name="Standard">php-text-password/jammy,jammy 1.2.1-5build3 all</text:p>
      <text:p text:style-name="Standard"><text:s text:c="2"/>Creating passwords with PHP</text:p>
      <text:p text:style-name="Standard"/>
      <text:p text:style-name="Standard">php-text-template/jammy,jammy 2.0.4-1 all</text:p>
      <text:p text:style-name="Standard"><text:s text:c="2"/>Simple template engine</text:p>
      <text:p text:style-name="Standard"/>
      <text:p text:style-name="Standard">php-text-wiki/jammy,jammy 1.2.1-3 all</text:p>
      <text:p text:style-name="Standard"><text:s text:c="2"/>transform Wiki and BBCode markup into XHTML, LaTeX or plain text markup</text:p>
      <text:p text:style-name="Standard"/>
      <text:p text:style-name="Standard">php-thrift/jammy 0.16.0-2 amd64</text:p>
      <text:p text:style-name="Standard"><text:s text:c="2"/>PHP language support for Thrift</text:p>
      <text:p text:style-name="Standard"/>
      <text:p text:style-name="Standard">php-tideways/jammy 5.0.4-2build3 amd64</text:p>
      <text:p text:style-name="Standard"><text:s text:c="2"/>Tideways PHP Profiler Extension</text:p>
      <text:p text:style-name="Standard"/>
      <text:p text:style-name="Standard">php-tidy/jammy,jammy 2:8.1+92ubuntu1 all</text:p>
      <text:p text:style-name="Standard"><text:s text:c="2"/>tidy module for PHP [default]</text:p>
      <text:p text:style-name="Standard"/>
      <text:p text:style-name="Standard">php-tijsverkoyen-css-to-inline-styles/jammy,jammy 2.2.4-1 all</text:p>
      <text:p text:style-name="Standard"><text:s text:c="2"/>convert HTML into HTML with inline styles</text:p>
      <text:p text:style-name="Standard"/>
      <text:p text:style-name="Standard">php-timer/jammy,jammy 5.0.3-2 all</text:p>
      <text:p text:style-name="Standard"><text:s text:c="2"/>Utility class for timing</text:p>
      <text:p text:style-name="Standard"/>
      <text:p text:style-name="Standard">php-token-stream/jammy,jammy 4.0.4-1 all</text:p>
      <text:p text:style-name="Standard"><text:s text:c="2"/>Wrapper around PHP's tokenizer extension</text:p>
      <text:p text:style-name="Standard"/>
      <text:p text:style-name="Standard">php-tokenizer/jammy,jammy 1.2.1-1 all</text:p>
      <text:p text:style-name="Standard"><text:s text:c="2"/>tokenized PHP source to XML converter</text:p>
      <text:p text:style-name="Standard"/>
      <text:p text:style-name="Standard">php-twig/jammy,jammy 3.3.8-2ubuntu4 all</text:p>
      <text:p text:style-name="Standard"><text:s text:c="2"/>Flexible, fast, and secure template engine for PHP</text:p>
      <text:p text:style-name="Standard"/>
      <text:p text:style-name="Standard">php-twig-cache-extra/jammy,jammy 3.3.8-2ubuntu4 all</text:p>
      <text:p text:style-name="Standard"><text:s text:c="2"/>A Twig extension for Symfony Cache</text:p>
      <text:p text:style-name="Standard"/>
      <text:p text:style-name="Standard">php-twig-cssinliner-extra/jammy,jammy 3.3.8-2ubuntu4 all</text:p>
      <text:p text:style-name="Standard"><text:s text:c="2"/>A Twig extension to allow inlining CSS</text:p>
      <text:p text:style-name="Standard"/>
      <text:p text:style-name="Standard"><text:soft-page-break/>php-twig-doc/jammy,jammy 3.3.8-2ubuntu4 all</text:p>
      <text:p text:style-name="Standard"><text:s text:c="2"/>Twig template engine documentation</text:p>
      <text:p text:style-name="Standard"/>
      <text:p text:style-name="Standard">php-twig-extra-bundle/jammy,jammy 3.3.8-2ubuntu4 all</text:p>
      <text:p text:style-name="Standard"><text:s text:c="2"/>A Symfony bundle for extra Twig extensions</text:p>
      <text:p text:style-name="Standard"/>
      <text:p text:style-name="Standard">php-twig-html-extra/jammy,jammy 3.3.8-2ubuntu4 all</text:p>
      <text:p text:style-name="Standard"><text:s text:c="2"/>A Twig extension for HTML</text:p>
      <text:p text:style-name="Standard"/>
      <text:p text:style-name="Standard">php-twig-i18n-extension/jammy,jammy 3.0.0-2 all</text:p>
      <text:p text:style-name="Standard"><text:s text:c="2"/>i18n extension for the Twig template system</text:p>
      <text:p text:style-name="Standard"/>
      <text:p text:style-name="Standard">php-twig-inky-extra/jammy,jammy 3.3.8-2ubuntu4 all</text:p>
      <text:p text:style-name="Standard"><text:s text:c="2"/>A Twig extension for the inky email templating engine</text:p>
      <text:p text:style-name="Standard"/>
      <text:p text:style-name="Standard">php-twig-intl-extra/jammy,jammy 3.3.8-2ubuntu4 all</text:p>
      <text:p text:style-name="Standard"><text:s text:c="2"/>A Twig extension for Intl</text:p>
      <text:p text:style-name="Standard"/>
      <text:p text:style-name="Standard">php-twig-markdown-extra/jammy,jammy 3.3.8-2ubuntu4 all</text:p>
      <text:p text:style-name="Standard"><text:s text:c="2"/>A Twig extension for Markdown</text:p>
      <text:p text:style-name="Standard"/>
      <text:p text:style-name="Standard">php-twig-string-extra/jammy,jammy 3.3.8-2ubuntu4 all</text:p>
      <text:p text:style-name="Standard"><text:s text:c="2"/>A Twig extension for Symfony String</text:p>
      <text:p text:style-name="Standard"/>
      <text:p text:style-name="Standard">php-uopz/jammy 7.1.1+6.1.2-6 amd64</text:p>
      <text:p text:style-name="Standard"><text:s text:c="2"/>UOPZ extension for PHP 7</text:p>
      <text:p text:style-name="Standard"/>
      <text:p text:style-name="Standard">php-uopz-all-dev/jammy,jammy 7.1.1+6.1.2-6 all</text:p>
      <text:p text:style-name="Standard"><text:s text:c="2"/>UOPZ extension for PHP 7</text:p>
      <text:p text:style-name="Standard"/>
      <text:p text:style-name="Standard">php-uploadprogress/jammy 2.0.2+1.1.4-7 amd64</text:p>
      <text:p text:style-name="Standard"><text:s text:c="2"/>file upload progress tracking extension for PHP</text:p>
      <text:p text:style-name="Standard"/>
      <text:p text:style-name="Standard">php-uploadprogress-all-dev/jammy,jammy 2.0.2+1.1.4-7 all</text:p>
      <text:p text:style-name="Standard"><text:s text:c="2"/>file upload progress tracking extension for PHP</text:p>
      <text:p text:style-name="Standard"/>
      <text:p text:style-name="Standard">php-uuid/jammy 1.2.0-11 amd64</text:p>
      <text:p text:style-name="Standard"><text:s text:c="2"/>PHP UUID extension</text:p>
      <text:p text:style-name="Standard"/>
      <text:p text:style-name="Standard">php-uuid-all-dev/jammy,jammy 1.2.0-11 all</text:p>
      <text:p text:style-name="Standard"><text:s text:c="2"/>PHP UUID extension</text:p>
      <text:p text:style-name="Standard"/>
      <text:p text:style-name="Standard">php-validate/jammy,jammy 0.8.5-4.2 all</text:p>
      <text:p text:style-name="Standard"><text:s text:c="2"/>validation class</text:p>
      <text:p text:style-name="Standard"/>
      <text:p text:style-name="Standard">php-vlucas-phpdotenv/jammy,jammy 3.6.7-2 all</text:p>
      <text:p text:style-name="Standard"><text:s text:c="2"/>environment variable file loader for PHP</text:p>
      <text:p text:style-name="Standard"/>
      <text:p text:style-name="Standard">php-webmozart-assert/jammy,jammy 1.9.1-2 all</text:p>
      <text:p text:style-name="Standard"><text:s text:c="2"/>Assertions to validate method input/output with nice error messages</text:p>
      <text:p text:style-name="Standard"/>
      <text:p text:style-name="Standard">php-wikidiff2/jammy 1.13.0-1build1 amd64</text:p>
      <text:p text:style-name="Standard"><text:soft-page-break/><text:s text:c="2"/>external diff engine for mediawiki</text:p>
      <text:p text:style-name="Standard"/>
      <text:p text:style-name="Standard">php-xajax/jammy,jammy 0.5-2 all</text:p>
      <text:p text:style-name="Standard"><text:s text:c="2"/>A library to develop Ajax applications</text:p>
      <text:p text:style-name="Standard"/>
      <text:p text:style-name="Standard">php-xdebug/jammy 3.1.2+2.9.8+2.8.1+2.5.5-4 amd64</text:p>
      <text:p text:style-name="Standard"><text:s text:c="2"/>Xdebug Module for PHP</text:p>
      <text:p text:style-name="Standard"/>
      <text:p text:style-name="Standard">php-xdebug-all-dev/jammy,jammy 3.1.2+2.9.8+2.8.1+2.5.5-4 all</text:p>
      <text:p text:style-name="Standard"><text:s text:c="2"/>Xdebug Module for PHP</text:p>
      <text:p text:style-name="Standard"/>
      <text:p text:style-name="Standard">php-xml/jammy,jammy 2:8.1+92ubuntu1 all</text:p>
      <text:p text:style-name="Standard"><text:s text:c="2"/>DOM, SimpleXML, WDDX, XML, and XSL module for PHP [default]</text:p>
      <text:p text:style-name="Standard"/>
      <text:p text:style-name="Standard">php-xml-htmlsax3/jammy,jammy 3.0.0+really3.0.0-4 all</text:p>
      <text:p text:style-name="Standard"><text:s text:c="2"/>SAX parser for HTML and other badly formed XML documents</text:p>
      <text:p text:style-name="Standard"/>
      <text:p text:style-name="Standard">php-xml-rpc2/jammy,jammy 1.1.3-0.1 all</text:p>
      <text:p text:style-name="Standard"><text:s text:c="2"/>PHP XML-RPC client/server library</text:p>
      <text:p text:style-name="Standard"/>
      <text:p text:style-name="Standard">php-xml-svg/jammy,jammy 1.1.0-2 all</text:p>
      <text:p text:style-name="Standard"><text:s text:c="2"/>XML_SVG API</text:p>
      <text:p text:style-name="Standard"/>
      <text:p text:style-name="Standard">php-xmlrpc/jammy 3:1.0.0~rc3-2 amd64</text:p>
      <text:p text:style-name="Standard"><text:s text:c="2"/>XML-RPC servers and clients functions for PHP</text:p>
      <text:p text:style-name="Standard"/>
      <text:p text:style-name="Standard">php-xmlrpc-all-dev/jammy,jammy 3:1.0.0~rc3-2 all</text:p>
      <text:p text:style-name="Standard"><text:s text:c="2"/>XML-RPC servers and clients functions for PHP</text:p>
      <text:p text:style-name="Standard"/>
      <text:p text:style-name="Standard">php-yac/jammy 2.3.1+0.9.2-4 amd64</text:p>
      <text:p text:style-name="Standard"><text:s text:c="2"/>YAC (Yet Another Cache) for PHP</text:p>
      <text:p text:style-name="Standard"/>
      <text:p text:style-name="Standard">php-yac-all-dev/jammy,jammy 2.3.1+0.9.2-4 all</text:p>
      <text:p text:style-name="Standard"><text:s text:c="2"/>YAC (Yet Another Cache) for PHP</text:p>
      <text:p text:style-name="Standard"/>
      <text:p text:style-name="Standard">php-yaml/jammy 2.2.2+2.1.0+2.0.4+1.3.2-5 amd64</text:p>
      <text:p text:style-name="Standard"><text:s text:c="2"/>YAML-1.1 parser and emitter for PHP</text:p>
      <text:p text:style-name="Standard"/>
      <text:p text:style-name="Standard">php-yaml-all-dev/jammy,jammy 2.2.2+2.1.0+2.0.4+1.3.2-5 all</text:p>
      <text:p text:style-name="Standard"><text:s text:c="2"/>YAML-1.1 parser and emitter for PHP</text:p>
      <text:p text:style-name="Standard"/>
      <text:p text:style-name="Standard">php-zend-code/jammy,jammy 4.5.1-1 all</text:p>
      <text:p text:style-name="Standard"><text:s text:c="2"/>Laminas Project - Code component</text:p>
      <text:p text:style-name="Standard"/>
      <text:p text:style-name="Standard">php-zend-eventmanager/jammy,jammy 3.4.0-1 all</text:p>
      <text:p text:style-name="Standard"><text:s text:c="2"/>Laminas Project - EventManager component</text:p>
      <text:p text:style-name="Standard"/>
      <text:p text:style-name="Standard">php-zend-stdlib/jammy,jammy 3.7.1-1 all</text:p>
      <text:p text:style-name="Standard"><text:s text:c="2"/>Laminas Project - Stdlib component</text:p>
      <text:p text:style-name="Standard"/>
      <text:p text:style-name="Standard">php-zeroc-ice/jammy 3.7.6-4ubuntu1 amd64</text:p>
      <text:p text:style-name="Standard"><text:s text:c="2"/>PHP extension for Ice</text:p>
      <text:p text:style-name="Standard"><text:soft-page-break/></text:p>
      <text:p text:style-name="Standard">php-zeta-base/jammy,jammy 1.9.3-1 all</text:p>
      <text:p text:style-name="Standard"><text:s text:c="2"/>Zeta Components - Base package</text:p>
      <text:p text:style-name="Standard"/>
      <text:p text:style-name="Standard">php-zeta-console-tools/jammy,jammy 1.7.3-1 all</text:p>
      <text:p text:style-name="Standard"><text:s text:c="2"/>Zeta Components - ConsoleTools package</text:p>
      <text:p text:style-name="Standard"/>
      <text:p text:style-name="Standard">php-zeta-unit-test/jammy,jammy 1.1.7-1 all</text:p>
      <text:p text:style-name="Standard"><text:s text:c="2"/>Zeta Components - UnitTest package</text:p>
      <text:p text:style-name="Standard"/>
      <text:p text:style-name="Standard">php-zip/jammy,jammy 2:8.1+92ubuntu1 all</text:p>
      <text:p text:style-name="Standard"><text:s text:c="2"/>Zip module for PHP [default]</text:p>
      <text:p text:style-name="Standard"/>
      <text:p text:style-name="Standard">php-zmq/jammy 1.1.3-23 amd64</text:p>
      <text:p text:style-name="Standard"><text:s text:c="2"/>ZeroMQ messaging bindings for PHP</text:p>
      <text:p text:style-name="Standard"/>
      <text:p text:style-name="Standard">php-zmq-all-dev/jammy,jammy 1.1.3-23 all</text:p>
      <text:p text:style-name="Standard"><text:s text:c="2"/>ZeroMQ messaging bindings for PHP</text:p>
      <text:p text:style-name="Standard"/>
      <text:p text:style-name="Standard">rps@rps-virtual-machine:~$ sudo apt install php-curl php-gd php-mbstring php-mysql php-zip php-json php-xml</text:p>
      <text:p text:style-name="Standard">Reading package lists... Done</text:p>
      <text:p text:style-name="Standard">Building dependency tree... Done</text:p>
      <text:p text:style-name="Standard">Reading state information... Done</text:p>
      <text:p text:style-name="Standard">The following packages were automatically installed and are no longer required:</text:p>
      <text:p text:style-name="Standard"><text:s text:c="2"/>libaio1 libevent-core-2.1-7 libevent-pthreads-2.1-7 libflashrom1 libftdi1-2 libllvm13 libmecab2 libprotobuf-lite23 mecab-ipadic</text:p>
      <text:p text:style-name="Standard"><text:s text:c="2"/>mecab-ipadic-utf8 mecab-utils</text:p>
      <text:p text:style-name="Standard">Use 'sudo apt autoremove' to remove them.</text:p>
      <text:p text:style-name="Standard">The following additional packages will be installed:</text:p>
      <text:p text:style-name="Standard"><text:s text:c="2"/>libonig5 libzip4 php8.1-curl php8.1-gd php8.1-mbstring php8.1-mysql php8.1-xml php8.1-zip</text:p>
      <text:p text:style-name="Standard">The following NEW packages will be installed:</text:p>
      <text:p text:style-name="Standard"><text:s text:c="2"/>libonig5 libzip4 php-curl php-gd php-json php-mbstring php-mysql php-xml php-zip php8.1-curl php8.1-gd php8.1-mbstring php8.1-mysql</text:p>
      <text:p text:style-name="Standard"><text:s text:c="2"/>php8.1-xml php8.1-zip</text:p>
      <text:p text:style-name="Standard">0 upgraded, 15 newly installed, 0 to remove and 6 not upgraded.</text:p>
      <text:p text:style-name="Standard">Need to get 1,073 kB of archives.</text:p>
      <text:p text:style-name="Standard">After this operation, 3,318 kB of additional disk space will be used.</text:p>
      <text:p text:style-name="Standard">Do you want to continue? [Y/n] y</text:p>
      <text:p text:style-name="Standard">Get:1 http://in.archive.ubuntu.com/ubuntu jammy/main amd64 libonig5 amd64 6.9.7.1-2build1 [172 kB]</text:p>
      <text:p text:style-name="Standard">Get:2 http://in.archive.ubuntu.com/ubuntu jammy/universe amd64 libzip4 amd64 1.7.3-1ubuntu2 [55.0 kB]</text:p>
      <text:p text:style-name="Standard">Get:3 http://in.archive.ubuntu.com/ubuntu jammy-updates/main amd64 php8.1-curl amd64 8.1.2-1ubuntu2.17 [38.7 kB]</text:p>
      <text:p text:style-name="Standard">Get:4 http://in.archive.ubuntu.com/ubuntu jammy/main amd64 php-curl all 2:8.1+92ubuntu1 [1,834 B]</text:p>
      <text:p text:style-name="Standard">Get:5 http://in.archive.ubuntu.com/ubuntu jammy-updates/main amd64 php8.1-gd amd64 8.1.2-1ubuntu2.17 [32.6 kB]</text:p>
      <text:p text:style-name="Standard">Get:6 http://in.archive.ubuntu.com/ubuntu jammy/main amd64 php-gd all 2:8.1+92ubuntu1 [1,828 B]</text:p>
      <text:p text:style-name="Standard"><text:soft-page-break/>Get:7 http://in.archive.ubuntu.com/ubuntu jammy/main amd64 php-json all 2:8.1+92ubuntu1 [1,834 B]</text:p>
      <text:p text:style-name="Standard">Get:8 http://in.archive.ubuntu.com/ubuntu jammy-updates/main amd64 php8.1-mbstring amd64 8.1.2-1ubuntu2.17 [484 kB]</text:p>
      <text:p text:style-name="Standard">Get:9 http://in.archive.ubuntu.com/ubuntu jammy/universe amd64 php-mbstring all 2:8.1+92ubuntu1 [1,844 B]</text:p>
      <text:p text:style-name="Standard">Get:10 http://in.archive.ubuntu.com/ubuntu jammy-updates/main amd64 php8.1-mysql amd64 8.1.2-1ubuntu2.17 [130 kB]</text:p>
      <text:p text:style-name="Standard">Get:11 http://in.archive.ubuntu.com/ubuntu jammy/main amd64 php-mysql all 2:8.1+92ubuntu1 [1,834 B]</text:p>
      <text:p text:style-name="Standard">Get:12 http://in.archive.ubuntu.com/ubuntu jammy-updates/main amd64 php8.1-xml amd64 8.1.2-1ubuntu2.17 [120 kB]</text:p>
      <text:p text:style-name="Standard">Get:13 http://in.archive.ubuntu.com/ubuntu jammy/main amd64 php-xml all 2:8.1+92ubuntu1 [1,850 B]</text:p>
      <text:p text:style-name="Standard">Get:14 http://in.archive.ubuntu.com/ubuntu jammy-updates/universe amd64 php8.1-zip amd64 8.1.2-1ubuntu2.17 [27.1 kB]</text:p>
      <text:p text:style-name="Standard">Get:15 http://in.archive.ubuntu.com/ubuntu jammy/universe amd64 php-zip all 2:8.1+92ubuntu1 [1,830 B]</text:p>
      <text:p text:style-name="Standard">Fetched 1,073 kB in 3s (427 kB/s) <text:s text:c="3"/></text:p>
      <text:p text:style-name="Standard">Selecting previously unselected package libonig5:amd64.</text:p>
      <text:p text:style-name="Standard">(Reading database ... 220428 files and directories currently installed.)</text:p>
      <text:p text:style-name="Standard">Preparing to unpack .../00-libonig5_6.9.7.1-2build1_amd64.deb ...</text:p>
      <text:p text:style-name="Standard">Unpacking libonig5:amd64 (6.9.7.1-2build1) ...</text:p>
      <text:p text:style-name="Standard">Selecting previously unselected package libzip4:amd64.</text:p>
      <text:p text:style-name="Standard">Preparing to unpack .../01-libzip4_1.7.3-1ubuntu2_amd64.deb ...</text:p>
      <text:p text:style-name="Standard">Unpacking libzip4:amd64 (1.7.3-1ubuntu2) ...</text:p>
      <text:p text:style-name="Standard">Selecting previously unselected package php8.1-curl.</text:p>
      <text:p text:style-name="Standard">Preparing to unpack .../02-php8.1-curl_8.1.2-1ubuntu2.17_amd64.deb ...</text:p>
      <text:p text:style-name="Standard">Unpacking php8.1-curl (8.1.2-1ubuntu2.17) ...</text:p>
      <text:p text:style-name="Standard">Selecting previously unselected package php-curl.</text:p>
      <text:p text:style-name="Standard">Preparing to unpack .../03-php-curl_2%3a8.1+92ubuntu1_all.deb ...</text:p>
      <text:p text:style-name="Standard">Unpacking php-curl (2:8.1+92ubuntu1) ...</text:p>
      <text:p text:style-name="Standard">Selecting previously unselected package php8.1-gd.</text:p>
      <text:p text:style-name="Standard">Preparing to unpack .../04-php8.1-gd_8.1.2-1ubuntu2.17_amd64.deb ...</text:p>
      <text:p text:style-name="Standard">Unpacking php8.1-gd (8.1.2-1ubuntu2.17) ...</text:p>
      <text:p text:style-name="Standard">Selecting previously unselected package php-gd.</text:p>
      <text:p text:style-name="Standard">Preparing to unpack .../05-php-gd_2%3a8.1+92ubuntu1_all.deb ...</text:p>
      <text:p text:style-name="Standard">Unpacking php-gd (2:8.1+92ubuntu1) ...</text:p>
      <text:p text:style-name="Standard">Selecting previously unselected package php-json.</text:p>
      <text:p text:style-name="Standard">Preparing to unpack .../06-php-json_2%3a8.1+92ubuntu1_all.deb ...</text:p>
      <text:p text:style-name="Standard">Unpacking php-json (2:8.1+92ubuntu1) ...</text:p>
      <text:p text:style-name="Standard">Selecting previously unselected package php8.1-mbstring.</text:p>
      <text:p text:style-name="Standard">Preparing to unpack .../07-php8.1-mbstring_8.1.2-1ubuntu2.17_amd64.deb ...</text:p>
      <text:p text:style-name="Standard">Unpacking php8.1-mbstring (8.1.2-1ubuntu2.17) ...</text:p>
      <text:p text:style-name="Standard">Selecting previously unselected package php-mbstring.</text:p>
      <text:p text:style-name="Standard">Preparing to unpack .../08-php-mbstring_2%3a8.1+92ubuntu1_all.deb ...</text:p>
      <text:p text:style-name="Standard">Unpacking php-mbstring (2:8.1+92ubuntu1) ...</text:p>
      <text:p text:style-name="Standard">Selecting previously unselected package php8.1-mysql.</text:p>
      <text:p text:style-name="Standard">Preparing to unpack .../09-php8.1-mysql_8.1.2-1ubuntu2.17_amd64.deb ...</text:p>
      <text:p text:style-name="Standard">Unpacking php8.1-mysql (8.1.2-1ubuntu2.17) ...</text:p>
      <text:p text:style-name="Standard">Selecting previously unselected package php-mysql.</text:p>
      <text:p text:style-name="Standard">Preparing to unpack .../10-php-mysql_2%3a8.1+92ubuntu1_all.deb ...</text:p>
      <text:p text:style-name="Standard"><text:soft-page-break/>Unpacking php-mysql (2:8.1+92ubuntu1) ...</text:p>
      <text:p text:style-name="Standard">Selecting previously unselected package php8.1-xml.</text:p>
      <text:p text:style-name="Standard">Preparing to unpack .../11-php8.1-xml_8.1.2-1ubuntu2.17_amd64.deb ...</text:p>
      <text:p text:style-name="Standard">Unpacking php8.1-xml (8.1.2-1ubuntu2.17) ...</text:p>
      <text:p text:style-name="Standard">Selecting previously unselected package php-xml.</text:p>
      <text:p text:style-name="Standard">Preparing to unpack .../12-php-xml_2%3a8.1+92ubuntu1_all.deb ...</text:p>
      <text:p text:style-name="Standard">Unpacking php-xml (2:8.1+92ubuntu1) ...</text:p>
      <text:p text:style-name="Standard">Selecting previously unselected package php8.1-zip.</text:p>
      <text:p text:style-name="Standard">Preparing to unpack .../13-php8.1-zip_8.1.2-1ubuntu2.17_amd64.deb ...</text:p>
      <text:p text:style-name="Standard">Unpacking php8.1-zip (8.1.2-1ubuntu2.17) ...</text:p>
      <text:p text:style-name="Standard">Selecting previously unselected package php-zip.</text:p>
      <text:p text:style-name="Standard">Preparing to unpack .../14-php-zip_2%3a8.1+92ubuntu1_all.deb ...</text:p>
      <text:p text:style-name="Standard">Unpacking php-zip (2:8.1+92ubuntu1) ...</text:p>
      <text:p text:style-name="Standard">Setting up php-json (2:8.1+92ubuntu1) ...</text:p>
      <text:p text:style-name="Standard">Setting up libzip4:amd64 (1.7.3-1ubuntu2) ...</text:p>
      <text:p text:style-name="Standard">Setting up php8.1-gd (8.1.2-1ubuntu2.17) ...</text:p>
      <text:p text:style-name="Standard"/>
      <text:p text:style-name="Standard">Creating config file /etc/php/8.1/mods-available/gd.ini with new version</text:p>
      <text:p text:style-name="Standard">Setting up php8.1-curl (8.1.2-1ubuntu2.17) ...</text:p>
      <text:p text:style-name="Standard"/>
      <text:p text:style-name="Standard">Creating config file /etc/php/8.1/mods-available/curl.ini with new version</text:p>
      <text:p text:style-name="Standard">Setting up php8.1-xml (8.1.2-1ubuntu2.17) ...</text:p>
      <text:p text:style-name="Standard"/>
      <text:p text:style-name="Standard">Creating config file /etc/php/8.1/mods-available/dom.ini with new version</text:p>
      <text:p text:style-name="Standard"/>
      <text:p text:style-name="Standard">Creating config file /etc/php/8.1/mods-available/simplexml.ini with new version</text:p>
      <text:p text:style-name="Standard"/>
      <text:p text:style-name="Standard">Creating config file /etc/php/8.1/mods-available/xml.ini with new version</text:p>
      <text:p text:style-name="Standard"/>
      <text:p text:style-name="Standard">Creating config file /etc/php/8.1/mods-available/xmlreader.ini with new version</text:p>
      <text:p text:style-name="Standard"/>
      <text:p text:style-name="Standard">Creating config file /etc/php/8.1/mods-available/xmlwriter.ini with new version</text:p>
      <text:p text:style-name="Standard"/>
      <text:p text:style-name="Standard">Creating config file /etc/php/8.1/mods-available/xsl.ini with new version</text:p>
      <text:p text:style-name="Standard">Setting up php8.1-mysql (8.1.2-1ubuntu2.17) ...</text:p>
      <text:p text:style-name="Standard"/>
      <text:p text:style-name="Standard">Creating config file /etc/php/8.1/mods-available/mysqlnd.ini with new version</text:p>
      <text:p text:style-name="Standard"/>
      <text:p text:style-name="Standard">Creating config file /etc/php/8.1/mods-available/mysqli.ini with new version</text:p>
      <text:p text:style-name="Standard"/>
      <text:p text:style-name="Standard">Creating config file /etc/php/8.1/mods-available/pdo_mysql.ini with new version</text:p>
      <text:p text:style-name="Standard">Setting up php8.1-zip (8.1.2-1ubuntu2.17) ...</text:p>
      <text:p text:style-name="Standard"/>
      <text:p text:style-name="Standard">Creating config file /etc/php/8.1/mods-available/zip.ini with new version</text:p>
      <text:p text:style-name="Standard">Setting up php-gd (2:8.1+92ubuntu1) ...</text:p>
      <text:p text:style-name="Standard">Setting up libonig5:amd64 (6.9.7.1-2build1) ...</text:p>
      <text:p text:style-name="Standard">Setting up php-xml (2:8.1+92ubuntu1) ...</text:p>
      <text:p text:style-name="Standard">Setting up php-curl (2:8.1+92ubuntu1) ...</text:p>
      <text:p text:style-name="Standard">Setting up php-mysql (2:8.1+92ubuntu1) ...</text:p>
      <text:p text:style-name="Standard">Setting up php8.1-mbstring (8.1.2-1ubuntu2.17) ...</text:p>
      <text:p text:style-name="Standard"/>
      <text:p text:style-name="Standard">Creating config file /etc/php/8.1/mods-available/mbstring.ini with new version</text:p>
      <text:p text:style-name="Standard"><text:soft-page-break/>Setting up php-mbstring (2:8.1+92ubuntu1) ...</text:p>
      <text:p text:style-name="Standard">Setting up php-zip (2:8.1+92ubuntu1) ...</text:p>
      <text:p text:style-name="Standard">Processing triggers for libc-bin (2.35-0ubuntu3.7) ...</text:p>
      <text:p text:style-name="Standard">Processing triggers for libapache2-mod-php8.1 (8.1.2-1ubuntu2.17) ...</text:p>
      <text:p text:style-name="Standard">Processing triggers for php8.1-cli (8.1.2-1ubuntu2.17) ...</text:p>
      <text:p text:style-name="Standard">rps@rps-virtual-machine:~$ sudo systemctl restart apache2</text:p>
      <text:p text:style-name="Standard">rps@rps-virtual-machine:~$ ls /etc/apache2/mods-available</text:p>
      <text:p text:style-name="Standard">access_compat.load <text:s text:c="3"/>authz_user.load <text:s text:c="4"/>dir.load <text:s text:c="17"/>log_debug.load <text:s text:c="6"/>proxy_express.load <text:s text:c="2"/>session_dbd.load</text:p>
      <text:p text:style-name="Standard">actions.conf <text:s text:c="9"/>autoindex.conf <text:s text:c="5"/>dump_io.load <text:s text:c="13"/>log_forensic.load <text:s text:c="3"/>proxy_fcgi.load <text:s text:c="5"/>session.load</text:p>
      <text:p text:style-name="Standard">actions.load <text:s text:c="9"/>autoindex.load <text:s text:c="5"/>echo.load <text:s text:c="16"/>lua.load <text:s text:c="12"/>proxy_fdpass.load <text:s text:c="3"/>setenvif.conf</text:p>
      <text:p text:style-name="Standard">alias.conf <text:s text:c="11"/>brotli.load <text:s text:c="8"/>env.load <text:s text:c="17"/>macro.load <text:s text:c="10"/>proxy_ftp.conf <text:s text:c="6"/>setenvif.load</text:p>
      <text:p text:style-name="Standard">alias.load <text:s text:c="11"/>buffer.load <text:s text:c="8"/>expires.load <text:s text:c="13"/>md.load <text:s text:c="13"/>proxy_ftp.load <text:s text:c="6"/>slotmem_plain.load</text:p>
      <text:p text:style-name="Standard">allowmethods.load <text:s text:c="4"/>cache_disk.conf <text:s text:c="4"/>ext_filter.load <text:s text:c="10"/>mime.conf <text:s text:c="11"/>proxy_hcheck.load <text:s text:c="3"/>slotmem_shm.load</text:p>
      <text:p text:style-name="Standard">asis.load <text:s text:c="12"/>cache_disk.load <text:s text:c="4"/>file_cache.load <text:s text:c="10"/>mime.load <text:s text:c="11"/>proxy_html.conf <text:s text:c="5"/>socache_dbm.load</text:p>
      <text:p text:style-name="Standard">auth_basic.load <text:s text:c="6"/>cache.load <text:s text:c="9"/>filter.load <text:s text:c="14"/>mime_magic.conf <text:s text:c="5"/>proxy_html.load <text:s text:c="5"/>socache_memcache.load</text:p>
      <text:p text:style-name="Standard">auth_digest.load <text:s text:c="5"/>cache_socache.load <text:s/>headers.load <text:s text:c="13"/>mime_magic.load <text:s text:c="5"/>proxy_http2.load <text:s text:c="4"/>socache_redis.load</text:p>
      <text:p text:style-name="Standard">auth_form.load <text:s text:c="7"/>cern_meta.load <text:s text:c="5"/>heartbeat.load <text:s text:c="11"/>mpm_event.conf <text:s text:c="6"/>proxy_http.load <text:s text:c="5"/>socache_shmcb.load</text:p>
      <text:p text:style-name="Standard">authn_anon.load <text:s text:c="6"/>cgid.conf <text:s text:c="10"/>heartmonitor.load <text:s text:c="8"/>mpm_event.load <text:s text:c="6"/>proxy.load <text:s text:c="10"/>speling.load</text:p>
      <text:p text:style-name="Standard">authn_core.load <text:s text:c="6"/>cgid.load <text:s text:c="10"/>http2.conf <text:s text:c="15"/>mpm_prefork.conf <text:s text:c="4"/>proxy_scgi.load <text:s text:c="5"/>ssl.conf</text:p>
      <text:p text:style-name="Standard">authn_dbd.load <text:s text:c="7"/>cgi.load <text:s text:c="11"/>http2.load <text:s text:c="15"/>mpm_prefork.load <text:s text:c="4"/>proxy_uwsgi.load <text:s text:c="4"/>ssl.load</text:p>
      <text:p text:style-name="Standard">authn_dbm.load <text:s text:c="7"/>charset_lite.load <text:s text:c="2"/>ident.load <text:s text:c="15"/>mpm_worker.conf <text:s text:c="5"/>proxy_wstunnel.load <text:s/>status.conf</text:p>
      <text:p text:style-name="Standard">authn_file.load <text:s text:c="6"/>data.load <text:s text:c="10"/>imagemap.load <text:s text:c="12"/>mpm_worker.load <text:s text:c="5"/>ratelimit.load <text:s text:c="6"/>status.load</text:p>
      <text:p text:style-name="Standard">authn_socache.load <text:s text:c="3"/>dav_fs.conf <text:s text:c="8"/>include.load <text:s text:c="13"/>negotiation.conf <text:s text:c="4"/>reflector.load <text:s text:c="6"/>substitute.load</text:p>
      <text:p text:style-name="Standard">authnz_fcgi.load <text:s text:c="5"/>dav_fs.load <text:s text:c="8"/>info.conf <text:s text:c="16"/>negotiation.load <text:s text:c="4"/>remoteip.load <text:s text:c="7"/>suexec.load</text:p>
      <text:p text:style-name="Standard">authnz_ldap.load <text:s text:c="5"/>dav.load <text:s text:c="11"/>info.load <text:s text:c="16"/>php8.1.conf <text:s text:c="9"/>reqtimeout.conf <text:s text:c="5"/>unique_id.load</text:p>
      <text:p text:style-name="Standard">authz_core.load <text:s text:c="6"/>dav_lock.load <text:s text:c="6"/>lbmethod_bybusyness.load <text:s/>php8.1.load <text:s text:c="9"/>reqtimeout.load <text:s text:c="5"/>userdir.conf</text:p>
      <text:p text:style-name="Standard">authz_dbd.load <text:s text:c="7"/>dbd.load <text:s text:c="11"/>lbmethod_byrequests.load <text:s/>proxy_ajp.load <text:s text:c="6"/>request.load <text:s text:c="8"/>userdir.load</text:p>
      <text:p text:style-name="Standard">authz_dbm.load <text:s text:c="7"/>deflate.conf <text:s text:c="7"/>lbmethod_bytraffic.load <text:s text:c="2"/>proxy_balancer.conf <text:s/>rewrite.load <text:s text:c="8"/>usertrack.load</text:p>
      <text:p text:style-name="Standard">authz_groupfile.load <text:s/>deflate.load <text:s text:c="7"/>lbmethod_heartbeat.load <text:s text:c="2"/>proxy_balancer.load <text:s/>sed.load <text:s text:c="12"/>vhost_alias.load</text:p>
      <text:p text:style-name="Standard"><text:soft-page-break/>authz_host.load <text:s text:c="6"/>dialup.load <text:s text:c="8"/>ldap.conf <text:s text:c="16"/>proxy.conf <text:s text:c="10"/>session_cookie.load <text:s/>xml2enc.load</text:p>
      <text:p text:style-name="Standard">authz_owner.load <text:s text:c="5"/>dir.conf <text:s text:c="11"/>ldap.load <text:s text:c="16"/>proxy_connect.load <text:s text:c="2"/>session_crypto.load</text:p>
      <text:p text:style-name="Standard">rps@rps-virtual-machine:~$ sudo a2enmod rewrite</text:p>
      <text:p text:style-name="Standard">Enabling module rewrite.</text:p>
      <text:p text:style-name="Standard">To activate the new configuration, you need to run:</text:p>
      <text:p text:style-name="Standard"><text:s text:c="2"/>systemctl restart apache2</text:p>
      <text:p text:style-name="Standard">rps@rps-virtual-machine:~$ sudo systemctl restart apache2</text:p>
      <text:p text:style-name="Standard">rps@rps-virtual-machine:~$ sudo nano /etc/apache2/envvars</text:p>
      <text:p text:style-name="Standard">rps@rps-virtual-machine:~$ sudo chown -Rf $(whoami):$(whoami) /var/www/html</text:p>
      <text:p text:style-name="Standard">rps@rps-virtual-machine:~$ sudo systemctl restart apache2</text:p>
      <text:p text:style-name="Standard">rps@rps-virtual-machine:~$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7:37:14.046292890</meta:creation-date>
    <dc:date>2024-05-08T17:39:28.237486149</dc:date>
    <meta:editing-duration>PT2M15S</meta:editing-duration>
    <meta:editing-cycles>1</meta:editing-cycles>
    <meta:document-statistic meta:table-count="0" meta:image-count="0" meta:object-count="0" meta:page-count="45" meta:paragraph-count="1584" meta:word-count="8204" meta:character-count="84358" meta:non-whitespace-character-count="74832"/>
    <meta:generator>LibreOffice/7.3.7.2$Linux_X86_64 LibreOffice_project/30$Build-2</meta:generator>
  </office:meta>
</office:document-meta>
</file>